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oto Serif CJK KR2" svg:font-family="'Noto Serif CJK KR'" style:font-family-generic="roman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automatic-styles>
    <style:style style:name="P1" style:family="paragraph" style:parent-style-name="Standard">
      <style:text-properties style:font-name="Noto Serif CJK KR2" fo:font-style="normal" officeooo:rsid="00615aed" officeooo:paragraph-rsid="00615aed" style:font-name-asian="Noto Serif CJK KR2" style:font-style-asian="normal" style:font-name-complex="Noto Serif CJK KR2" style:font-style-complex="normal"/>
    </style:style>
    <style:style style:name="P2" style:family="paragraph" style:parent-style-name="Standard">
      <style:text-properties style:font-name="Noto Serif CJK KR2" fo:font-style="normal" officeooo:rsid="00615aed" officeooo:paragraph-rsid="00d641ea" style:font-name-asian="Noto Serif CJK KR2" style:font-style-asian="normal" style:font-name-complex="Noto Serif CJK KR2" style:font-style-complex="normal"/>
    </style:style>
    <style:style style:name="P3" style:family="paragraph" style:parent-style-name="Standard">
      <style:text-properties style:font-name="Noto Serif CJK KR2" fo:font-style="normal" officeooo:rsid="00615aed" officeooo:paragraph-rsid="00e131f4" style:font-name-asian="Noto Serif CJK KR2" style:font-style-asian="normal" style:font-name-complex="Noto Serif CJK KR2" style:font-style-complex="normal"/>
    </style:style>
    <style:style style:name="P4" style:family="paragraph" style:parent-style-name="Standard">
      <style:text-properties style:font-name="Noto Serif CJK KR2" fo:font-style="normal" officeooo:rsid="00615aed" officeooo:paragraph-rsid="00e328e0" style:font-name-asian="Noto Serif CJK KR2" style:font-style-asian="normal" style:font-name-complex="Noto Serif CJK KR2" style:font-style-complex="normal"/>
    </style:style>
    <style:style style:name="P5" style:family="paragraph" style:parent-style-name="Standard">
      <style:text-properties style:font-name="Noto Serif CJK KR2" fo:font-style="normal" officeooo:rsid="00615aed" officeooo:paragraph-rsid="00ed080c" style:font-name-asian="Noto Serif CJK KR2" style:font-style-asian="normal" style:font-name-complex="Noto Serif CJK KR2" style:font-style-complex="normal"/>
    </style:style>
    <style:style style:name="P6" style:family="paragraph" style:parent-style-name="Standard">
      <style:text-properties style:font-name="Noto Serif CJK KR2" fo:font-style="normal" officeooo:rsid="0063090c" officeooo:paragraph-rsid="0063090c" style:font-name-asian="Noto Serif CJK KR2" style:font-style-asian="normal" style:font-name-complex="Noto Serif CJK KR2" style:font-style-complex="normal"/>
    </style:style>
    <style:style style:name="P7" style:family="paragraph" style:parent-style-name="Standard">
      <style:text-properties style:font-name="Noto Serif CJK KR2" fo:font-style="normal" officeooo:rsid="0063090c" officeooo:paragraph-rsid="00bd7407" style:font-name-asian="Noto Serif CJK KR2" style:font-style-asian="normal" style:font-name-complex="Noto Serif CJK KR2" style:font-style-complex="normal"/>
    </style:style>
    <style:style style:name="P8" style:family="paragraph" style:parent-style-name="Standard">
      <style:text-properties style:font-name="Noto Serif CJK KR2" fo:font-style="normal" officeooo:rsid="0063090c" officeooo:paragraph-rsid="00c2d756" style:font-name-asian="Noto Serif CJK KR2" style:font-style-asian="normal" style:font-name-complex="Noto Serif CJK KR2" style:font-style-complex="normal"/>
    </style:style>
    <style:style style:name="P9" style:family="paragraph" style:parent-style-name="Standard">
      <style:text-properties style:font-name="Noto Serif CJK KR2" fo:font-style="normal" officeooo:rsid="0068754c" officeooo:paragraph-rsid="0068754c" style:font-name-asian="Noto Serif CJK KR2" style:font-style-asian="normal" style:font-name-complex="Noto Serif CJK KR2" style:font-style-complex="normal"/>
    </style:style>
    <style:style style:name="P10" style:family="paragraph" style:parent-style-name="Standard">
      <style:text-properties style:font-name="Noto Serif CJK KR2" fo:font-style="normal" officeooo:rsid="0068754c" officeooo:paragraph-rsid="00c9e504" style:font-name-asian="Noto Serif CJK KR2" style:font-style-asian="normal" style:font-name-complex="Noto Serif CJK KR2" style:font-style-complex="normal"/>
    </style:style>
    <style:style style:name="P11" style:family="paragraph" style:parent-style-name="Standard">
      <style:text-properties style:font-name="Noto Serif CJK KR2" fo:font-style="normal" officeooo:rsid="0068754c" officeooo:paragraph-rsid="00cb915b" style:font-name-asian="Noto Serif CJK KR2" style:font-style-asian="normal" style:font-name-complex="Noto Serif CJK KR2" style:font-style-complex="normal"/>
    </style:style>
    <style:style style:name="P12" style:family="paragraph" style:parent-style-name="Standard">
      <style:text-properties style:font-name="Noto Serif CJK KR2" fo:font-style="normal" officeooo:rsid="0069c9ef" officeooo:paragraph-rsid="0069c9ef" style:font-name-asian="Noto Serif CJK KR2" style:font-style-asian="normal" style:font-name-complex="Noto Serif CJK KR2" style:font-style-complex="normal"/>
    </style:style>
    <style:style style:name="P13" style:family="paragraph" style:parent-style-name="Standard">
      <style:text-properties style:font-name="Noto Serif CJK KR2" fo:font-style="normal" officeooo:rsid="0069c9ef" officeooo:paragraph-rsid="00cc49fa" style:font-name-asian="Noto Serif CJK KR2" style:font-style-asian="normal" style:font-name-complex="Noto Serif CJK KR2" style:font-style-complex="normal"/>
    </style:style>
    <style:style style:name="P14" style:family="paragraph" style:parent-style-name="Standard">
      <style:text-properties style:font-name="Noto Serif CJK KR2" fo:font-style="normal" officeooo:rsid="0069c9ef" officeooo:paragraph-rsid="00ce702d" style:font-name-asian="Noto Serif CJK KR2" style:font-style-asian="normal" style:font-name-complex="Noto Serif CJK KR2" style:font-style-complex="normal"/>
    </style:style>
    <style:style style:name="P15" style:family="paragraph" style:parent-style-name="Standard">
      <style:text-properties style:font-name="Noto Serif CJK KR2" fo:font-style="normal" officeooo:rsid="00716b43" officeooo:paragraph-rsid="00716b43" style:font-name-asian="Noto Serif CJK KR2" style:font-style-asian="normal" style:font-name-complex="Noto Serif CJK KR2" style:font-style-complex="normal"/>
    </style:style>
    <style:style style:name="P16" style:family="paragraph" style:parent-style-name="Standard">
      <style:text-properties style:font-name="Noto Serif CJK KR2" fo:font-style="normal" officeooo:rsid="00716b43" officeooo:paragraph-rsid="00d432b9" style:font-name-asian="Noto Serif CJK KR2" style:font-style-asian="normal" style:font-name-complex="Noto Serif CJK KR2" style:font-style-complex="normal"/>
    </style:style>
    <style:style style:name="P17" style:family="paragraph" style:parent-style-name="Standard">
      <style:text-properties style:font-name="Noto Serif CJK KR2" fo:font-style="normal" officeooo:rsid="00716b43" officeooo:paragraph-rsid="00d4a334" style:font-name-asian="Noto Serif CJK KR2" style:font-style-asian="normal" style:font-name-complex="Noto Serif CJK KR2" style:font-style-complex="normal"/>
    </style:style>
    <style:style style:name="P18" style:family="paragraph" style:parent-style-name="Standard">
      <style:text-properties style:font-name="Noto Serif CJK KR2" fo:font-style="normal" officeooo:rsid="0075433e" officeooo:paragraph-rsid="0075433e" style:font-name-asian="Noto Serif CJK KR2" style:font-style-asian="normal" style:font-name-complex="Noto Serif CJK KR2" style:font-style-complex="normal"/>
    </style:style>
    <style:style style:name="P19" style:family="paragraph" style:parent-style-name="Standard">
      <style:text-properties style:font-name="Noto Serif CJK KR2" fo:font-style="normal" officeooo:rsid="0075433e" officeooo:paragraph-rsid="00d641ea" style:font-name-asian="Noto Serif CJK KR2" style:font-style-asian="normal" style:font-name-complex="Noto Serif CJK KR2" style:font-style-complex="normal"/>
    </style:style>
    <style:style style:name="P20" style:family="paragraph" style:parent-style-name="Standard">
      <style:text-properties style:font-name="Noto Serif CJK KR2" fo:font-style="normal" officeooo:rsid="00789d6d" officeooo:paragraph-rsid="00789d6d" style:font-name-asian="Noto Serif CJK KR2" style:font-style-asian="normal" style:font-name-complex="Noto Serif CJK KR2" style:font-style-complex="normal"/>
    </style:style>
    <style:style style:name="P21" style:family="paragraph" style:parent-style-name="Standard">
      <style:text-properties style:font-name="Noto Serif CJK KR2" fo:font-style="normal" officeooo:rsid="00789d6d" officeooo:paragraph-rsid="00d6c3c0" style:font-name-asian="Noto Serif CJK KR2" style:font-style-asian="normal" style:font-name-complex="Noto Serif CJK KR2" style:font-style-complex="normal"/>
    </style:style>
    <style:style style:name="P22" style:family="paragraph" style:parent-style-name="Standard">
      <style:text-properties style:font-name="Noto Serif CJK KR2" fo:font-style="normal" officeooo:rsid="00789d6d" officeooo:paragraph-rsid="00d74dd0" style:font-name-asian="Noto Serif CJK KR2" style:font-style-asian="normal" style:font-name-complex="Noto Serif CJK KR2" style:font-style-complex="normal"/>
    </style:style>
    <style:style style:name="P23" style:family="paragraph" style:parent-style-name="Standard">
      <style:text-properties style:font-name="Noto Serif CJK KR2" fo:font-style="normal" officeooo:rsid="00789d6d" officeooo:paragraph-rsid="00d88660" style:font-name-asian="Noto Serif CJK KR2" style:font-style-asian="normal" style:font-name-complex="Noto Serif CJK KR2" style:font-style-complex="normal"/>
    </style:style>
    <style:style style:name="P24" style:family="paragraph" style:parent-style-name="Standard">
      <style:text-properties style:font-name="Noto Serif CJK KR2" fo:font-style="normal" officeooo:rsid="007b74f7" officeooo:paragraph-rsid="007b74f7" style:font-name-asian="Noto Serif CJK KR2" style:font-style-asian="normal" style:font-name-complex="Noto Serif CJK KR2" style:font-style-complex="normal"/>
    </style:style>
    <style:style style:name="P25" style:family="paragraph" style:parent-style-name="Standard">
      <style:text-properties style:font-name="Noto Serif CJK KR2" fo:font-style="normal" officeooo:rsid="007b74f7" officeooo:paragraph-rsid="00da5029" style:font-name-asian="Noto Serif CJK KR2" style:font-style-asian="normal" style:font-name-complex="Noto Serif CJK KR2" style:font-style-complex="normal"/>
    </style:style>
    <style:style style:name="P26" style:family="paragraph" style:parent-style-name="Standard">
      <style:text-properties style:font-name="Noto Serif CJK KR2" fo:font-style="normal" officeooo:rsid="00811fc7" officeooo:paragraph-rsid="00811fc7" style:font-name-asian="Noto Serif CJK KR2" style:font-style-asian="normal" style:font-name-complex="Noto Serif CJK KR2" style:font-style-complex="normal"/>
    </style:style>
    <style:style style:name="P27" style:family="paragraph" style:parent-style-name="Standard">
      <style:text-properties style:font-name="Noto Serif CJK KR2" fo:font-style="normal" officeooo:rsid="0087e284" officeooo:paragraph-rsid="0087e284" style:font-name-asian="Noto Serif CJK KR2" style:font-style-asian="normal" style:font-name-complex="Noto Serif CJK KR2" style:font-style-complex="normal"/>
    </style:style>
    <style:style style:name="P28" style:family="paragraph" style:parent-style-name="Standard">
      <style:text-properties style:font-name="Noto Serif CJK KR2" fo:font-style="normal" officeooo:rsid="0087e284" officeooo:paragraph-rsid="0082a760" style:font-name-asian="Noto Serif CJK KR2" style:font-style-asian="normal" style:font-name-complex="Noto Serif CJK KR2" style:font-style-complex="normal"/>
    </style:style>
    <style:style style:name="P29" style:family="paragraph" style:parent-style-name="Standard">
      <style:text-properties style:font-name="Noto Serif CJK KR2" fo:font-style="normal" officeooo:rsid="0087e284" officeooo:paragraph-rsid="00dd6313" style:font-name-asian="Noto Serif CJK KR2" style:font-style-asian="normal" style:font-name-complex="Noto Serif CJK KR2" style:font-style-complex="normal"/>
    </style:style>
    <style:style style:name="P30" style:family="paragraph" style:parent-style-name="Standard">
      <style:text-properties style:font-name="Noto Serif CJK KR2" fo:font-style="normal" officeooo:rsid="00893004" officeooo:paragraph-rsid="00893004" style:font-name-asian="Noto Serif CJK KR2" style:font-style-asian="normal" style:font-name-complex="Noto Serif CJK KR2" style:font-style-complex="normal"/>
    </style:style>
    <style:style style:name="P31" style:family="paragraph" style:parent-style-name="Standard">
      <style:text-properties style:font-name="Noto Serif CJK KR2" fo:font-style="normal" officeooo:rsid="00893004" officeooo:paragraph-rsid="00dde0e6" style:font-name-asian="Noto Serif CJK KR2" style:font-style-asian="normal" style:font-name-complex="Noto Serif CJK KR2" style:font-style-complex="normal"/>
    </style:style>
    <style:style style:name="P32" style:family="paragraph" style:parent-style-name="Standard">
      <style:text-properties style:font-name="Noto Serif CJK KR2" fo:font-style="normal" officeooo:rsid="00893004" officeooo:paragraph-rsid="00df6955" style:font-name-asian="Noto Serif CJK KR2" style:font-style-asian="normal" style:font-name-complex="Noto Serif CJK KR2" style:font-style-complex="normal"/>
    </style:style>
    <style:style style:name="P33" style:family="paragraph" style:parent-style-name="Standard">
      <style:text-properties style:font-name="Noto Serif CJK KR2" fo:font-style="normal" officeooo:rsid="008ed78b" officeooo:paragraph-rsid="008ed78b" style:font-name-asian="Noto Serif CJK KR2" style:font-style-asian="normal" style:font-name-complex="Noto Serif CJK KR2" style:font-style-complex="normal"/>
    </style:style>
    <style:style style:name="P34" style:family="paragraph" style:parent-style-name="Standard">
      <style:text-properties style:font-name="Noto Serif CJK KR2" fo:font-style="normal" officeooo:rsid="008ed78b" officeooo:paragraph-rsid="00e10ae8" style:font-name-asian="Noto Serif CJK KR2" style:font-style-asian="normal" style:font-name-complex="Noto Serif CJK KR2" style:font-style-complex="normal"/>
    </style:style>
    <style:style style:name="P35" style:family="paragraph" style:parent-style-name="Standard">
      <style:text-properties style:font-name="Noto Serif CJK KR2" fo:font-style="normal" officeooo:rsid="0092d211" officeooo:paragraph-rsid="0092d211" style:font-name-asian="Noto Serif CJK KR2" style:font-style-asian="normal" style:font-name-complex="Noto Serif CJK KR2" style:font-style-complex="normal"/>
    </style:style>
    <style:style style:name="P36" style:family="paragraph" style:parent-style-name="Standard">
      <style:text-properties style:font-name="Noto Serif CJK KR2" fo:font-style="normal" officeooo:rsid="0092d211" officeooo:paragraph-rsid="00d641ea" style:font-name-asian="Noto Serif CJK KR2" style:font-style-asian="normal" style:font-name-complex="Noto Serif CJK KR2" style:font-style-complex="normal"/>
    </style:style>
    <style:style style:name="P37" style:family="paragraph" style:parent-style-name="Standard">
      <style:text-properties style:font-name="Noto Serif CJK KR2" fo:font-style="normal" officeooo:rsid="0094a1ab" officeooo:paragraph-rsid="0094a1ab" style:font-name-asian="Noto Serif CJK KR2" style:font-style-asian="normal" style:font-name-complex="Noto Serif CJK KR2" style:font-style-complex="normal"/>
    </style:style>
    <style:style style:name="P38" style:family="paragraph" style:parent-style-name="Standard">
      <style:text-properties style:font-name="Noto Serif CJK KR2" fo:font-style="normal" officeooo:rsid="0094a1ab" officeooo:paragraph-rsid="00e10ae8" style:font-name-asian="Noto Serif CJK KR2" style:font-style-asian="normal" style:font-name-complex="Noto Serif CJK KR2" style:font-style-complex="normal"/>
    </style:style>
    <style:style style:name="P39" style:family="paragraph" style:parent-style-name="Standard">
      <style:text-properties style:font-name="Noto Serif CJK KR2" fo:font-style="normal" officeooo:rsid="0094a1ab" officeooo:paragraph-rsid="00e131f4" style:font-name-asian="Noto Serif CJK KR2" style:font-style-asian="normal" style:font-name-complex="Noto Serif CJK KR2" style:font-style-complex="normal"/>
    </style:style>
    <style:style style:name="P40" style:family="paragraph" style:parent-style-name="Standard">
      <style:text-properties style:font-name="Noto Serif CJK KR2" fo:font-style="normal" officeooo:rsid="0095e4e3" officeooo:paragraph-rsid="0095e4e3" style:font-name-asian="Noto Serif CJK KR2" style:font-style-asian="normal" style:font-name-complex="Noto Serif CJK KR2" style:font-style-complex="normal"/>
    </style:style>
    <style:style style:name="P41" style:family="paragraph" style:parent-style-name="Standard">
      <style:text-properties style:font-name="Noto Serif CJK KR2" fo:font-style="normal" officeooo:rsid="0095e4e3" officeooo:paragraph-rsid="00e10ae8" style:font-name-asian="Noto Serif CJK KR2" style:font-style-asian="normal" style:font-name-complex="Noto Serif CJK KR2" style:font-style-complex="normal"/>
    </style:style>
    <style:style style:name="P42" style:family="paragraph" style:parent-style-name="Standard">
      <style:text-properties style:font-name="Noto Serif CJK KR2" fo:font-style="normal" officeooo:rsid="0095e4e3" officeooo:paragraph-rsid="00e328e0" style:font-name-asian="Noto Serif CJK KR2" style:font-style-asian="normal" style:font-name-complex="Noto Serif CJK KR2" style:font-style-complex="normal"/>
    </style:style>
    <style:style style:name="P43" style:family="paragraph" style:parent-style-name="Standard">
      <style:text-properties style:font-name="Noto Serif CJK KR2" fo:font-style="normal" officeooo:rsid="0097ef67" officeooo:paragraph-rsid="0097ef67" style:font-name-asian="Noto Serif CJK KR2" style:font-style-asian="normal" style:font-name-complex="Noto Serif CJK KR2" style:font-style-complex="normal"/>
    </style:style>
    <style:style style:name="P44" style:family="paragraph" style:parent-style-name="Standard">
      <style:text-properties style:font-name="Noto Serif CJK KR2" fo:font-style="normal" officeooo:rsid="0097ef67" officeooo:paragraph-rsid="00e328e0" style:font-name-asian="Noto Serif CJK KR2" style:font-style-asian="normal" style:font-name-complex="Noto Serif CJK KR2" style:font-style-complex="normal"/>
    </style:style>
    <style:style style:name="P45" style:family="paragraph" style:parent-style-name="Standard">
      <style:text-properties style:font-name="Noto Serif CJK KR2" fo:font-style="normal" officeooo:rsid="0099f677" officeooo:paragraph-rsid="0099f677" style:font-name-asian="Noto Serif CJK KR2" style:font-style-asian="normal" style:font-name-complex="Noto Serif CJK KR2" style:font-style-complex="normal"/>
    </style:style>
    <style:style style:name="P46" style:family="paragraph" style:parent-style-name="Standard">
      <style:text-properties style:font-name="Noto Serif CJK KR2" fo:font-style="normal" officeooo:rsid="0099f677" officeooo:paragraph-rsid="00e328e0" style:font-name-asian="Noto Serif CJK KR2" style:font-style-asian="normal" style:font-name-complex="Noto Serif CJK KR2" style:font-style-complex="normal"/>
    </style:style>
    <style:style style:name="P47" style:family="paragraph" style:parent-style-name="Standard">
      <style:text-properties style:font-name="Noto Serif CJK KR2" fo:font-style="normal" officeooo:rsid="0099f677" officeooo:paragraph-rsid="00f069cf" style:font-name-asian="Noto Serif CJK KR2" style:font-style-asian="normal" style:font-name-complex="Noto Serif CJK KR2" style:font-style-complex="normal"/>
    </style:style>
    <style:style style:name="P48" style:family="paragraph" style:parent-style-name="Standard">
      <style:text-properties style:font-name="Noto Serif CJK KR2" fo:font-style="normal" officeooo:rsid="0099f677" officeooo:paragraph-rsid="014d4ee6" style:font-name-asian="Noto Serif CJK KR2" style:font-style-asian="normal" style:font-name-complex="Noto Serif CJK KR2" style:font-style-complex="normal"/>
    </style:style>
    <style:style style:name="P49" style:family="paragraph" style:parent-style-name="Standard">
      <style:text-properties style:font-name="Noto Serif CJK KR2" fo:font-style="normal" officeooo:rsid="0074ca3c" officeooo:paragraph-rsid="0074ca3c" style:font-name-asian="Noto Serif CJK KR2" style:font-style-asian="normal" style:font-name-complex="Noto Serif CJK KR2" style:font-style-complex="normal"/>
    </style:style>
    <style:style style:name="P50" style:family="paragraph" style:parent-style-name="Standard">
      <style:text-properties style:font-name="Noto Serif CJK KR2" fo:font-style="normal" officeooo:rsid="0074ca3c" officeooo:paragraph-rsid="00d641ea" style:font-name-asian="Noto Serif CJK KR2" style:font-style-asian="normal" style:font-name-complex="Noto Serif CJK KR2" style:font-style-complex="normal"/>
    </style:style>
    <style:style style:name="P51" style:family="paragraph" style:parent-style-name="Standard">
      <style:text-properties style:font-name="Noto Serif CJK KR2" fo:font-style="normal" officeooo:rsid="009cf5fa" officeooo:paragraph-rsid="009cf5fa" style:font-name-asian="Noto Serif CJK KR2" style:font-style-asian="normal" style:font-name-complex="Noto Serif CJK KR2" style:font-style-complex="normal"/>
    </style:style>
    <style:style style:name="P52" style:family="paragraph" style:parent-style-name="Standard">
      <style:text-properties style:font-name="Noto Serif CJK KR2" fo:font-style="normal" officeooo:rsid="009ea617" officeooo:paragraph-rsid="009ea617" style:font-name-asian="Noto Serif CJK KR2" style:font-style-asian="normal" style:font-name-complex="Noto Serif CJK KR2" style:font-style-complex="normal"/>
    </style:style>
    <style:style style:name="P53" style:family="paragraph" style:parent-style-name="Standard">
      <style:text-properties style:font-name="Noto Serif CJK KR2" fo:font-style="normal" officeooo:rsid="009ea617" officeooo:paragraph-rsid="00d641ea" style:font-name-asian="Noto Serif CJK KR2" style:font-style-asian="normal" style:font-name-complex="Noto Serif CJK KR2" style:font-style-complex="normal"/>
    </style:style>
    <style:style style:name="P54" style:family="paragraph" style:parent-style-name="Standard">
      <style:text-properties style:font-name="Noto Serif CJK KR2" fo:font-style="normal" officeooo:rsid="00a9c874" officeooo:paragraph-rsid="00a9c874" style:font-name-asian="Noto Serif CJK KR2" style:font-style-asian="normal" style:font-name-complex="Noto Serif CJK KR2" style:font-style-complex="normal"/>
    </style:style>
    <style:style style:name="P55" style:family="paragraph" style:parent-style-name="Standard">
      <style:text-properties style:font-name="Noto Serif CJK KR2" fo:font-style="normal" officeooo:rsid="00a9c874" officeooo:paragraph-rsid="00e75ac1" style:font-name-asian="Noto Serif CJK KR2" style:font-style-asian="normal" style:font-name-complex="Noto Serif CJK KR2" style:font-style-complex="normal"/>
    </style:style>
    <style:style style:name="P56" style:family="paragraph" style:parent-style-name="Standard">
      <style:text-properties style:font-name="Noto Serif CJK KR2" fo:font-style="normal" officeooo:rsid="00a9c874" officeooo:paragraph-rsid="00e8d160" style:font-name-asian="Noto Serif CJK KR2" style:font-style-asian="normal" style:font-name-complex="Noto Serif CJK KR2" style:font-style-complex="normal"/>
    </style:style>
    <style:style style:name="P57" style:family="paragraph" style:parent-style-name="Standard">
      <style:text-properties style:font-name="Noto Serif CJK KR2" fo:font-style="normal" officeooo:rsid="00a9c874" officeooo:paragraph-rsid="00e5756a" style:font-name-asian="Noto Serif CJK KR2" style:font-style-asian="normal" style:font-name-complex="Noto Serif CJK KR2" style:font-style-complex="normal"/>
    </style:style>
    <style:style style:name="P58" style:family="paragraph" style:parent-style-name="Standard">
      <style:text-properties style:font-name="Noto Serif CJK KR2" fo:font-style="normal" officeooo:rsid="00a9c874" officeooo:paragraph-rsid="00f8030d" style:font-name-asian="Noto Serif CJK KR2" style:font-style-asian="normal" style:font-name-complex="Noto Serif CJK KR2" style:font-style-complex="normal"/>
    </style:style>
    <style:style style:name="P59" style:family="paragraph" style:parent-style-name="Standard">
      <style:text-properties style:font-name="Noto Serif CJK KR2" fo:font-style="normal" officeooo:rsid="00a9c874" officeooo:paragraph-rsid="00f9ff5e" style:font-name-asian="Noto Serif CJK KR2" style:font-style-asian="normal" style:font-name-complex="Noto Serif CJK KR2" style:font-style-complex="normal"/>
    </style:style>
    <style:style style:name="P60" style:family="paragraph" style:parent-style-name="Standard">
      <style:text-properties style:font-name="Noto Serif CJK KR2" fo:font-style="normal" officeooo:rsid="00a9c874" officeooo:paragraph-rsid="0101570c" style:font-name-asian="Noto Serif CJK KR2" style:font-style-asian="normal" style:font-name-complex="Noto Serif CJK KR2" style:font-style-complex="normal"/>
    </style:style>
    <style:style style:name="P61" style:family="paragraph" style:parent-style-name="Standard">
      <style:text-properties style:font-name="Noto Serif CJK KR2" fo:font-style="normal" officeooo:rsid="00a9c874" officeooo:paragraph-rsid="010232c5" style:font-name-asian="Noto Serif CJK KR2" style:font-style-asian="normal" style:font-name-complex="Noto Serif CJK KR2" style:font-style-complex="normal"/>
    </style:style>
    <style:style style:name="P62" style:family="paragraph" style:parent-style-name="Standard">
      <style:text-properties style:font-name="Noto Serif CJK KR2" fo:font-style="normal" officeooo:rsid="00a9c874" officeooo:paragraph-rsid="0103d202" style:font-name-asian="Noto Serif CJK KR2" style:font-style-asian="normal" style:font-name-complex="Noto Serif CJK KR2" style:font-style-complex="normal"/>
    </style:style>
    <style:style style:name="P63" style:family="paragraph" style:parent-style-name="Standard">
      <style:text-properties style:font-name="Noto Serif CJK KR2" fo:font-style="normal" officeooo:rsid="00a9c874" officeooo:paragraph-rsid="0103d68f" style:font-name-asian="Noto Serif CJK KR2" style:font-style-asian="normal" style:font-name-complex="Noto Serif CJK KR2" style:font-style-complex="normal"/>
    </style:style>
    <style:style style:name="P64" style:family="paragraph" style:parent-style-name="Standard">
      <style:text-properties style:font-name="Noto Serif CJK KR2" fo:font-style="normal" officeooo:rsid="00a9c874" officeooo:paragraph-rsid="01066619" style:font-name-asian="Noto Serif CJK KR2" style:font-style-asian="normal" style:font-name-complex="Noto Serif CJK KR2" style:font-style-complex="normal"/>
    </style:style>
    <style:style style:name="P65" style:family="paragraph" style:parent-style-name="Standard">
      <style:text-properties style:font-name="Noto Serif CJK KR2" fo:font-style="normal" officeooo:rsid="00ab6381" officeooo:paragraph-rsid="00ab6381" style:font-name-asian="Noto Serif CJK KR2" style:font-style-asian="normal" style:font-name-complex="Noto Serif CJK KR2" style:font-style-complex="normal"/>
    </style:style>
    <style:style style:name="P66" style:family="paragraph" style:parent-style-name="Standard">
      <style:text-properties style:font-name="Noto Serif CJK KR2" fo:font-style="normal" officeooo:rsid="00ab6381" officeooo:paragraph-rsid="00e76d05" style:font-name-asian="Noto Serif CJK KR2" style:font-style-asian="normal" style:font-name-complex="Noto Serif CJK KR2" style:font-style-complex="normal"/>
    </style:style>
    <style:style style:name="P67" style:family="paragraph" style:parent-style-name="Standard">
      <style:text-properties style:font-name="Noto Serif CJK KR2" fo:font-style="normal" officeooo:rsid="00b01b0e" officeooo:paragraph-rsid="00b01b0e" style:font-name-asian="Noto Serif CJK KR2" style:font-style-asian="normal" style:font-name-complex="Noto Serif CJK KR2" style:font-style-complex="normal"/>
    </style:style>
    <style:style style:name="P68" style:family="paragraph" style:parent-style-name="Standard">
      <style:text-properties style:font-name="Noto Serif CJK KR2" fo:font-style="normal" officeooo:rsid="00b01b0e" officeooo:paragraph-rsid="00e8d160" style:font-name-asian="Noto Serif CJK KR2" style:font-style-asian="normal" style:font-name-complex="Noto Serif CJK KR2" style:font-style-complex="normal"/>
    </style:style>
    <style:style style:name="P69" style:family="paragraph" style:parent-style-name="Standard">
      <style:text-properties style:font-name="Noto Serif CJK KR2" fo:font-style="normal" officeooo:rsid="001861d9" officeooo:paragraph-rsid="00bca2aa" style:font-name-asian="Noto Serif CJK KR2" style:font-style-asian="normal" style:font-name-complex="Noto Serif CJK KR2" style:font-style-complex="normal"/>
    </style:style>
    <style:style style:name="P70" style:family="paragraph" style:parent-style-name="Standard">
      <style:text-properties style:font-name="Noto Serif CJK KR2" fo:font-style="normal" officeooo:rsid="001861d9" officeooo:paragraph-rsid="00bf4ed7" style:font-name-asian="Noto Serif CJK KR2" style:font-style-asian="normal" style:font-name-complex="Noto Serif CJK KR2" style:font-style-complex="normal"/>
    </style:style>
    <style:style style:name="P71" style:family="paragraph" style:parent-style-name="Standard">
      <style:text-properties style:font-name="Noto Serif CJK KR2" fo:font-style="normal" officeooo:rsid="001861d9" officeooo:paragraph-rsid="00c05133" style:font-name-asian="Noto Serif CJK KR2" style:font-style-asian="normal" style:font-name-complex="Noto Serif CJK KR2" style:font-style-complex="normal"/>
    </style:style>
    <style:style style:name="P72" style:family="paragraph" style:parent-style-name="Standard">
      <style:text-properties style:font-name="Noto Serif CJK KR2" fo:font-style="normal" officeooo:rsid="001861d9" officeooo:paragraph-rsid="00c2bf3b" style:font-name-asian="Noto Serif CJK KR2" style:font-style-asian="normal" style:font-name-complex="Noto Serif CJK KR2" style:font-style-complex="normal"/>
    </style:style>
    <style:style style:name="P73" style:family="paragraph" style:parent-style-name="Standard">
      <style:text-properties style:font-name="Noto Serif CJK KR2" fo:font-style="normal" officeooo:rsid="001861d9" officeooo:paragraph-rsid="00d7e5bb" style:font-name-asian="Noto Serif CJK KR2" style:font-style-asian="normal" style:font-name-complex="Noto Serif CJK KR2" style:font-style-complex="normal"/>
    </style:style>
    <style:style style:name="P74" style:family="paragraph" style:parent-style-name="Standard">
      <style:text-properties style:font-name="Noto Serif CJK KR2" fo:font-style="normal" officeooo:rsid="001861d9" officeooo:paragraph-rsid="00da5029" style:font-name-asian="Noto Serif CJK KR2" style:font-style-asian="normal" style:font-name-complex="Noto Serif CJK KR2" style:font-style-complex="normal"/>
    </style:style>
    <style:style style:name="P75" style:family="paragraph" style:parent-style-name="Standard">
      <style:text-properties style:font-name="Noto Serif CJK KR2" fo:font-style="normal" officeooo:rsid="001861d9" officeooo:paragraph-rsid="00e328e0" style:font-name-asian="Noto Serif CJK KR2" style:font-style-asian="normal" style:font-name-complex="Noto Serif CJK KR2" style:font-style-complex="normal"/>
    </style:style>
    <style:style style:name="P76" style:family="paragraph" style:parent-style-name="Standard">
      <style:text-properties style:font-name="Noto Serif CJK KR2" fo:font-style="normal" officeooo:rsid="001861d9" officeooo:paragraph-rsid="00e76d05" style:font-name-asian="Noto Serif CJK KR2" style:font-style-asian="normal" style:font-name-complex="Noto Serif CJK KR2" style:font-style-complex="normal"/>
    </style:style>
    <style:style style:name="P77" style:family="paragraph" style:parent-style-name="Standard">
      <style:text-properties style:font-name="Noto Serif CJK KR2" fo:font-style="normal" officeooo:rsid="001861d9" officeooo:paragraph-rsid="00c2d756" style:font-name-asian="Noto Serif CJK KR2" style:font-style-asian="normal" style:font-name-complex="Noto Serif CJK KR2" style:font-style-complex="normal"/>
    </style:style>
    <style:style style:name="P78" style:family="paragraph" style:parent-style-name="Standard">
      <style:text-properties style:font-name="Noto Serif CJK KR2" fo:font-style="normal" officeooo:rsid="001861d9" officeooo:paragraph-rsid="00c490c3" style:font-name-asian="Noto Serif CJK KR2" style:font-style-asian="normal" style:font-name-complex="Noto Serif CJK KR2" style:font-style-complex="normal"/>
    </style:style>
    <style:style style:name="P79" style:family="paragraph" style:parent-style-name="Standard">
      <style:text-properties style:font-name="Noto Serif CJK KR2" fo:font-style="normal" officeooo:rsid="001861d9" officeooo:paragraph-rsid="00c9e504" style:font-name-asian="Noto Serif CJK KR2" style:font-style-asian="normal" style:font-name-complex="Noto Serif CJK KR2" style:font-style-complex="normal"/>
    </style:style>
    <style:style style:name="P80" style:family="paragraph" style:parent-style-name="Standard">
      <style:text-properties style:font-name="Noto Serif CJK KR2" fo:font-style="normal" officeooo:rsid="001861d9" officeooo:paragraph-rsid="00ce3e30" style:font-name-asian="Noto Serif CJK KR2" style:font-style-asian="normal" style:font-name-complex="Noto Serif CJK KR2" style:font-style-complex="normal"/>
    </style:style>
    <style:style style:name="P81" style:family="paragraph" style:parent-style-name="Standard">
      <style:text-properties style:font-name="Noto Serif CJK KR2" fo:font-style="normal" officeooo:rsid="0071a906" officeooo:paragraph-rsid="00c22671" style:font-name-asian="Noto Serif CJK KR2" style:font-style-asian="normal" style:font-name-complex="Noto Serif CJK KR2" style:font-style-complex="normal"/>
    </style:style>
    <style:style style:name="P82" style:family="paragraph" style:parent-style-name="Standard">
      <style:text-properties style:font-name="Noto Serif CJK KR2" fo:font-style="normal" officeooo:rsid="0071a906" officeooo:paragraph-rsid="0134287e" style:font-name-asian="Noto Serif CJK KR2" style:font-style-asian="normal" style:font-name-complex="Noto Serif CJK KR2" style:font-style-complex="normal"/>
    </style:style>
    <style:style style:name="P83" style:family="paragraph" style:parent-style-name="Standard">
      <style:text-properties style:font-name="Noto Serif CJK KR2" fo:font-style="normal" officeooo:rsid="0071a906" officeooo:paragraph-rsid="0134b3f5" style:font-name-asian="Noto Serif CJK KR2" style:font-style-asian="normal" style:font-name-complex="Noto Serif CJK KR2" style:font-style-complex="normal"/>
    </style:style>
    <style:style style:name="P84" style:family="paragraph" style:parent-style-name="Standard">
      <style:text-properties style:font-name="Noto Serif CJK KR2" fo:font-style="normal" officeooo:rsid="0071a906" officeooo:paragraph-rsid="01353b07" style:font-name-asian="Noto Serif CJK KR2" style:font-style-asian="normal" style:font-name-complex="Noto Serif CJK KR2" style:font-style-complex="normal"/>
    </style:style>
    <style:style style:name="P85" style:family="paragraph" style:parent-style-name="Standard">
      <style:text-properties style:font-name="Noto Serif CJK KR2" fo:font-style="normal" officeooo:rsid="0071a906" officeooo:paragraph-rsid="013a869f" style:font-name-asian="Noto Serif CJK KR2" style:font-style-asian="normal" style:font-name-complex="Noto Serif CJK KR2" style:font-style-complex="normal"/>
    </style:style>
    <style:style style:name="P86" style:family="paragraph" style:parent-style-name="Standard">
      <style:text-properties style:font-name="Noto Serif CJK KR2" fo:font-style="normal" officeooo:rsid="0071a906" officeooo:paragraph-rsid="013bf393" style:font-name-asian="Noto Serif CJK KR2" style:font-style-asian="normal" style:font-name-complex="Noto Serif CJK KR2" style:font-style-complex="normal"/>
    </style:style>
    <style:style style:name="P87" style:family="paragraph" style:parent-style-name="Standard">
      <style:text-properties style:font-name="Noto Serif CJK KR2" fo:font-style="normal" officeooo:rsid="0071a906" officeooo:paragraph-rsid="013dd6c1" style:font-name-asian="Noto Serif CJK KR2" style:font-style-asian="normal" style:font-name-complex="Noto Serif CJK KR2" style:font-style-complex="normal"/>
    </style:style>
    <style:style style:name="P88" style:family="paragraph" style:parent-style-name="Standard">
      <style:text-properties style:font-name="Noto Serif CJK KR2" fo:font-style="normal" officeooo:rsid="0071a906" officeooo:paragraph-rsid="013f5208" style:font-name-asian="Noto Serif CJK KR2" style:font-style-asian="normal" style:font-name-complex="Noto Serif CJK KR2" style:font-style-complex="normal"/>
    </style:style>
    <style:style style:name="P89" style:family="paragraph" style:parent-style-name="Standard">
      <style:text-properties style:font-name="Noto Serif CJK KR2" fo:font-style="normal" officeooo:rsid="0071a906" officeooo:paragraph-rsid="013fc324" style:font-name-asian="Noto Serif CJK KR2" style:font-style-asian="normal" style:font-name-complex="Noto Serif CJK KR2" style:font-style-complex="normal"/>
    </style:style>
    <style:style style:name="P90" style:family="paragraph" style:parent-style-name="Standard">
      <style:text-properties style:font-name="Noto Serif CJK KR2" fo:font-style="normal" officeooo:rsid="0071a906" officeooo:paragraph-rsid="0140f190" style:font-name-asian="Noto Serif CJK KR2" style:font-style-asian="normal" style:font-name-complex="Noto Serif CJK KR2" style:font-style-complex="normal"/>
    </style:style>
    <style:style style:name="P91" style:family="paragraph" style:parent-style-name="Standard">
      <style:text-properties style:font-name="Noto Serif CJK KR2" fo:font-style="normal" officeooo:rsid="0071a906" officeooo:paragraph-rsid="014a4991" style:font-name-asian="Noto Serif CJK KR2" style:font-style-asian="normal" style:font-name-complex="Noto Serif CJK KR2" style:font-style-complex="normal"/>
    </style:style>
    <style:style style:name="P92" style:family="paragraph" style:parent-style-name="Standard">
      <style:text-properties style:font-name="Noto Serif CJK KR2" fo:font-style="normal" officeooo:rsid="0071a906" officeooo:paragraph-rsid="014c0296" style:font-name-asian="Noto Serif CJK KR2" style:font-style-asian="normal" style:font-name-complex="Noto Serif CJK KR2" style:font-style-complex="normal"/>
    </style:style>
    <style:style style:name="P93" style:family="paragraph" style:parent-style-name="Standard">
      <style:text-properties style:font-name="Noto Serif CJK KR2" fo:font-style="normal" officeooo:rsid="0071a906" officeooo:paragraph-rsid="014d4ee6" style:font-name-asian="Noto Serif CJK KR2" style:font-style-asian="normal" style:font-name-complex="Noto Serif CJK KR2" style:font-style-complex="normal"/>
    </style:style>
    <style:style style:name="P94" style:family="paragraph" style:parent-style-name="Standard">
      <style:text-properties style:font-name="Noto Serif CJK KR2" fo:font-style="normal" officeooo:rsid="0071a906" officeooo:paragraph-rsid="014e4f41" style:font-name-asian="Noto Serif CJK KR2" style:font-style-asian="normal" style:font-name-complex="Noto Serif CJK KR2" style:font-style-complex="normal"/>
    </style:style>
    <style:style style:name="P95" style:family="paragraph" style:parent-style-name="Standard">
      <style:text-properties style:font-name="Noto Serif CJK KR2" fo:font-style="normal" officeooo:rsid="0071a906" officeooo:paragraph-rsid="014f2c58" style:font-name-asian="Noto Serif CJK KR2" style:font-style-asian="normal" style:font-name-complex="Noto Serif CJK KR2" style:font-style-complex="normal"/>
    </style:style>
    <style:style style:name="P96" style:family="paragraph" style:parent-style-name="Standard">
      <style:text-properties style:font-name="Noto Serif CJK KR2" fo:font-style="normal" officeooo:rsid="0071a906" officeooo:paragraph-rsid="01505692" style:font-name-asian="Noto Serif CJK KR2" style:font-style-asian="normal" style:font-name-complex="Noto Serif CJK KR2" style:font-style-complex="normal"/>
    </style:style>
    <style:style style:name="P97" style:family="paragraph" style:parent-style-name="Standard">
      <style:text-properties style:font-name="Noto Serif CJK KR2" fo:font-style="normal" officeooo:rsid="0071a906" officeooo:paragraph-rsid="01514d0c" style:font-name-asian="Noto Serif CJK KR2" style:font-style-asian="normal" style:font-name-complex="Noto Serif CJK KR2" style:font-style-complex="normal"/>
    </style:style>
    <style:style style:name="P98" style:family="paragraph" style:parent-style-name="Standard">
      <style:text-properties style:font-name="Noto Serif CJK KR2" fo:font-style="normal" officeooo:rsid="0071a906" officeooo:paragraph-rsid="01548fed" style:font-name-asian="Noto Serif CJK KR2" style:font-style-asian="normal" style:font-name-complex="Noto Serif CJK KR2" style:font-style-complex="normal"/>
    </style:style>
    <style:style style:name="P99" style:family="paragraph" style:parent-style-name="Standard">
      <style:text-properties style:font-name="Noto Serif CJK KR2" fo:font-style="normal" officeooo:rsid="0071a906" officeooo:paragraph-rsid="0155dbb3" style:font-name-asian="Noto Serif CJK KR2" style:font-style-asian="normal" style:font-name-complex="Noto Serif CJK KR2" style:font-style-complex="normal"/>
    </style:style>
    <style:style style:name="P100" style:family="paragraph" style:parent-style-name="Standard">
      <style:text-properties style:font-name="Noto Serif CJK KR2" fo:font-style="normal" officeooo:rsid="0071a906" officeooo:paragraph-rsid="0156ecfc" style:font-name-asian="Noto Serif CJK KR2" style:font-style-asian="normal" style:font-name-complex="Noto Serif CJK KR2" style:font-style-complex="normal"/>
    </style:style>
    <style:style style:name="P101" style:family="paragraph" style:parent-style-name="Standard">
      <style:text-properties style:font-name="Noto Serif CJK KR2" fo:font-style="normal" officeooo:rsid="0071a906" officeooo:paragraph-rsid="0159631d" style:font-name-asian="Noto Serif CJK KR2" style:font-style-asian="normal" style:font-name-complex="Noto Serif CJK KR2" style:font-style-complex="normal"/>
    </style:style>
    <style:style style:name="P102" style:family="paragraph" style:parent-style-name="Standard">
      <style:text-properties style:font-name="Noto Serif CJK KR2" fo:font-style="normal" officeooo:rsid="0071a906" officeooo:paragraph-rsid="015b5b1e" style:font-name-asian="Noto Serif CJK KR2" style:font-style-asian="normal" style:font-name-complex="Noto Serif CJK KR2" style:font-style-complex="normal"/>
    </style:style>
    <style:style style:name="P103" style:family="paragraph" style:parent-style-name="Standard">
      <style:text-properties style:font-name="Noto Serif CJK KR2" fo:font-style="normal" officeooo:rsid="00637d41" officeooo:paragraph-rsid="00c2d756" style:font-name-asian="Noto Serif CJK KR2" style:font-style-asian="normal" style:font-name-complex="Noto Serif CJK KR2" style:font-style-complex="normal"/>
    </style:style>
    <style:style style:name="P104" style:family="paragraph" style:parent-style-name="Standard">
      <style:text-properties style:font-name="Noto Serif CJK KR2" fo:font-style="normal" officeooo:rsid="00637d41" officeooo:paragraph-rsid="00c87101" style:font-name-asian="Noto Serif CJK KR2" style:font-style-asian="normal" style:font-name-complex="Noto Serif CJK KR2" style:font-style-complex="normal"/>
    </style:style>
    <style:style style:name="P105" style:family="paragraph" style:parent-style-name="Standard">
      <style:text-properties style:font-name="Noto Serif CJK KR2" fo:font-style="normal" officeooo:rsid="00637d41" officeooo:paragraph-rsid="00cb915b" style:font-name-asian="Noto Serif CJK KR2" style:font-style-asian="normal" style:font-name-complex="Noto Serif CJK KR2" style:font-style-complex="normal"/>
    </style:style>
    <style:style style:name="P106" style:family="paragraph" style:parent-style-name="Standard">
      <style:text-properties style:font-name="Noto Serif CJK KR2" fo:font-style="normal" officeooo:rsid="0064019b" officeooo:paragraph-rsid="00c2d756" style:font-name-asian="Noto Serif CJK KR2" style:font-style-asian="normal" style:font-name-complex="Noto Serif CJK KR2" style:font-style-complex="normal"/>
    </style:style>
    <style:style style:name="P107" style:family="paragraph" style:parent-style-name="Standard">
      <style:text-properties style:font-name="Noto Serif CJK KR2" fo:font-style="normal" officeooo:rsid="00647219" officeooo:paragraph-rsid="00647219" style:font-name-asian="Noto Serif CJK KR2" style:font-style-asian="normal" style:font-name-complex="Noto Serif CJK KR2" style:font-style-complex="normal"/>
    </style:style>
    <style:style style:name="P108" style:family="paragraph" style:parent-style-name="Standard">
      <style:text-properties style:font-name="Noto Serif CJK KR2" fo:font-style="normal" officeooo:rsid="00647219" officeooo:paragraph-rsid="00c490c3" style:font-name-asian="Noto Serif CJK KR2" style:font-style-asian="normal" style:font-name-complex="Noto Serif CJK KR2" style:font-style-complex="normal"/>
    </style:style>
    <style:style style:name="P109" style:family="paragraph" style:parent-style-name="Standard">
      <style:text-properties style:font-name="Noto Serif CJK KR2" fo:font-style="normal" officeooo:rsid="00647219" officeooo:paragraph-rsid="00c9e504" style:font-name-asian="Noto Serif CJK KR2" style:font-style-asian="normal" style:font-name-complex="Noto Serif CJK KR2" style:font-style-complex="normal"/>
    </style:style>
    <style:style style:name="P110" style:family="paragraph" style:parent-style-name="Standard">
      <style:text-properties style:font-name="Noto Serif CJK KR2" fo:font-style="normal" officeooo:rsid="0065d790" officeooo:paragraph-rsid="00c490c3" style:font-name-asian="Noto Serif CJK KR2" style:font-style-asian="normal" style:font-name-complex="Noto Serif CJK KR2" style:font-style-complex="normal"/>
    </style:style>
    <style:style style:name="P111" style:family="paragraph" style:parent-style-name="Standard">
      <style:text-properties style:font-name="Noto Serif CJK KR2" fo:font-style="normal" officeooo:rsid="0065d790" officeooo:paragraph-rsid="00c9e504" style:font-name-asian="Noto Serif CJK KR2" style:font-style-asian="normal" style:font-name-complex="Noto Serif CJK KR2" style:font-style-complex="normal"/>
    </style:style>
    <style:style style:name="P112" style:family="paragraph" style:parent-style-name="Standard">
      <style:text-properties style:font-name="Noto Serif CJK KR2" fo:font-style="normal" officeooo:rsid="0066c28c" officeooo:paragraph-rsid="0065d790" style:font-name-asian="Noto Serif CJK KR2" style:font-style-asian="normal" style:font-name-complex="Noto Serif CJK KR2" style:font-style-complex="normal"/>
    </style:style>
    <style:style style:name="P113" style:family="paragraph" style:parent-style-name="Standard">
      <style:text-properties style:font-name="Noto Serif CJK KR2" fo:font-style="normal" officeooo:rsid="00cb915b" officeooo:paragraph-rsid="00cb915b" style:font-name-asian="Noto Serif CJK KR2" style:font-style-asian="normal" style:font-name-complex="Noto Serif CJK KR2" style:font-style-complex="normal"/>
    </style:style>
    <style:style style:name="P114" style:family="paragraph" style:parent-style-name="Standard">
      <style:text-properties style:font-name="Noto Serif CJK KR2" fo:font-style="normal" officeooo:rsid="006b99ac" officeooo:paragraph-rsid="00cfb956" style:font-name-asian="Noto Serif CJK KR2" style:font-style-asian="normal" style:font-name-complex="Noto Serif CJK KR2" style:font-style-complex="normal"/>
    </style:style>
    <style:style style:name="P115" style:family="paragraph" style:parent-style-name="Standard">
      <style:text-properties style:font-name="Noto Serif CJK KR2" fo:font-style="normal" officeooo:rsid="006b99ac" officeooo:paragraph-rsid="00d16935" style:font-name-asian="Noto Serif CJK KR2" style:font-style-asian="normal" style:font-name-complex="Noto Serif CJK KR2" style:font-style-complex="normal"/>
    </style:style>
    <style:style style:name="P116" style:family="paragraph" style:parent-style-name="Standard">
      <style:text-properties style:font-name="Noto Serif CJK KR2" fo:font-style="normal" officeooo:rsid="006b99ac" officeooo:paragraph-rsid="00d27ca0" style:font-name-asian="Noto Serif CJK KR2" style:font-style-asian="normal" style:font-name-complex="Noto Serif CJK KR2" style:font-style-complex="normal"/>
    </style:style>
    <style:style style:name="P117" style:family="paragraph" style:parent-style-name="Standard">
      <style:text-properties style:font-name="Noto Serif CJK KR2" fo:font-style="normal" officeooo:rsid="006d2cb4" officeooo:paragraph-rsid="00cfb956" style:font-name-asian="Noto Serif CJK KR2" style:font-style-asian="normal" style:font-name-complex="Noto Serif CJK KR2" style:font-style-complex="normal"/>
    </style:style>
    <style:style style:name="P118" style:family="paragraph" style:parent-style-name="Standard">
      <style:text-properties style:font-name="Noto Serif CJK KR2" fo:font-style="normal" officeooo:rsid="006dd4dc" officeooo:paragraph-rsid="00cfb956" style:font-name-asian="Noto Serif CJK KR2" style:font-style-asian="normal" style:font-name-complex="Noto Serif CJK KR2" style:font-style-complex="normal"/>
    </style:style>
    <style:style style:name="P119" style:family="paragraph" style:parent-style-name="Standard">
      <style:text-properties style:font-name="Noto Serif CJK KR2" fo:font-style="normal" officeooo:rsid="007f022b" officeooo:paragraph-rsid="00d4a334" style:font-name-asian="Noto Serif CJK KR2" style:font-style-asian="normal" style:font-name-complex="Noto Serif CJK KR2" style:font-style-complex="normal"/>
    </style:style>
    <style:style style:name="P120" style:family="paragraph" style:parent-style-name="Standard">
      <style:text-properties style:font-name="Noto Serif CJK KR2" fo:font-style="normal" officeooo:rsid="007f022b" officeooo:paragraph-rsid="00da5029" style:font-name-asian="Noto Serif CJK KR2" style:font-style-asian="normal" style:font-name-complex="Noto Serif CJK KR2" style:font-style-complex="normal"/>
    </style:style>
    <style:style style:name="P121" style:family="paragraph" style:parent-style-name="Standard">
      <style:text-properties style:font-name="Noto Serif CJK KR2" fo:font-style="normal" officeooo:rsid="0071a666" officeooo:paragraph-rsid="0071a666" style:font-name-asian="Noto Serif CJK KR2" style:font-style-asian="normal" style:font-name-complex="Noto Serif CJK KR2" style:font-style-complex="normal"/>
    </style:style>
    <style:style style:name="P122" style:family="paragraph" style:parent-style-name="Standard">
      <style:text-properties style:font-name="Noto Serif CJK KR2" fo:font-style="normal" officeooo:rsid="0071a666" officeooo:paragraph-rsid="00d641ea" style:font-name-asian="Noto Serif CJK KR2" style:font-style-asian="normal" style:font-name-complex="Noto Serif CJK KR2" style:font-style-complex="normal"/>
    </style:style>
    <style:style style:name="P123" style:family="paragraph" style:parent-style-name="Standard">
      <style:text-properties style:font-name="Noto Serif CJK KR2" fo:font-style="normal" officeooo:rsid="00796715" officeooo:paragraph-rsid="00d641ea" style:font-name-asian="Noto Serif CJK KR2" style:font-style-asian="normal" style:font-name-complex="Noto Serif CJK KR2" style:font-style-complex="normal"/>
    </style:style>
    <style:style style:name="P124" style:family="paragraph" style:parent-style-name="Standard">
      <style:text-properties style:font-name="Noto Serif CJK KR2" fo:font-style="normal" officeooo:rsid="00796715" officeooo:paragraph-rsid="00d74dd0" style:font-name-asian="Noto Serif CJK KR2" style:font-style-asian="normal" style:font-name-complex="Noto Serif CJK KR2" style:font-style-complex="normal"/>
    </style:style>
    <style:style style:name="P125" style:family="paragraph" style:parent-style-name="Standard">
      <style:text-properties style:font-name="Noto Serif CJK KR2" fo:font-style="normal" officeooo:rsid="00839efe" officeooo:paragraph-rsid="00d74dd0" style:font-name-asian="Noto Serif CJK KR2" style:font-style-asian="normal" style:font-name-complex="Noto Serif CJK KR2" style:font-style-complex="normal"/>
    </style:style>
    <style:style style:name="P126" style:family="paragraph" style:parent-style-name="Standard">
      <style:text-properties style:font-name="Noto Serif CJK KR2" fo:font-style="normal" officeooo:rsid="007d1a80" officeooo:paragraph-rsid="00da5029" style:font-name-asian="Noto Serif CJK KR2" style:font-style-asian="normal" style:font-name-complex="Noto Serif CJK KR2" style:font-style-complex="normal"/>
    </style:style>
    <style:style style:name="P127" style:family="paragraph" style:parent-style-name="Standard">
      <style:text-properties style:font-name="Noto Serif CJK KR2" fo:font-style="normal" officeooo:rsid="0080d665" officeooo:paragraph-rsid="00da5029" style:font-name-asian="Noto Serif CJK KR2" style:font-style-asian="normal" style:font-name-complex="Noto Serif CJK KR2" style:font-style-complex="normal"/>
    </style:style>
    <style:style style:name="P128" style:family="paragraph" style:parent-style-name="Standard">
      <style:text-properties style:font-name="Noto Serif CJK KR2" fo:font-style="normal" officeooo:rsid="00813aad" officeooo:paragraph-rsid="00da5029" style:font-name-asian="Noto Serif CJK KR2" style:font-style-asian="normal" style:font-name-complex="Noto Serif CJK KR2" style:font-style-complex="normal"/>
    </style:style>
    <style:style style:name="P129" style:family="paragraph" style:parent-style-name="Standard">
      <style:text-properties style:font-name="Noto Serif CJK KR2" fo:font-style="normal" officeooo:rsid="00813aad" officeooo:paragraph-rsid="00dbfc19" style:font-name-asian="Noto Serif CJK KR2" style:font-style-asian="normal" style:font-name-complex="Noto Serif CJK KR2" style:font-style-complex="normal"/>
    </style:style>
    <style:style style:name="P130" style:family="paragraph" style:parent-style-name="Standard">
      <style:text-properties style:font-name="Noto Serif CJK KR2" fo:font-style="normal" officeooo:rsid="00828d75" officeooo:paragraph-rsid="00dbfc19" style:font-name-asian="Noto Serif CJK KR2" style:font-style-asian="normal" style:font-name-complex="Noto Serif CJK KR2" style:font-style-complex="normal"/>
    </style:style>
    <style:style style:name="P131" style:family="paragraph" style:parent-style-name="Standard">
      <style:text-properties style:font-name="Noto Serif CJK KR2" fo:font-style="normal" officeooo:rsid="0082a760" officeooo:paragraph-rsid="00dcf9e3" style:font-name-asian="Noto Serif CJK KR2" style:font-style-asian="normal" style:font-name-complex="Noto Serif CJK KR2" style:font-style-complex="normal"/>
    </style:style>
    <style:style style:name="P132" style:family="paragraph" style:parent-style-name="Standard">
      <style:text-properties style:font-name="Noto Serif CJK KR2" fo:font-style="normal" officeooo:rsid="0094bdc8" officeooo:paragraph-rsid="00e131f4" style:font-name-asian="Noto Serif CJK KR2" style:font-style-asian="normal" style:font-name-complex="Noto Serif CJK KR2" style:font-style-complex="normal"/>
    </style:style>
    <style:style style:name="P133" style:family="paragraph" style:parent-style-name="Standard">
      <style:text-properties style:font-name="Noto Serif CJK KR2" fo:font-style="normal" officeooo:rsid="009b384f" officeooo:paragraph-rsid="00e328e0" style:font-name-asian="Noto Serif CJK KR2" style:font-style-asian="normal" style:font-name-complex="Noto Serif CJK KR2" style:font-style-complex="normal"/>
    </style:style>
    <style:style style:name="P134" style:family="paragraph" style:parent-style-name="Standard">
      <style:text-properties style:font-name="Noto Serif CJK KR2" fo:font-style="normal" officeooo:rsid="009b384f" officeooo:paragraph-rsid="00f21558" style:font-name-asian="Noto Serif CJK KR2" style:font-style-asian="normal" style:font-name-complex="Noto Serif CJK KR2" style:font-style-complex="normal"/>
    </style:style>
    <style:style style:name="P135" style:family="paragraph" style:parent-style-name="Standard">
      <style:text-properties style:font-name="Noto Serif CJK KR2" fo:font-style="normal" officeooo:rsid="00a1d6e8" officeooo:paragraph-rsid="00e328e0" style:font-name-asian="Noto Serif CJK KR2" style:font-style-asian="normal" style:font-name-complex="Noto Serif CJK KR2" style:font-style-complex="normal"/>
    </style:style>
    <style:style style:name="P136" style:family="paragraph" style:parent-style-name="Standard">
      <style:text-properties style:font-name="Noto Serif CJK KR2" fo:font-style="normal" officeooo:rsid="00a3267d" officeooo:paragraph-rsid="00e328e0" style:font-name-asian="Noto Serif CJK KR2" style:font-style-asian="normal" style:font-name-complex="Noto Serif CJK KR2" style:font-style-complex="normal"/>
    </style:style>
    <style:style style:name="P137" style:family="paragraph" style:parent-style-name="Standard">
      <style:text-properties style:font-name="Noto Serif CJK KR2" fo:font-style="normal" officeooo:rsid="00ae01e3" officeooo:paragraph-rsid="00e76d05" style:font-name-asian="Noto Serif CJK KR2" style:font-style-asian="normal" style:font-name-complex="Noto Serif CJK KR2" style:font-style-complex="normal"/>
    </style:style>
    <style:style style:name="P138" style:family="paragraph" style:parent-style-name="Standard">
      <style:text-properties style:font-name="Noto Serif CJK KR2" fo:font-style="normal" officeooo:rsid="00b1507d" officeooo:paragraph-rsid="00e8d160" style:font-name-asian="Noto Serif CJK KR2" style:font-style-asian="normal" style:font-name-complex="Noto Serif CJK KR2" style:font-style-complex="normal"/>
    </style:style>
    <style:style style:name="P139" style:family="paragraph" style:parent-style-name="Standard">
      <style:text-properties style:font-name="Noto Serif CJK KR2" fo:font-style="normal" officeooo:rsid="00b283e5" officeooo:paragraph-rsid="00e8d160" style:font-name-asian="Noto Serif CJK KR2" style:font-style-asian="normal" style:font-name-complex="Noto Serif CJK KR2" style:font-style-complex="normal"/>
    </style:style>
    <style:style style:name="P140" style:family="paragraph" style:parent-style-name="Standard">
      <style:text-properties style:font-name="Noto Serif CJK KR2" fo:font-style="normal" officeooo:rsid="00b4f795" officeooo:paragraph-rsid="00e8d160" style:font-name-asian="Noto Serif CJK KR2" style:font-style-asian="normal" style:font-name-complex="Noto Serif CJK KR2" style:font-style-complex="normal"/>
    </style:style>
    <style:style style:name="P141" style:family="paragraph" style:parent-style-name="Standard">
      <style:text-properties style:font-name="Noto Serif CJK KR2" fo:font-style="normal" officeooo:rsid="00b4f795" officeooo:paragraph-rsid="01078700" style:font-name-asian="Noto Serif CJK KR2" style:font-style-asian="normal" style:font-name-complex="Noto Serif CJK KR2" style:font-style-complex="normal"/>
    </style:style>
    <style:style style:name="P142" style:family="paragraph" style:parent-style-name="Standard">
      <style:text-properties style:font-name="Noto Serif CJK KR2" fo:font-style="normal" officeooo:rsid="00b4f795" officeooo:paragraph-rsid="01092f0f" style:font-name-asian="Noto Serif CJK KR2" style:font-style-asian="normal" style:font-name-complex="Noto Serif CJK KR2" style:font-style-complex="normal"/>
    </style:style>
    <style:style style:name="P143" style:family="paragraph" style:parent-style-name="Standard">
      <style:text-properties style:font-name="Noto Serif CJK KR2" fo:font-style="normal" officeooo:rsid="00b4f795" officeooo:paragraph-rsid="010acd5a" style:font-name-asian="Noto Serif CJK KR2" style:font-style-asian="normal" style:font-name-complex="Noto Serif CJK KR2" style:font-style-complex="normal"/>
    </style:style>
    <style:style style:name="P144" style:family="paragraph" style:parent-style-name="Standard">
      <style:text-properties style:font-name="Noto Serif CJK KR2" fo:font-style="normal" officeooo:rsid="00b4f795" officeooo:paragraph-rsid="010bbf1c" style:font-name-asian="Noto Serif CJK KR2" style:font-style-asian="normal" style:font-name-complex="Noto Serif CJK KR2" style:font-style-complex="normal"/>
    </style:style>
    <style:style style:name="P145" style:family="paragraph" style:parent-style-name="Standard">
      <style:text-properties style:font-name="Noto Serif CJK KR2" fo:font-style="normal" officeooo:rsid="00b4f795" officeooo:paragraph-rsid="010ebf1c" style:font-name-asian="Noto Serif CJK KR2" style:font-style-asian="normal" style:font-name-complex="Noto Serif CJK KR2" style:font-style-complex="normal"/>
    </style:style>
    <style:style style:name="P146" style:family="paragraph" style:parent-style-name="Standard">
      <style:text-properties style:font-name="Noto Serif CJK KR2" fo:font-style="normal" officeooo:rsid="00b4f795" officeooo:paragraph-rsid="0110e720" style:font-name-asian="Noto Serif CJK KR2" style:font-style-asian="normal" style:font-name-complex="Noto Serif CJK KR2" style:font-style-complex="normal"/>
    </style:style>
    <style:style style:name="P147" style:family="paragraph" style:parent-style-name="Standard">
      <style:text-properties style:font-name="Noto Serif CJK KR2" fo:font-style="normal" officeooo:rsid="00b4f795" officeooo:paragraph-rsid="0111e470" style:font-name-asian="Noto Serif CJK KR2" style:font-style-asian="normal" style:font-name-complex="Noto Serif CJK KR2" style:font-style-complex="normal"/>
    </style:style>
    <style:style style:name="P148" style:family="paragraph" style:parent-style-name="Standard">
      <style:text-properties style:font-name="Noto Serif CJK KR2" fo:font-style="normal" officeooo:rsid="00b4f795" officeooo:paragraph-rsid="0113d359" style:font-name-asian="Noto Serif CJK KR2" style:font-style-asian="normal" style:font-name-complex="Noto Serif CJK KR2" style:font-style-complex="normal"/>
    </style:style>
    <style:style style:name="P149" style:family="paragraph" style:parent-style-name="Standard">
      <style:text-properties style:font-name="Noto Serif CJK KR2" fo:font-style="normal" officeooo:rsid="00b4f795" officeooo:paragraph-rsid="0116c81a" style:font-name-asian="Noto Serif CJK KR2" style:font-style-asian="normal" style:font-name-complex="Noto Serif CJK KR2" style:font-style-complex="normal"/>
    </style:style>
    <style:style style:name="P150" style:family="paragraph" style:parent-style-name="Standard">
      <style:text-properties style:font-name="Noto Serif CJK KR2" fo:font-style="normal" officeooo:rsid="00b4f795" officeooo:paragraph-rsid="0117e5a9" style:font-name-asian="Noto Serif CJK KR2" style:font-style-asian="normal" style:font-name-complex="Noto Serif CJK KR2" style:font-style-complex="normal"/>
    </style:style>
    <style:style style:name="P151" style:family="paragraph" style:parent-style-name="Standard">
      <style:text-properties style:font-name="Noto Serif CJK KR2" fo:font-style="normal" officeooo:rsid="00b4f795" officeooo:paragraph-rsid="0119d372" style:font-name-asian="Noto Serif CJK KR2" style:font-style-asian="normal" style:font-name-complex="Noto Serif CJK KR2" style:font-style-complex="normal"/>
    </style:style>
    <style:style style:name="P152" style:family="paragraph" style:parent-style-name="Standard">
      <style:text-properties style:font-name="Noto Serif CJK KR2" fo:font-style="normal" officeooo:rsid="00b4f795" officeooo:paragraph-rsid="011ccdb3" style:font-name-asian="Noto Serif CJK KR2" style:font-style-asian="normal" style:font-name-complex="Noto Serif CJK KR2" style:font-style-complex="normal"/>
    </style:style>
    <style:style style:name="P153" style:family="paragraph" style:parent-style-name="Standard">
      <style:text-properties style:font-name="Noto Serif CJK KR2" fo:font-style="normal" officeooo:rsid="00b4f795" officeooo:paragraph-rsid="011e0f13" style:font-name-asian="Noto Serif CJK KR2" style:font-style-asian="normal" style:font-name-complex="Noto Serif CJK KR2" style:font-style-complex="normal"/>
    </style:style>
    <style:style style:name="P154" style:family="paragraph" style:parent-style-name="Standard">
      <style:text-properties style:font-name="Noto Serif CJK KR2" fo:font-style="normal" officeooo:rsid="00b4f795" officeooo:paragraph-rsid="0120d130" style:font-name-asian="Noto Serif CJK KR2" style:font-style-asian="normal" style:font-name-complex="Noto Serif CJK KR2" style:font-style-complex="normal"/>
    </style:style>
    <style:style style:name="P155" style:family="paragraph" style:parent-style-name="Standard">
      <style:text-properties style:font-name="Noto Serif CJK KR2" fo:font-style="normal" officeooo:rsid="00b4f795" officeooo:paragraph-rsid="0121921f" style:font-name-asian="Noto Serif CJK KR2" style:font-style-asian="normal" style:font-name-complex="Noto Serif CJK KR2" style:font-style-complex="normal"/>
    </style:style>
    <style:style style:name="P156" style:family="paragraph" style:parent-style-name="Standard">
      <style:text-properties style:font-name="Noto Serif CJK KR2" fo:font-style="normal" officeooo:rsid="00b4f795" officeooo:paragraph-rsid="01235081" style:font-name-asian="Noto Serif CJK KR2" style:font-style-asian="normal" style:font-name-complex="Noto Serif CJK KR2" style:font-style-complex="normal"/>
    </style:style>
    <style:style style:name="P157" style:family="paragraph" style:parent-style-name="Standard">
      <style:text-properties style:font-name="Noto Serif CJK KR2" fo:font-style="normal" officeooo:rsid="00b4f795" officeooo:paragraph-rsid="01253f0f" style:font-name-asian="Noto Serif CJK KR2" style:font-style-asian="normal" style:font-name-complex="Noto Serif CJK KR2" style:font-style-complex="normal"/>
    </style:style>
    <style:style style:name="P158" style:family="paragraph" style:parent-style-name="Standard">
      <style:text-properties style:font-name="Noto Serif CJK KR2" fo:font-style="normal" officeooo:rsid="00b4f795" officeooo:paragraph-rsid="0129547a" style:font-name-asian="Noto Serif CJK KR2" style:font-style-asian="normal" style:font-name-complex="Noto Serif CJK KR2" style:font-style-complex="normal"/>
    </style:style>
    <style:style style:name="P159" style:family="paragraph" style:parent-style-name="Standard">
      <style:text-properties style:font-name="Noto Serif CJK KR2" fo:font-style="normal" officeooo:rsid="00b4f795" officeooo:paragraph-rsid="012a5e87" style:font-name-asian="Noto Serif CJK KR2" style:font-style-asian="normal" style:font-name-complex="Noto Serif CJK KR2" style:font-style-complex="normal"/>
    </style:style>
    <style:style style:name="P160" style:family="paragraph" style:parent-style-name="Standard">
      <style:text-properties style:font-name="Noto Serif CJK KR2" fo:font-style="normal" officeooo:rsid="00b4f795" officeooo:paragraph-rsid="012f3c35" style:font-name-asian="Noto Serif CJK KR2" style:font-style-asian="normal" style:font-name-complex="Noto Serif CJK KR2" style:font-style-complex="normal"/>
    </style:style>
    <style:style style:name="P161" style:family="paragraph" style:parent-style-name="Standard">
      <style:text-properties style:font-name="Noto Serif CJK KR2" fo:font-style="normal" officeooo:rsid="00d7e5bb" officeooo:paragraph-rsid="00d7e5bb" style:font-name-asian="Noto Serif CJK KR2" style:font-style-asian="normal" style:font-name-complex="Noto Serif CJK KR2" style:font-style-complex="normal"/>
    </style:style>
    <style:style style:name="P162" style:family="paragraph" style:parent-style-name="Standard">
      <style:text-properties style:font-name="Noto Serif CJK KR2" fo:font-style="normal" officeooo:rsid="00c3f774" officeooo:paragraph-rsid="00c3f774" style:font-name-asian="Noto Serif CJK KR2" style:font-style-asian="normal" style:font-name-complex="Noto Serif CJK KR2" style:font-style-complex="normal"/>
    </style:style>
    <style:style style:name="P163" style:family="paragraph" style:parent-style-name="Standard">
      <style:text-properties style:font-name="Noto Serif CJK KR2" fo:font-style="normal" officeooo:rsid="00c3f774" officeooo:paragraph-rsid="00c9e504" style:font-name-asian="Noto Serif CJK KR2" style:font-style-asian="normal" style:font-name-complex="Noto Serif CJK KR2" style:font-style-complex="normal"/>
    </style:style>
    <style:style style:name="P164" style:family="paragraph" style:parent-style-name="Standard">
      <style:text-properties style:font-name="Noto Serif CJK KR2" fo:font-style="normal" officeooo:rsid="00c490c3" officeooo:paragraph-rsid="00c9e504" style:font-name-asian="Noto Serif CJK KR2" style:font-style-asian="normal" style:font-name-complex="Noto Serif CJK KR2" style:font-style-complex="normal"/>
    </style:style>
    <style:style style:name="P165" style:family="paragraph" style:parent-style-name="Standard">
      <style:text-properties style:font-name="Noto Serif CJK KR2" fo:font-style="normal" officeooo:rsid="00c87101" officeooo:paragraph-rsid="00c87101" style:font-name-asian="Noto Serif CJK KR2" style:font-style-asian="normal" style:font-name-complex="Noto Serif CJK KR2" style:font-style-complex="normal"/>
    </style:style>
    <style:style style:name="P166" style:family="paragraph" style:parent-style-name="Standard">
      <style:text-properties style:font-name="Noto Serif CJK KR2" fo:font-style="normal" officeooo:rsid="00c87101" officeooo:paragraph-rsid="00c9e504" style:font-name-asian="Noto Serif CJK KR2" style:font-style-asian="normal" style:font-name-complex="Noto Serif CJK KR2" style:font-style-complex="normal"/>
    </style:style>
    <style:style style:name="P167" style:family="paragraph" style:parent-style-name="Standard">
      <style:text-properties style:font-name="Noto Serif CJK KR2" fo:font-style="normal" officeooo:rsid="001dc698" officeooo:paragraph-rsid="00c87101" style:font-name-asian="Noto Serif CJK KR2" style:font-style-asian="normal" style:font-name-complex="Noto Serif CJK KR2" style:font-style-complex="normal"/>
    </style:style>
    <style:style style:name="P168" style:family="paragraph" style:parent-style-name="Standard">
      <style:text-properties style:font-name="Noto Serif CJK KR2" fo:font-style="normal" officeooo:rsid="00b2b2c4" officeooo:paragraph-rsid="00ec1002" style:font-name-asian="Noto Serif CJK KR2" style:font-style-asian="normal" style:font-name-complex="Noto Serif CJK KR2" style:font-style-complex="normal"/>
    </style:style>
    <style:style style:name="P169" style:family="paragraph" style:parent-style-name="Standard">
      <style:text-properties style:font-name="Noto Serif CJK KR2" fo:font-style="normal" officeooo:rsid="00b4812c" officeooo:paragraph-rsid="00e328e0" style:font-name-asian="Noto Serif CJK KR2" style:font-style-asian="normal" style:font-name-complex="Noto Serif CJK KR2" style:font-style-complex="normal"/>
    </style:style>
    <style:style style:name="P170" style:family="paragraph" style:parent-style-name="Standard">
      <style:text-properties style:font-name="Noto Serif CJK KR2" fo:font-style="normal" officeooo:rsid="00b4812c" officeooo:paragraph-rsid="00f069cf" style:font-name-asian="Noto Serif CJK KR2" style:font-style-asian="normal" style:font-name-complex="Noto Serif CJK KR2" style:font-style-complex="normal"/>
    </style:style>
    <style:style style:name="P171" style:family="paragraph" style:parent-style-name="Standard">
      <style:text-properties style:font-name="Noto Serif CJK KR2" fo:font-size="16pt" fo:font-style="normal" fo:font-weight="bold" officeooo:rsid="00bca2aa" officeooo:paragraph-rsid="00bca2aa" style:font-name-asian="Noto Serif CJK KR2" style:font-size-asian="16pt" style:font-style-asian="normal" style:font-weight-asian="bold" style:font-name-complex="Noto Serif CJK KR2" style:font-size-complex="16pt" style:font-style-complex="normal" style:font-weight-complex="bold"/>
    </style:style>
    <style:style style:name="P172" style:family="paragraph" style:parent-style-name="Standard">
      <style:text-properties style:font-name="Noto Serif CJK KR2" fo:font-size="16pt" fo:font-style="normal" fo:font-weight="bold" officeooo:rsid="0068754c" officeooo:paragraph-rsid="0068754c" style:font-name-asian="Noto Serif CJK KR2" style:font-size-asian="16pt" style:font-style-asian="normal" style:font-weight-asian="bold" style:font-name-complex="Noto Serif CJK KR2" style:font-size-complex="16pt" style:font-style-complex="normal" style:font-weight-complex="bold"/>
    </style:style>
    <style:style style:name="P173" style:family="paragraph" style:parent-style-name="Standard">
      <style:text-properties style:font-name="Noto Serif CJK KR2" fo:font-size="16pt" fo:font-style="normal" fo:font-weight="bold" officeooo:rsid="00d432b9" officeooo:paragraph-rsid="00d432b9" style:font-name-asian="Noto Serif CJK KR2" style:font-size-asian="16pt" style:font-style-asian="normal" style:font-weight-asian="bold" style:font-name-complex="Noto Serif CJK KR2" style:font-size-complex="16pt" style:font-style-complex="normal" style:font-weight-complex="bold"/>
    </style:style>
    <style:style style:name="P174" style:family="paragraph" style:parent-style-name="Standard">
      <style:text-properties style:font-name="Noto Serif CJK KR2" fo:font-size="16pt" fo:font-style="normal" fo:font-weight="bold" officeooo:rsid="009c3587" officeooo:paragraph-rsid="009c3587" style:font-name-asian="Noto Serif CJK KR2" style:font-size-asian="16pt" style:font-style-asian="normal" style:font-weight-asian="bold" style:font-name-complex="Noto Serif CJK KR2" style:font-size-complex="16pt" style:font-style-complex="normal" style:font-weight-complex="bold"/>
    </style:style>
    <style:style style:name="P175" style:family="paragraph" style:parent-style-name="Standard">
      <style:text-properties style:font-name="Noto Serif CJK KR2" fo:font-size="16pt" fo:font-style="normal" fo:font-weight="bold" officeooo:rsid="0075433e" officeooo:paragraph-rsid="0075433e" style:font-name-asian="Noto Serif CJK KR2" style:font-size-asian="16pt" style:font-style-asian="normal" style:font-weight-asian="bold" style:font-name-complex="Noto Serif CJK KR2" style:font-size-complex="16pt" style:font-style-complex="normal" style:font-weight-complex="bold"/>
    </style:style>
    <style:style style:name="P176" style:family="paragraph" style:parent-style-name="Standard">
      <style:text-properties style:font-name="Noto Serif CJK KR2" fo:font-size="16pt" fo:font-style="normal" fo:font-weight="bold" officeooo:rsid="0075433e" officeooo:paragraph-rsid="00dde0e6" style:font-name-asian="Noto Serif CJK KR2" style:font-size-asian="16pt" style:font-style-asian="normal" style:font-weight-asian="bold" style:font-name-complex="Noto Serif CJK KR2" style:font-size-complex="16pt" style:font-style-complex="normal" style:font-weight-complex="bold"/>
    </style:style>
    <style:style style:name="P177" style:family="paragraph" style:parent-style-name="Standard">
      <style:text-properties style:font-name="Noto Serif CJK KR2" fo:font-size="16pt" fo:font-style="normal" fo:font-weight="bold" officeooo:rsid="0099f677" officeooo:paragraph-rsid="0099f677" style:font-name-asian="Noto Serif CJK KR2" style:font-size-asian="16pt" style:font-style-asian="normal" style:font-weight-asian="bold" style:font-name-complex="Noto Serif CJK KR2" style:font-size-complex="16pt" style:font-style-complex="normal" style:font-weight-complex="bold"/>
    </style:style>
    <style:style style:name="P178" style:family="paragraph" style:parent-style-name="Standard">
      <style:text-properties style:font-name="Noto Serif CJK KR2" fo:font-size="16pt" fo:font-style="normal" fo:font-weight="bold" officeooo:rsid="00b01b0e" officeooo:paragraph-rsid="00b01b0e" style:font-name-asian="Noto Serif CJK KR2" style:font-size-asian="16pt" style:font-style-asian="normal" style:font-weight-asian="bold" style:font-name-complex="Noto Serif CJK KR2" style:font-size-complex="16pt" style:font-style-complex="normal" style:font-weight-complex="bold"/>
    </style:style>
    <style:style style:name="P179" style:family="paragraph" style:parent-style-name="Standard">
      <style:text-properties style:font-name="Noto Serif CJK KR2" fo:font-size="16pt" fo:font-style="normal" fo:font-weight="bold" officeooo:rsid="00b4f795" officeooo:paragraph-rsid="012f3c35" style:font-name-asian="Noto Serif CJK KR2" style:font-size-asian="16pt" style:font-style-asian="normal" style:font-weight-asian="bold" style:font-name-complex="Noto Serif CJK KR2" style:font-size-complex="16pt" style:font-style-complex="normal" style:font-weight-complex="bold"/>
    </style:style>
    <style:style style:name="P180" style:family="paragraph" style:parent-style-name="Standard">
      <style:text-properties style:font-name="Noto Serif CJK KR2" fo:font-size="16pt" fo:font-style="normal" fo:font-weight="bold" officeooo:rsid="00b4f795" officeooo:paragraph-rsid="014627a4" style:font-name-asian="Noto Serif CJK KR2" style:font-size-asian="16pt" style:font-style-asian="normal" style:font-weight-asian="bold" style:font-name-complex="Noto Serif CJK KR2" style:font-size-complex="16pt" style:font-style-complex="normal" style:font-weight-complex="bold"/>
    </style:style>
    <style:style style:name="P181" style:family="paragraph" style:parent-style-name="Standard">
      <style:text-properties style:font-name="Noto Serif CJK KR2" fo:font-size="16pt" fo:font-style="normal" fo:font-weight="bold" officeooo:rsid="00b4f795" officeooo:paragraph-rsid="0151b16f" style:font-name-asian="Noto Serif CJK KR2" style:font-size-asian="16pt" style:font-style-asian="normal" style:font-weight-asian="bold" style:font-name-complex="Noto Serif CJK KR2" style:font-size-complex="16pt" style:font-style-complex="normal" style:font-weight-complex="bold"/>
    </style:style>
    <style:style style:name="P182" style:family="paragraph" style:parent-style-name="Standard">
      <style:text-properties officeooo:paragraph-rsid="00c22671"/>
    </style:style>
    <style:style style:name="P183" style:family="paragraph" style:parent-style-name="Standard">
      <style:text-properties officeooo:paragraph-rsid="00c2d756"/>
    </style:style>
    <style:style style:name="P184" style:family="paragraph" style:parent-style-name="Standard">
      <style:text-properties officeooo:paragraph-rsid="00c3f774"/>
    </style:style>
    <style:style style:name="P185" style:family="paragraph" style:parent-style-name="Standard">
      <style:text-properties officeooo:paragraph-rsid="00c4d8c6"/>
    </style:style>
    <style:style style:name="P186" style:family="paragraph" style:parent-style-name="Standard">
      <style:text-properties officeooo:paragraph-rsid="00c87101"/>
    </style:style>
    <style:style style:name="P187" style:family="paragraph" style:parent-style-name="Standard">
      <style:text-properties officeooo:paragraph-rsid="00c9e504"/>
    </style:style>
    <style:style style:name="P188" style:family="paragraph" style:parent-style-name="Standard">
      <style:text-properties officeooo:paragraph-rsid="00e328e0"/>
    </style:style>
    <style:style style:name="P189" style:family="paragraph" style:parent-style-name="Standard">
      <style:text-properties style:font-name="Noto Serif CJK KR2" fo:font-style="normal" officeooo:rsid="001861d9" officeooo:paragraph-rsid="00ed080c" style:font-name-asian="Noto Serif CJK KR2" style:font-style-asian="normal" style:font-name-complex="Noto Serif CJK KR2" style:font-style-complex="normal"/>
    </style:style>
    <style:style style:name="P190" style:family="paragraph" style:parent-style-name="Standard">
      <style:text-properties style:font-name="Noto Serif CJK KR2" fo:font-style="normal" officeooo:rsid="001861d9" officeooo:paragraph-rsid="00ec77aa" style:font-name-asian="Noto Serif CJK KR2" style:font-style-asian="normal" style:font-name-complex="Noto Serif CJK KR2" style:font-style-complex="normal"/>
    </style:style>
    <style:style style:name="P191" style:family="paragraph" style:parent-style-name="Standard">
      <style:text-properties style:font-name="Noto Serif CJK KR2" fo:font-style="normal" officeooo:rsid="001861d9" officeooo:paragraph-rsid="00f8030d" style:font-name-asian="Noto Serif CJK KR2" style:font-style-asian="normal" style:font-name-complex="Noto Serif CJK KR2" style:font-style-complex="normal"/>
    </style:style>
    <style:style style:name="P192" style:family="paragraph" style:parent-style-name="Standard">
      <style:text-properties style:font-name="Noto Serif CJK KR2" fo:font-style="normal" officeooo:rsid="001861d9" officeooo:paragraph-rsid="01066619" style:font-name-asian="Noto Serif CJK KR2" style:font-style-asian="normal" style:font-name-complex="Noto Serif CJK KR2" style:font-style-complex="normal"/>
    </style:style>
    <style:style style:name="P193" style:family="paragraph" style:parent-style-name="Standard">
      <style:text-properties style:font-name="Noto Serif CJK KR2" fo:font-style="normal" officeooo:rsid="001861d9" officeooo:paragraph-rsid="0134287e" style:font-name-asian="Noto Serif CJK KR2" style:font-style-asian="normal" style:font-name-complex="Noto Serif CJK KR2" style:font-style-complex="normal"/>
    </style:style>
    <style:style style:name="P194" style:family="paragraph" style:parent-style-name="Standard">
      <style:text-properties style:font-name="Noto Serif CJK KR2" fo:font-style="normal" officeooo:rsid="001861d9" officeooo:paragraph-rsid="0134b3f5" style:font-name-asian="Noto Serif CJK KR2" style:font-style-asian="normal" style:font-name-complex="Noto Serif CJK KR2" style:font-style-complex="normal"/>
    </style:style>
    <style:style style:name="P195" style:family="paragraph" style:parent-style-name="Standard">
      <style:text-properties style:font-name="Noto Serif CJK KR2" fo:font-style="normal" officeooo:rsid="001861d9" officeooo:paragraph-rsid="01353b07" style:font-name-asian="Noto Serif CJK KR2" style:font-style-asian="normal" style:font-name-complex="Noto Serif CJK KR2" style:font-style-complex="normal"/>
    </style:style>
    <style:style style:name="P196" style:family="paragraph" style:parent-style-name="Standard">
      <style:text-properties style:font-name="Noto Serif CJK KR2" fo:font-style="normal" officeooo:rsid="001861d9" officeooo:paragraph-rsid="013f5208" style:font-name-asian="Noto Serif CJK KR2" style:font-style-asian="normal" style:font-name-complex="Noto Serif CJK KR2" style:font-style-complex="normal"/>
    </style:style>
    <style:style style:name="P197" style:family="paragraph" style:parent-style-name="Standard">
      <style:text-properties style:font-name="Noto Serif CJK KR2" fo:font-style="normal" officeooo:rsid="001861d9" officeooo:paragraph-rsid="0140f190" style:font-name-asian="Noto Serif CJK KR2" style:font-style-asian="normal" style:font-name-complex="Noto Serif CJK KR2" style:font-style-complex="normal"/>
    </style:style>
    <style:style style:name="P198" style:family="paragraph" style:parent-style-name="Standard">
      <style:text-properties style:font-name="Noto Serif CJK KR2" fo:font-style="normal" officeooo:rsid="014d4ee6" officeooo:paragraph-rsid="014d4ee6" style:font-name-asian="Noto Serif CJK KR2" style:font-style-asian="normal" style:font-name-complex="Noto Serif CJK KR2" style:font-style-complex="normal"/>
    </style:style>
    <style:style style:name="P199" style:family="paragraph" style:parent-style-name="Standard">
      <style:text-properties style:font-name="Noto Serif CJK KR2" fo:font-style="normal" officeooo:rsid="01505692" officeooo:paragraph-rsid="01505692" style:font-name-asian="Noto Serif CJK KR2" style:font-style-asian="normal" style:font-name-complex="Noto Serif CJK KR2" style:font-style-complex="normal"/>
    </style:style>
    <style:style style:name="P200" style:family="paragraph" style:parent-style-name="Standard">
      <style:text-properties style:font-name="Noto Serif CJK KR2" fo:font-style="normal" officeooo:rsid="0155dbb3" officeooo:paragraph-rsid="0155dbb3" style:font-name-asian="Noto Serif CJK KR2" style:font-style-asian="normal" style:font-name-complex="Noto Serif CJK KR2" style:font-style-complex="normal"/>
    </style:style>
    <style:style style:name="P201" style:family="paragraph" style:parent-style-name="Standard">
      <style:text-properties style:font-name="Noto Serif CJK KR2" fo:font-style="normal" officeooo:rsid="015b5b1e" officeooo:paragraph-rsid="015b5b1e" style:font-name-asian="Noto Serif CJK KR2" style:font-style-asian="normal" style:font-name-complex="Noto Serif CJK KR2" style:font-style-complex="normal"/>
    </style:style>
    <style:style style:name="P202" style:family="paragraph" style:parent-style-name="Standard">
      <style:text-properties style:font-name="Noto Serif CJK KR2" fo:font-style="normal" officeooo:rsid="0156ecfc" officeooo:paragraph-rsid="0156ecfc" style:font-name-asian="Noto Serif CJK KR2" style:font-style-asian="normal" style:font-name-complex="Noto Serif CJK KR2" style:font-style-complex="normal"/>
    </style:style>
    <style:style style:name="P203" style:family="paragraph" style:parent-style-name="Standard">
      <style:text-properties style:font-name="Noto Serif CJK KR2" fo:font-style="normal" officeooo:rsid="0071a906" officeooo:paragraph-rsid="015cc0f9" style:font-name-asian="Noto Serif CJK KR2" style:font-style-asian="normal" style:font-name-complex="Noto Serif CJK KR2" style:font-style-complex="normal"/>
    </style:style>
    <style:style style:name="P204" style:family="paragraph" style:parent-style-name="Standard">
      <style:text-properties style:font-name="Noto Serif CJK KR2" fo:font-style="normal" officeooo:rsid="0071a906" officeooo:paragraph-rsid="0156fb5a" style:font-name-asian="Noto Serif CJK KR2" style:font-style-asian="normal" style:font-name-complex="Noto Serif CJK KR2" style:font-style-complex="normal"/>
    </style:style>
    <style:style style:name="P205" style:family="paragraph" style:parent-style-name="Standard">
      <style:text-properties style:font-name="Noto Serif CJK KR2" fo:font-style="normal" officeooo:rsid="0071a906" officeooo:paragraph-rsid="015ef280" style:font-name-asian="Noto Serif CJK KR2" style:font-style-asian="normal" style:font-name-complex="Noto Serif CJK KR2" style:font-style-complex="normal"/>
    </style:style>
    <style:style style:name="P206" style:family="paragraph" style:parent-style-name="Standard">
      <style:text-properties style:font-name="Noto Serif CJK KR2" fo:font-style="normal" officeooo:rsid="0071a906" officeooo:paragraph-rsid="015f447d" style:font-name-asian="Noto Serif CJK KR2" style:font-style-asian="normal" style:font-name-complex="Noto Serif CJK KR2" style:font-style-complex="normal"/>
    </style:style>
    <style:style style:name="P207" style:family="paragraph" style:parent-style-name="Standard">
      <style:text-properties style:font-name="Noto Serif CJK KR2" fo:font-style="normal" officeooo:rsid="0071a906" officeooo:paragraph-rsid="0161c837" style:font-name-asian="Noto Serif CJK KR2" style:font-style-asian="normal" style:font-name-complex="Noto Serif CJK KR2" style:font-style-complex="normal"/>
    </style:style>
    <style:style style:name="P208" style:family="paragraph" style:parent-style-name="Standard">
      <style:text-properties style:font-name="Noto Serif CJK KR2" fo:font-style="normal" officeooo:rsid="0071a906" officeooo:paragraph-rsid="01641d89" style:font-name-asian="Noto Serif CJK KR2" style:font-style-asian="normal" style:font-name-complex="Noto Serif CJK KR2" style:font-style-complex="normal"/>
    </style:style>
    <style:style style:name="P209" style:family="paragraph" style:parent-style-name="Standard">
      <style:text-properties style:font-name="Noto Serif CJK KR2" fo:font-style="normal" officeooo:rsid="0071a906" officeooo:paragraph-rsid="0165b972" style:font-name-asian="Noto Serif CJK KR2" style:font-style-asian="normal" style:font-name-complex="Noto Serif CJK KR2" style:font-style-complex="normal"/>
    </style:style>
    <style:style style:name="P210" style:family="paragraph" style:parent-style-name="Standard">
      <style:text-properties style:font-name="Noto Serif CJK KR2" fo:font-style="normal" officeooo:rsid="0071a906" officeooo:paragraph-rsid="01668ce5" style:font-name-asian="Noto Serif CJK KR2" style:font-style-asian="normal" style:font-name-complex="Noto Serif CJK KR2" style:font-style-complex="normal"/>
    </style:style>
    <style:style style:name="P211" style:family="paragraph" style:parent-style-name="Standard">
      <style:text-properties style:font-name="Noto Serif CJK KR2" fo:font-style="normal" officeooo:rsid="0071a906" officeooo:paragraph-rsid="0168198f" style:font-name-asian="Noto Serif CJK KR2" style:font-style-asian="normal" style:font-name-complex="Noto Serif CJK KR2" style:font-style-complex="normal"/>
    </style:style>
    <style:style style:name="P212" style:family="paragraph" style:parent-style-name="Standard">
      <style:text-properties style:font-name="Noto Serif CJK KR2" fo:font-style="normal" officeooo:rsid="0071a906" officeooo:paragraph-rsid="014c0296" style:font-name-asian="Noto Serif CJK KR2" style:font-style-asian="normal" style:font-name-complex="Noto Serif CJK KR2" style:font-style-complex="normal"/>
    </style:style>
    <style:style style:name="P213" style:family="paragraph" style:parent-style-name="Standard">
      <style:text-properties style:font-name="Noto Serif CJK KR2" fo:font-style="normal" officeooo:rsid="0071a906" officeooo:paragraph-rsid="013f5208" style:font-name-asian="Noto Serif CJK KR2" style:font-style-asian="normal" style:font-name-complex="Noto Serif CJK KR2" style:font-style-complex="normal"/>
    </style:style>
    <style:style style:name="P214" style:family="paragraph" style:parent-style-name="Standard">
      <style:text-properties style:font-name="Noto Serif CJK KR2" fo:font-style="normal" officeooo:rsid="0071a906" officeooo:paragraph-rsid="016fc09d" style:font-name-asian="Noto Serif CJK KR2" style:font-style-asian="normal" style:font-name-complex="Noto Serif CJK KR2" style:font-style-complex="normal"/>
    </style:style>
    <style:style style:name="P215" style:family="paragraph" style:parent-style-name="Standard">
      <style:text-properties style:font-name="Noto Serif CJK KR2" fo:font-style="normal" officeooo:rsid="0071a906" officeooo:paragraph-rsid="0170d735" style:font-name-asian="Noto Serif CJK KR2" style:font-style-asian="normal" style:font-name-complex="Noto Serif CJK KR2" style:font-style-complex="normal"/>
    </style:style>
    <style:style style:name="P216" style:family="paragraph" style:parent-style-name="Standard">
      <style:text-properties style:font-name="Noto Serif CJK KR2" fo:font-style="normal" officeooo:rsid="0071a906" officeooo:paragraph-rsid="0171966f" style:font-name-asian="Noto Serif CJK KR2" style:font-style-asian="normal" style:font-name-complex="Noto Serif CJK KR2" style:font-style-complex="normal"/>
    </style:style>
    <style:style style:name="P217" style:family="paragraph" style:parent-style-name="Standard">
      <style:text-properties style:font-name="Noto Serif CJK KR2" fo:font-style="normal" officeooo:rsid="0071a906" officeooo:paragraph-rsid="01740cb1" style:font-name-asian="Noto Serif CJK KR2" style:font-style-asian="normal" style:font-name-complex="Noto Serif CJK KR2" style:font-style-complex="normal"/>
    </style:style>
    <style:style style:name="P218" style:family="paragraph" style:parent-style-name="Standard">
      <style:text-properties style:font-name="Noto Serif CJK KR2" fo:font-style="normal" officeooo:rsid="0071a906" officeooo:paragraph-rsid="01756ed2" style:font-name-asian="Noto Serif CJK KR2" style:font-style-asian="normal" style:font-name-complex="Noto Serif CJK KR2" style:font-style-complex="normal"/>
    </style:style>
    <style:style style:name="P219" style:family="paragraph" style:parent-style-name="Standard">
      <style:text-properties style:font-name="Noto Serif CJK KR2" fo:font-style="normal" officeooo:rsid="0071a906" officeooo:paragraph-rsid="017570f0" style:font-name-asian="Noto Serif CJK KR2" style:font-style-asian="normal" style:font-name-complex="Noto Serif CJK KR2" style:font-style-complex="normal"/>
    </style:style>
    <style:style style:name="P220" style:family="paragraph" style:parent-style-name="Standard">
      <style:text-properties style:font-name="Noto Serif CJK KR2" fo:font-style="normal" officeooo:rsid="0071a906" officeooo:paragraph-rsid="01765a2a" style:font-name-asian="Noto Serif CJK KR2" style:font-style-asian="normal" style:font-name-complex="Noto Serif CJK KR2" style:font-style-complex="normal"/>
    </style:style>
    <style:style style:name="P221" style:family="paragraph" style:parent-style-name="Standard">
      <style:text-properties style:font-name="Noto Serif CJK KR2" fo:font-style="normal" officeooo:rsid="0071a906" officeooo:paragraph-rsid="017ca552" style:font-name-asian="Noto Serif CJK KR2" style:font-style-asian="normal" style:font-name-complex="Noto Serif CJK KR2" style:font-style-complex="normal"/>
    </style:style>
    <style:style style:name="P222" style:family="paragraph" style:parent-style-name="Standard">
      <style:text-properties style:font-name="Noto Serif CJK KR2" fo:font-style="normal" officeooo:rsid="0092d211" officeooo:paragraph-rsid="01326c7f" style:font-name-asian="Noto Serif CJK KR2" style:font-style-asian="normal" style:font-name-complex="Noto Serif CJK KR2" style:font-style-complex="normal"/>
    </style:style>
    <style:style style:name="P223" style:family="paragraph" style:parent-style-name="Standard">
      <style:text-properties style:font-name="Noto Serif CJK KR2" fo:font-style="normal" officeooo:rsid="0075433e" officeooo:paragraph-rsid="00d641ea" style:font-name-asian="Noto Serif CJK KR2" style:font-style-asian="normal" style:font-name-complex="Noto Serif CJK KR2" style:font-style-complex="normal"/>
    </style:style>
    <style:style style:name="P224" style:family="paragraph" style:parent-style-name="Standard">
      <style:text-properties style:font-name="Noto Serif CJK KR2" fo:font-size="16pt" fo:font-style="normal" fo:font-weight="bold" officeooo:rsid="00b4f795" officeooo:paragraph-rsid="016fc09d" style:font-name-asian="Noto Serif CJK KR2" style:font-size-asian="16pt" style:font-style-asian="normal" style:font-weight-asian="bold" style:font-name-complex="Noto Serif CJK KR2" style:font-size-complex="16pt" style:font-style-complex="normal" style:font-weight-complex="bold"/>
    </style:style>
    <style:style style:name="T1" style:family="text">
      <style:text-properties officeooo:rsid="006d2cb4"/>
    </style:style>
    <style:style style:name="T2" style:family="text">
      <style:text-properties officeooo:rsid="00796715"/>
    </style:style>
    <style:style style:name="T3" style:family="text">
      <style:text-properties officeooo:rsid="007a9282"/>
    </style:style>
    <style:style style:name="T4" style:family="text">
      <style:text-properties officeooo:rsid="008525d8"/>
    </style:style>
    <style:style style:name="T5" style:family="text">
      <style:text-properties officeooo:rsid="0085e3aa"/>
    </style:style>
    <style:style style:name="T6" style:family="text">
      <style:text-properties officeooo:rsid="00889dc3"/>
    </style:style>
    <style:style style:name="T7" style:family="text">
      <style:text-properties officeooo:rsid="008e99de"/>
    </style:style>
    <style:style style:name="T8" style:family="text">
      <style:text-properties officeooo:rsid="0092002a"/>
    </style:style>
    <style:style style:name="T9" style:family="text">
      <style:text-properties officeooo:rsid="0092d211"/>
    </style:style>
    <style:style style:name="T10" style:family="text">
      <style:text-properties officeooo:rsid="0095ace9"/>
    </style:style>
    <style:style style:name="T11" style:family="text">
      <style:text-properties officeooo:rsid="009a7edb"/>
    </style:style>
    <style:style style:name="T12" style:family="text">
      <style:text-properties officeooo:rsid="009c3587"/>
    </style:style>
    <style:style style:name="T13" style:family="text">
      <style:text-properties officeooo:rsid="00a4a347"/>
    </style:style>
    <style:style style:name="T14" style:family="text">
      <style:text-properties style:font-name="Noto Serif CJK KR2" fo:font-style="normal" officeooo:rsid="00615aed" style:font-name-asian="Noto Serif CJK KR2" style:font-style-asian="normal" style:font-name-complex="Noto Serif CJK KR2" style:font-style-complex="normal"/>
    </style:style>
    <style:style style:name="T15" style:family="text">
      <style:text-properties style:font-name="Noto Serif CJK KR2" fo:font-style="normal" officeooo:rsid="001861d9" style:font-name-asian="Noto Serif CJK KR2" style:font-style-asian="normal" style:font-name-complex="Noto Serif CJK KR2" style:font-style-complex="normal"/>
    </style:style>
    <style:style style:name="T16" style:family="text">
      <style:text-properties style:font-name="Noto Serif CJK KR2" fo:font-style="normal" officeooo:rsid="0063090c" style:font-name-asian="Noto Serif CJK KR2" style:font-style-asian="normal" style:font-name-complex="Noto Serif CJK KR2" style:font-style-complex="normal"/>
    </style:style>
    <style:style style:name="T17" style:family="text">
      <style:text-properties style:font-name="Noto Serif CJK KR2" fo:font-style="normal" officeooo:rsid="00bca2aa" style:font-name-asian="Noto Serif CJK KR2" style:font-style-asian="normal" style:font-name-complex="Noto Serif CJK KR2" style:font-style-complex="normal"/>
    </style:style>
    <style:style style:name="T18" style:family="text">
      <style:text-properties style:font-name="Noto Serif CJK KR2" fo:font-style="normal" officeooo:rsid="001dc698" style:font-name-asian="Noto Serif CJK KR2" style:font-style-asian="normal" style:font-name-complex="Noto Serif CJK KR2" style:font-style-complex="normal"/>
    </style:style>
    <style:style style:name="T19" style:family="text">
      <style:text-properties style:font-name="Noto Serif CJK KR2" fo:font-style="normal" officeooo:rsid="00c22671" style:font-name-asian="Noto Serif CJK KR2" style:font-style-asian="normal" style:font-name-complex="Noto Serif CJK KR2" style:font-style-complex="normal"/>
    </style:style>
    <style:style style:name="T20" style:family="text">
      <style:text-properties style:font-name="Noto Serif CJK KR2" fo:font-style="normal" officeooo:rsid="00637d41" style:font-name-asian="Noto Serif CJK KR2" style:font-style-asian="normal" style:font-name-complex="Noto Serif CJK KR2" style:font-style-complex="normal"/>
    </style:style>
    <style:style style:name="T21" style:family="text">
      <style:text-properties style:font-name="Noto Serif CJK KR2" fo:font-style="normal" officeooo:rsid="00647219" style:font-name-asian="Noto Serif CJK KR2" style:font-style-asian="normal" style:font-name-complex="Noto Serif CJK KR2" style:font-style-complex="normal"/>
    </style:style>
    <style:style style:name="T22" style:family="text">
      <style:text-properties style:font-name="Noto Serif CJK KR2" fo:font-style="normal" officeooo:rsid="00c2d756" style:font-name-asian="Noto Serif CJK KR2" style:font-style-asian="normal" style:font-name-complex="Noto Serif CJK KR2" style:font-style-complex="normal"/>
    </style:style>
    <style:style style:name="T23" style:family="text">
      <style:text-properties style:font-name="Noto Serif CJK KR2" fo:font-style="normal" officeooo:rsid="0064019b" style:font-name-asian="Noto Serif CJK KR2" style:font-style-asian="normal" style:font-name-complex="Noto Serif CJK KR2" style:font-style-complex="normal"/>
    </style:style>
    <style:style style:name="T24" style:family="text">
      <style:text-properties style:font-name="Noto Serif CJK KR2" fo:font-style="normal" officeooo:rsid="00c2dabe" style:font-name-asian="Noto Serif CJK KR2" style:font-style-asian="normal" style:font-name-complex="Noto Serif CJK KR2" style:font-style-complex="normal"/>
    </style:style>
    <style:style style:name="T25" style:family="text">
      <style:text-properties style:font-name="Noto Serif CJK KR2" fo:font-style="normal" officeooo:rsid="00c3f774" style:font-name-asian="Noto Serif CJK KR2" style:font-style-asian="normal" style:font-name-complex="Noto Serif CJK KR2" style:font-style-complex="normal"/>
    </style:style>
    <style:style style:name="T26" style:family="text">
      <style:text-properties style:font-name="Noto Serif CJK KR2" fo:font-style="normal" officeooo:rsid="0065d790" style:font-name-asian="Noto Serif CJK KR2" style:font-style-asian="normal" style:font-name-complex="Noto Serif CJK KR2" style:font-style-complex="normal"/>
    </style:style>
    <style:style style:name="T27" style:family="text">
      <style:text-properties style:font-name="Noto Serif CJK KR2" fo:font-style="normal" officeooo:rsid="00c4d8c6" style:font-name-asian="Noto Serif CJK KR2" style:font-style-asian="normal" style:font-name-complex="Noto Serif CJK KR2" style:font-style-complex="normal"/>
    </style:style>
    <style:style style:name="T28" style:family="text">
      <style:text-properties style:font-name="Noto Serif CJK KR2" fo:font-style="normal" officeooo:rsid="00c69d96" style:font-name-asian="Noto Serif CJK KR2" style:font-style-asian="normal" style:font-name-complex="Noto Serif CJK KR2" style:font-style-complex="normal"/>
    </style:style>
    <style:style style:name="T29" style:family="text">
      <style:text-properties style:font-name="Noto Serif CJK KR2" fo:font-style="normal" officeooo:rsid="00c87101" style:font-name-asian="Noto Serif CJK KR2" style:font-style-asian="normal" style:font-name-complex="Noto Serif CJK KR2" style:font-style-complex="normal"/>
    </style:style>
    <style:style style:name="T30" style:family="text">
      <style:text-properties style:font-name="Noto Serif CJK KR2" fo:font-style="normal" officeooo:rsid="00c9e504" style:font-name-asian="Noto Serif CJK KR2" style:font-style-asian="normal" style:font-name-complex="Noto Serif CJK KR2" style:font-style-complex="normal"/>
    </style:style>
    <style:style style:name="T31" style:family="text">
      <style:text-properties style:font-name="Noto Serif CJK KR2" fo:font-style="normal" officeooo:rsid="00b2b2c4" style:font-name-asian="Noto Serif CJK KR2" style:font-style-asian="normal" style:font-name-complex="Noto Serif CJK KR2" style:font-style-complex="normal"/>
    </style:style>
    <style:style style:name="T32" style:family="text">
      <style:text-properties style:font-name="Noto Serif CJK KR2" fo:font-style="normal" officeooo:rsid="00ec1002" style:font-name-asian="Noto Serif CJK KR2" style:font-style-asian="normal" style:font-name-complex="Noto Serif CJK KR2" style:font-style-complex="normal"/>
    </style:style>
    <style:style style:name="T33" style:family="text">
      <style:text-properties style:font-name="Noto Serif CJK KR2" fo:font-style="normal" officeooo:rsid="015d28fc" style:font-name-asian="Noto Serif CJK KR2" style:font-style-asian="normal" style:font-name-complex="Noto Serif CJK KR2" style:font-style-complex="normal"/>
    </style:style>
    <style:style style:name="T34" style:family="text">
      <style:text-properties style:font-name="Noto Serif CJK KR2" officeooo:rsid="014d4ee6" style:font-name-asian="Noto Serif CJK KR2" style:font-name-complex="Noto Serif CJK KR2"/>
    </style:style>
    <style:style style:name="T35" style:family="text">
      <style:text-properties style:font-name="Noto Serif CJK KR2" officeooo:rsid="00615aed" style:font-name-asian="Noto Serif CJK KR2" style:font-name-complex="Noto Serif CJK KR2"/>
    </style:style>
    <style:style style:name="T36" style:family="text">
      <style:text-properties style:font-name="Noto Serif CJK KR2" officeooo:rsid="001dc698" style:font-name-asian="Noto Serif CJK KR2" style:font-name-complex="Noto Serif CJK KR2"/>
    </style:style>
    <style:style style:name="T37" style:family="text">
      <style:text-properties style:font-name="Noto Serif CJK KR2" officeooo:rsid="014e4f41" style:font-name-asian="Noto Serif CJK KR2" style:font-name-complex="Noto Serif CJK KR2"/>
    </style:style>
    <style:style style:name="T38" style:family="text">
      <style:text-properties style:font-name="Noto Serif CJK KR2" officeooo:rsid="001861d9" style:font-name-asian="Noto Serif CJK KR2" style:font-name-complex="Noto Serif CJK KR2"/>
    </style:style>
    <style:style style:name="T39" style:family="text">
      <style:text-properties style:font-name="Noto Serif CJK KR2" officeooo:rsid="01505692" style:font-name-asian="Noto Serif CJK KR2" style:font-name-complex="Noto Serif CJK KR2"/>
    </style:style>
    <style:style style:name="T40" style:family="text">
      <style:text-properties style:font-name="Noto Serif CJK KR2" officeooo:rsid="01548fed" style:font-name-asian="Noto Serif CJK KR2" style:font-name-complex="Noto Serif CJK KR2"/>
    </style:style>
    <style:style style:name="T41" style:family="text">
      <style:text-properties style:font-name="Noto Serif CJK KR2" officeooo:rsid="0155dbb3" style:font-name-asian="Noto Serif CJK KR2" style:font-name-complex="Noto Serif CJK KR2"/>
    </style:style>
    <style:style style:name="T42" style:family="text">
      <style:text-properties style:font-name="Noto Serif CJK KR2" officeooo:rsid="0156ecfc" style:font-name-asian="Noto Serif CJK KR2" style:font-name-complex="Noto Serif CJK KR2"/>
    </style:style>
    <style:style style:name="T43" style:family="text">
      <style:text-properties style:font-name="Noto Serif CJK KR2" officeooo:rsid="015786a0" style:font-name-asian="Noto Serif CJK KR2" style:font-name-complex="Noto Serif CJK KR2"/>
    </style:style>
    <style:style style:name="T44" style:family="text">
      <style:text-properties style:font-name="Noto Serif CJK KR2" officeooo:rsid="0159631d" style:font-name-asian="Noto Serif CJK KR2" style:font-name-complex="Noto Serif CJK KR2"/>
    </style:style>
    <style:style style:name="T45" style:family="text">
      <style:text-properties style:font-name="Noto Serif CJK KR2" officeooo:rsid="015b5b1e" style:font-name-asian="Noto Serif CJK KR2" style:font-name-complex="Noto Serif CJK KR2"/>
    </style:style>
    <style:style style:name="T46" style:family="text">
      <style:text-properties officeooo:rsid="001dc698"/>
    </style:style>
    <style:style style:name="T47" style:family="text">
      <style:text-properties officeooo:rsid="00bca2aa"/>
    </style:style>
    <style:style style:name="T48" style:family="text">
      <style:text-properties officeooo:rsid="00615aed"/>
    </style:style>
    <style:style style:name="T49" style:family="text">
      <style:text-properties officeooo:rsid="001861d9"/>
    </style:style>
    <style:style style:name="T50" style:family="text">
      <style:text-properties fo:color="#3465a4" style:font-name="Noto Serif CJK KR2" fo:font-style="normal" officeooo:rsid="00bca2aa" style:font-name-asian="Noto Serif CJK KR2" style:font-style-asian="normal" style:font-name-complex="Noto Serif CJK KR2" style:font-style-complex="normal"/>
    </style:style>
    <style:style style:name="T51" style:family="text">
      <style:text-properties fo:color="#3465a4" style:font-name="Noto Serif CJK KR2" fo:font-style="normal" officeooo:rsid="00c2d756" style:font-name-asian="Noto Serif CJK KR2" style:font-style-asian="normal" style:font-name-complex="Noto Serif CJK KR2" style:font-style-complex="normal"/>
    </style:style>
    <style:style style:name="T52" style:family="text">
      <style:text-properties fo:color="#3465a4" style:font-name="Noto Serif CJK KR2" fo:font-style="normal" officeooo:rsid="00c4d8c6" style:font-name-asian="Noto Serif CJK KR2" style:font-style-asian="normal" style:font-name-complex="Noto Serif CJK KR2" style:font-style-complex="normal"/>
    </style:style>
    <style:style style:name="T53" style:family="text">
      <style:text-properties officeooo:rsid="0063090c"/>
    </style:style>
    <style:style style:name="T54" style:family="text">
      <style:text-properties officeooo:rsid="00bd7407"/>
    </style:style>
    <style:style style:name="T55" style:family="text">
      <style:text-properties officeooo:rsid="00bf4ed7"/>
    </style:style>
    <style:style style:name="T56" style:family="text">
      <style:text-properties officeooo:rsid="00c05133"/>
    </style:style>
    <style:style style:name="T57" style:family="text">
      <style:text-properties officeooo:rsid="00c22671"/>
    </style:style>
    <style:style style:name="T58" style:family="text">
      <style:text-properties officeooo:rsid="00c2d756"/>
    </style:style>
    <style:style style:name="T59" style:family="text">
      <style:text-properties officeooo:rsid="00c3f774"/>
    </style:style>
    <style:style style:name="T60" style:family="text">
      <style:text-properties officeooo:rsid="00c490c3"/>
    </style:style>
    <style:style style:name="T61" style:family="text">
      <style:text-properties officeooo:rsid="00c4d8c6"/>
    </style:style>
    <style:style style:name="T62" style:family="text">
      <style:text-properties officeooo:rsid="00c69d96"/>
    </style:style>
    <style:style style:name="T63" style:family="text">
      <style:text-properties officeooo:rsid="00c87101"/>
    </style:style>
    <style:style style:name="T64" style:family="text">
      <style:text-properties officeooo:rsid="00c9e504"/>
    </style:style>
    <style:style style:name="T65" style:family="text">
      <style:text-properties officeooo:rsid="0066c28c"/>
    </style:style>
    <style:style style:name="T66" style:family="text">
      <style:text-properties officeooo:rsid="00cb915b"/>
    </style:style>
    <style:style style:name="T67" style:family="text">
      <style:text-properties officeooo:rsid="00cc49fa"/>
    </style:style>
    <style:style style:name="T68" style:family="text">
      <style:text-properties officeooo:rsid="00ce3e30"/>
    </style:style>
    <style:style style:name="T69" style:family="text">
      <style:text-properties officeooo:rsid="00ce702d"/>
    </style:style>
    <style:style style:name="T70" style:family="text">
      <style:text-properties officeooo:rsid="00cfb956"/>
    </style:style>
    <style:style style:name="T71" style:family="text">
      <style:text-properties officeooo:rsid="00d16935"/>
    </style:style>
    <style:style style:name="T72" style:family="text">
      <style:text-properties officeooo:rsid="00d27ca0"/>
    </style:style>
    <style:style style:name="T73" style:family="text">
      <style:text-properties officeooo:rsid="00d432b9"/>
    </style:style>
    <style:style style:name="T74" style:family="text">
      <style:text-properties officeooo:rsid="00d4a334"/>
    </style:style>
    <style:style style:name="T75" style:family="text">
      <style:text-properties officeooo:rsid="00d641ea"/>
    </style:style>
    <style:style style:name="T76" style:family="text">
      <style:text-properties officeooo:rsid="00d6c3c0"/>
    </style:style>
    <style:style style:name="T77" style:family="text">
      <style:text-properties officeooo:rsid="00d74dd0"/>
    </style:style>
    <style:style style:name="T78" style:family="text">
      <style:text-properties officeooo:rsid="00da5029"/>
    </style:style>
    <style:style style:name="T79" style:family="text">
      <style:text-properties officeooo:rsid="00811fc7"/>
    </style:style>
    <style:style style:name="T80" style:family="text">
      <style:text-properties officeooo:rsid="00dbfc19"/>
    </style:style>
    <style:style style:name="T81" style:family="text">
      <style:text-properties officeooo:rsid="00dcf9e3"/>
    </style:style>
    <style:style style:name="T82" style:family="text">
      <style:text-properties officeooo:rsid="00dd6313"/>
    </style:style>
    <style:style style:name="T83" style:family="text">
      <style:text-properties officeooo:rsid="00df6955"/>
    </style:style>
    <style:style style:name="T84" style:family="text">
      <style:text-properties officeooo:rsid="00e328e0"/>
    </style:style>
    <style:style style:name="T85" style:family="text">
      <style:text-properties officeooo:rsid="00e76d05"/>
    </style:style>
    <style:style style:name="T86" style:family="text">
      <style:text-properties officeooo:rsid="00e8d160"/>
    </style:style>
    <style:style style:name="T87" style:family="text">
      <style:text-properties officeooo:rsid="00ec1002"/>
    </style:style>
    <style:style style:name="T88" style:family="text">
      <style:text-properties officeooo:rsid="00eeb776"/>
    </style:style>
    <style:style style:name="T89" style:family="text">
      <style:text-properties officeooo:rsid="00f069cf"/>
    </style:style>
    <style:style style:name="T90" style:family="text">
      <style:text-properties officeooo:rsid="00f21558"/>
    </style:style>
    <style:style style:name="T91" style:family="text">
      <style:text-properties officeooo:rsid="00f6542a"/>
    </style:style>
    <style:style style:name="T92" style:family="text">
      <style:text-properties officeooo:rsid="00f9ff5e"/>
    </style:style>
    <style:style style:name="T93" style:family="text">
      <style:text-properties officeooo:rsid="00fbf55a"/>
    </style:style>
    <style:style style:name="T94" style:family="text">
      <style:text-properties officeooo:rsid="00fee11d"/>
    </style:style>
    <style:style style:name="T95" style:family="text">
      <style:text-properties officeooo:rsid="0101570c"/>
    </style:style>
    <style:style style:name="T96" style:family="text">
      <style:text-properties officeooo:rsid="010232c5"/>
    </style:style>
    <style:style style:name="T97" style:family="text">
      <style:text-properties officeooo:rsid="0103d202"/>
    </style:style>
    <style:style style:name="T98" style:family="text">
      <style:text-properties officeooo:rsid="0103d68f"/>
    </style:style>
    <style:style style:name="T99" style:family="text">
      <style:text-properties officeooo:rsid="01046ff2"/>
    </style:style>
    <style:style style:name="T100" style:family="text">
      <style:text-properties officeooo:rsid="01066619"/>
    </style:style>
    <style:style style:name="T101" style:family="text">
      <style:text-properties officeooo:rsid="01078700"/>
    </style:style>
    <style:style style:name="T102" style:family="text">
      <style:text-properties officeooo:rsid="01092f0f"/>
    </style:style>
    <style:style style:name="T103" style:family="text">
      <style:text-properties officeooo:rsid="010ab01c"/>
    </style:style>
    <style:style style:name="T104" style:family="text">
      <style:text-properties officeooo:rsid="010acd5a"/>
    </style:style>
    <style:style style:name="T105" style:family="text">
      <style:text-properties officeooo:rsid="010bbf1c"/>
    </style:style>
    <style:style style:name="T106" style:family="text">
      <style:text-properties officeooo:rsid="010cbfb2"/>
    </style:style>
    <style:style style:name="T107" style:family="text">
      <style:text-properties officeooo:rsid="0110e720"/>
    </style:style>
    <style:style style:name="T108" style:family="text">
      <style:text-properties officeooo:rsid="0116c81a"/>
    </style:style>
    <style:style style:name="T109" style:family="text">
      <style:text-properties officeooo:rsid="0117e5a9"/>
    </style:style>
    <style:style style:name="T110" style:family="text">
      <style:text-properties officeooo:rsid="01186908"/>
    </style:style>
    <style:style style:name="T111" style:family="text">
      <style:text-properties officeooo:rsid="0119d372"/>
    </style:style>
    <style:style style:name="T112" style:family="text">
      <style:text-properties officeooo:rsid="011ccdb3"/>
    </style:style>
    <style:style style:name="T113" style:family="text">
      <style:text-properties officeooo:rsid="011e0f13"/>
    </style:style>
    <style:style style:name="T114" style:family="text">
      <style:text-properties officeooo:rsid="011f2783"/>
    </style:style>
    <style:style style:name="T115" style:family="text">
      <style:text-properties officeooo:rsid="0120d130"/>
    </style:style>
    <style:style style:name="T116" style:family="text">
      <style:text-properties officeooo:rsid="01235081"/>
    </style:style>
    <style:style style:name="T117" style:family="text">
      <style:text-properties officeooo:rsid="01253f0f"/>
    </style:style>
    <style:style style:name="T118" style:family="text">
      <style:text-properties officeooo:rsid="012822de"/>
    </style:style>
    <style:style style:name="T119" style:family="text">
      <style:text-properties officeooo:rsid="0129547a"/>
    </style:style>
    <style:style style:name="T120" style:family="text">
      <style:text-properties officeooo:rsid="012a5e87"/>
    </style:style>
    <style:style style:name="T121" style:family="text">
      <style:text-properties officeooo:rsid="012ca3d1"/>
    </style:style>
    <style:style style:name="T122" style:family="text">
      <style:text-properties officeooo:rsid="012f3c35"/>
    </style:style>
    <style:style style:name="T123" style:family="text">
      <style:text-properties officeooo:rsid="01326c7f"/>
    </style:style>
    <style:style style:name="T124" style:family="text">
      <style:text-properties officeooo:rsid="01349557"/>
    </style:style>
    <style:style style:name="T125" style:family="text">
      <style:text-properties officeooo:rsid="0134b3f5"/>
    </style:style>
    <style:style style:name="T126" style:family="text">
      <style:text-properties officeooo:rsid="013bf393"/>
    </style:style>
    <style:style style:name="T127" style:family="text">
      <style:text-properties officeooo:rsid="013dd6c1"/>
    </style:style>
    <style:style style:name="T128" style:family="text">
      <style:text-properties officeooo:rsid="013f5208"/>
    </style:style>
    <style:style style:name="T129" style:family="text">
      <style:text-properties officeooo:rsid="0147f34b"/>
    </style:style>
    <style:style style:name="T130" style:family="text">
      <style:text-properties officeooo:rsid="014c0296"/>
    </style:style>
    <style:style style:name="T131" style:family="text">
      <style:text-properties officeooo:rsid="014f2c58"/>
    </style:style>
    <style:style style:name="T132" style:family="text">
      <style:text-properties officeooo:rsid="01514d0c"/>
    </style:style>
    <style:style style:name="T133" style:family="text">
      <style:text-properties officeooo:rsid="015cc0f9"/>
    </style:style>
    <style:style style:name="T134" style:family="text">
      <style:text-properties officeooo:rsid="0156fb5a"/>
    </style:style>
    <style:style style:name="T135" style:family="text">
      <style:text-properties officeooo:rsid="015786a0"/>
    </style:style>
    <style:style style:name="T136" style:family="text">
      <style:text-properties officeooo:rsid="015ef280"/>
    </style:style>
    <style:style style:name="T137" style:family="text">
      <style:text-properties officeooo:rsid="015f14e5"/>
    </style:style>
    <style:style style:name="T138" style:family="text">
      <style:text-properties officeooo:rsid="015f447d"/>
    </style:style>
    <style:style style:name="T139" style:family="text">
      <style:text-properties officeooo:rsid="0161c837"/>
    </style:style>
    <style:style style:name="T140" style:family="text">
      <style:text-properties officeooo:rsid="01641d89"/>
    </style:style>
    <style:style style:name="T141" style:family="text">
      <style:text-properties officeooo:rsid="0165b972"/>
    </style:style>
    <style:style style:name="T142" style:family="text">
      <style:text-properties officeooo:rsid="01668ce5"/>
    </style:style>
    <style:style style:name="T143" style:family="text">
      <style:text-properties officeooo:rsid="0168198f"/>
    </style:style>
    <style:style style:name="T144" style:family="text">
      <style:text-properties officeooo:rsid="0169a9ef"/>
    </style:style>
    <style:style style:name="T145" style:family="text">
      <style:text-properties officeooo:rsid="016b0a79"/>
    </style:style>
    <style:style style:name="T146" style:family="text">
      <style:text-properties officeooo:rsid="0170d735"/>
    </style:style>
    <style:style style:name="T147" style:family="text">
      <style:text-properties officeooo:rsid="0171966f"/>
    </style:style>
    <style:style style:name="T148" style:family="text">
      <style:text-properties officeooo:rsid="017211dd"/>
    </style:style>
    <style:style style:name="T149" style:family="text">
      <style:text-properties officeooo:rsid="01756ed2"/>
    </style:style>
    <style:style style:name="T150" style:family="text">
      <style:text-properties officeooo:rsid="017a11c0"/>
    </style:style>
    <style:style style:name="T151" style:family="text">
      <style:text-properties officeooo:rsid="017a8fa9"/>
    </style:style>
    <style:style style:name="T152" style:family="text">
      <style:text-properties officeooo:rsid="017af02e"/>
    </style:style>
    <style:style style:name="T153" style:family="text">
      <style:text-properties officeooo:rsid="017ca55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3">1. 표준 header_file</text:p>
      <text:p text:style-name="P15"/>
      <text:p text:style-name="P16"><text:span text:style-name="T49"><text:s/>■ </text:span>#include <text:span text:style-name="T73">header_file</text:span> : <text:span text:style-name="T73">header_file</text:span>적용</text:p>
      <text:p text:style-name="P16"><text:s text:c="2"/>- <text:span text:style-name="T73">&lt;header_file&gt; : 표준 include directory의 header_file 적용</text:span></text:p>
      <text:p text:style-name="P16"><text:s text:c="2"/>- “<text:span text:style-name="T73">header_file” : 실행 파일이 있는 directory의 header_file 적용</text:span></text:p>
      <text:p text:style-name="P17"><text:span text:style-name="T48"><text:s text:c="2"/></text:span><text:span text:style-name="T46">◆ </text:span>&lt;stdio.h&gt; : 표준 입출력</text:p>
      <text:p text:style-name="P119"><text:span text:style-name="T48"><text:s text:c="2"/></text:span><text:span text:style-name="T46">◆ </text:span>&lt;limits.h&gt; : 자료형의 최댓값과 최솟값</text:p>
      <text:p text:style-name="P128"><text:span text:style-name="T48"><text:s text:c="2"/></text:span><text:span text:style-name="T46">◆ </text:span>&lt;stdint.h&gt; : 크기가 표시된 정수 자료형과 그 최소 최댓값</text:p>
      <text:p text:style-name="P31"><text:span text:style-name="T48"><text:s text:c="2"/></text:span><text:span text:style-name="T46">◆ </text:span>&lt;float.h&gt; : 실수 자료형의 최소 최대값이 정의</text:p>
      <text:p text:style-name="P57"><text:span text:style-name="T48"><text:s text:c="2"/></text:span><text:span text:style-name="T46">◆ </text:span>&lt;math.h&gt; : 수학 관련 함수, 실수의 나머지 연산 함수 </text:p>
      <text:p text:style-name="P47"><text:span text:style-name="T48"><text:s text:c="2"/></text:span><text:span text:style-name="T46">◆ </text:span><text:span text:style-name="T89">&lt;stdbool.h&gt; : 논리 자료형</text:span></text:p>
      <text:p text:style-name="P93"><text:span text:style-name="T48"><text:s text:c="2"/></text:span><text:span text:style-name="T46">◆ </text:span><text:span text:style-name="T34">&lt;stdlib.h&gt; : malloc, free 함수가 선언</text:span></text:p>
      <text:p text:style-name="P48"><text:span text:style-name="T35"><text:s text:c="2"/></text:span><text:span text:style-name="T36">◆ </text:span><text:span text:style-name="T34">&lt;string.h&gt; : memset 함수가 선언</text:span></text:p>
      <text:p text:style-name="P15"/>
      <text:p text:style-name="P174"><text:span text:style-name="T74">2. </text:span>입출력</text:p>
      <text:p text:style-name="P121"/>
      <text:p text:style-name="P122"><text:span text:style-name="T49"><text:s/>■ </text:span>printf(“content”) : content를 출력</text:p>
      <text:p text:style-name="P50"><text:span text:style-name="T48"><text:s text:c="2"/></text:span><text:span text:style-name="T46">◆ </text:span>printf(%?, “content”) :%? 에 맞는 특정 서식으로 content가 출력됨</text:p>
      <text:p text:style-name="P49"><text:s text:c="3"/>- 여러개 받을 수 있음</text:p>
      <text:p text:style-name="P51"><text:s text:c="3"/><text:span text:style-name="T75">ex) </text:span>printf(“%? %?”, content<text:span text:style-name="T75">1</text:span>, content2)</text:p>
      <text:p text:style-name="P19"><text:s text:c="2"/><text:span text:style-name="T46">◆ </text:span>%s : 문자열</text:p>
      <text:p text:style-name="P19"><text:s text:c="3"/>- %<text:span text:style-name="T151">[^\n]s : 공백까지 포함하여 문자열 입력받기.</text:span></text:p>
      <text:p text:style-name="P19"><text:span text:style-name="T48"><text:s text:c="2"/></text:span><text:span text:style-name="T46">◆ </text:span>%<text:span text:style-name="T2">d : 정수</text:span></text:p>
      <text:p text:style-name="P19"><text:span text:style-name="T48"><text:s text:c="2"/></text:span><text:span text:style-name="T46">◆ </text:span>%<text:span text:style-name="T2">ld : long </text:span><text:span text:style-name="T75">int</text:span></text:p>
      <text:p text:style-name="P123"><text:span text:style-name="T48"><text:s text:c="2"/></text:span><text:span text:style-name="T46">◆ </text:span>%lld : long long <text:span text:style-name="T75">int</text:span></text:p>
      <text:p text:style-name="P123"><text:span text:style-name="T48"><text:s text:c="2"/></text:span><text:span text:style-name="T46">◆ </text:span>%<text:span text:style-name="T3">u : 부호 없는 정수</text:span></text:p>
      <text:p text:style-name="P123"><text:span text:style-name="T48"><text:s text:c="2"/></text:span><text:span text:style-name="T46">◆ </text:span>%<text:span text:style-name="T3">ul : unsigned long </text:span><text:span text:style-name="T75">int</text:span></text:p>
      <text:p text:style-name="P123"><text:span text:style-name="T48"><text:s text:c="2"/></text:span><text:span text:style-name="T46">◆ </text:span>%<text:span text:style-name="T3">ull : unsigned long long </text:span><text:span text:style-name="T75">int</text:span></text:p>
      <text:p text:style-name="P123"><text:span text:style-name="T48"><text:s text:c="2"/></text:span><text:span text:style-name="T46">◆ </text:span>%<text:span text:style-name="T5">f : float, double</text:span></text:p>
      <text:p text:style-name="P123"><text:span text:style-name="T48"><text:s text:c="2"/></text:span><text:span text:style-name="T46">◆ </text:span>%<text:span text:style-name="T5">Lf : long double</text:span></text:p>
      <text:p text:style-name="P123"><text:span text:style-name="T48"><text:s text:c="2"/></text:span><text:span text:style-name="T46">◆ </text:span>%<text:span text:style-name="T6">e : float, double 지수표기법</text:span></text:p>
      <text:p text:style-name="P123"><text:span text:style-name="T48"><text:s text:c="2"/></text:span><text:span text:style-name="T46">◆ </text:span>%<text:span text:style-name="T6">Le : long double 지수표기법</text:span></text:p>
      <text:p text:style-name="P123"><text:span text:style-name="T48"><text:s text:c="2"/></text:span><text:span text:style-name="T46">◆ </text:span>%<text:span text:style-name="T8">c : 문자형</text:span></text:p>
      <text:p text:style-name="P123"><text:span text:style-name="T48"><text:s text:c="2"/></text:span><text:span text:style-name="T46">◆</text:span>%<text:span text:style-name="T9">x :16진수 </text:span></text:p>
      <text:p text:style-name="P123"><text:span text:style-name="T9"><text:s text:c="3"/>- </text:span><text:span text:style-name="T75">10진수와 차이를 두기 위해 </text:span><text:span text:style-name="T9">앞에 0x를 붙임</text:span></text:p>
      <text:p text:style-name="P35"><text:s text:c="3"/><text:span text:style-name="T75">ex) </text:span>0x%x</text:p>
      <text:p text:style-name="P36"><text:span text:style-name="T48"><text:s text:c="2"/></text:span><text:span text:style-name="T46">◆ </text:span>%<text:span text:style-name="T11">o : 8진수</text:span></text:p>
      <text:p text:style-name="P222"><text:span text:style-name="T48"><text:s text:c="2"/></text:span><text:span text:style-name="T46">◆ %</text:span><text:span text:style-name="T123">p : 메모리 주소</text:span></text:p>
      <text:p text:style-name="P35"/>
      <text:p text:style-name="P36"><text:span text:style-name="T49"><text:s/>■ <text:s/></text:span>s<text:span text:style-name="T12">canf(“%?”, </text:span><text:span text:style-name="T75">address</text:span><text:span text:style-name="T12">) : %?서식으로 입력 받아 </text:span><text:span text:style-name="T75">address</text:span><text:span text:style-name="T12">의 값에 저장</text:span></text:p>
      <text:p text:style-name="P36"><text:s text:c="2"/>- <text:span text:style-name="T75">pritnf 함수와 매개변수의 형식이 같다.</text:span></text:p>
      <text:p text:style-name="P35"><text:soft-page-break/></text:p>
      <text:p text:style-name="P35"/>
      <text:p text:style-name="P53"><text:span text:style-name="T49"><text:s/>■ <text:s/></text:span>getchar() : 문자를 하나 입력 받음</text:p>
      <text:p text:style-name="P52"/>
      <text:p text:style-name="P53"><text:span text:style-name="T49"><text:s/>■ <text:s/></text:span>putchar(문자 변수) : 문자 변수를 출력함</text:p>
      <text:p text:style-name="P52"/>
      <text:p text:style-name="P52"/>
      <text:p text:style-name="P18"/>
      <text:p text:style-name="P175">기타</text:p>
      <text:p text:style-name="P18"/>
      <text:p text:style-name="P19"><text:span text:style-name="T49"><text:s/>■ <text:s/></text:span>문장의 끝은 세미콜론<text:span text:style-name="T75">(;)</text:span></text:p>
      <text:p text:style-name="P1"/>
      <text:p text:style-name="P2"><text:span text:style-name="T49"><text:s/>■ </text:span>주석 처리</text:p>
      <text:p text:style-name="P2"><text:s text:c="2"/><text:span text:style-name="T46">◆ </text:span>// 한 줄 : 한 줄을 주석 처리</text:p>
      <text:p text:style-name="P2"><text:s text:c="2"/><text:span text:style-name="T46">◆ </text:span>/* 여러 줄 */ : 여러 줄을 주석 처리</text:p>
      <text:p text:style-name="P1"/>
      <text:p text:style-name="P21"><text:span text:style-name="T49"><text:s/>■ </text:span>변수는 자료형을 선언 해줘야 한다.</text:p>
      <text:p text:style-name="P20"/>
      <text:p text:style-name="P21"><text:span text:style-name="T49"><text:s/>■ </text:span><text:span text:style-name="T76">1바이트 = 8비트</text:span></text:p>
      <text:p text:style-name="P21"><text:s text:c="2"/>- 비트 당 <text:span text:style-name="T76">2자리 저장 가능</text:span></text:p>
      <text:p text:style-name="P21"><text:s text:c="2"/>- 자리수는 <text:span text:style-name="T76">2진수를 표현하는데 쓰이므로 n비트는 2^n만큼의 크기를 저장 할 수 있다.</text:span></text:p>
      <text:p text:style-name="P21"/>
      <text:p text:style-name="P44"><text:span text:style-name="T49">■ </text:span>리터럴 : 문자 그대로, 값 그 자체를 뜻함</text:p>
      <text:p text:style-name="P21"/>
      <text:p text:style-name="P176">자료형</text:p>
      <text:p text:style-name="P21"/>
      <text:p text:style-name="P21"><text:span text:style-name="T49"><text:s/>■ </text:span>변수 종류</text:p>
      <text:p text:style-name="P21"><text:span text:style-name="T48"><text:s text:c="2"/></text:span><text:span text:style-name="T46">◆ </text:span>char : <text:s/>문자형, <text:span text:style-name="T2">1바이트 </text:span></text:p>
      <text:p text:style-name="P22"><text:span text:style-name="T48"><text:s text:c="2"/></text:span><text:span text:style-name="T46">◆</text:span><text:span text:style-name="T49"> </text:span>short, <text:span text:style-name="T77">short int :</text:span> 정수, <text:span text:style-name="T77">2바이트</text:span></text:p>
      <text:p text:style-name="P22"><text:span text:style-name="T48"><text:s text:c="2"/></text:span><text:span text:style-name="T46">◆ </text:span>int : 정수, <text:span text:style-name="T2">4</text:span>바이트</text:p>
      <text:p text:style-name="P22"><text:span text:style-name="T48"><text:s text:c="2"/></text:span><text:span text:style-name="T46">◆ </text:span>long, <text:span text:style-name="T77">long int :</text:span> 정수, <text:span text:style-name="T2">4바이트 / 리눅스에선 8바이트</text:span></text:p>
      <text:p text:style-name="P124"><text:span text:style-name="T48"><text:s text:c="2"/></text:span><text:span text:style-name="T46">◆</text:span>long long, <text:span text:style-name="T77">long long int : 정수,</text:span> 8바이트</text:p>
      <text:p text:style-name="P22"><text:span text:style-name="T48"><text:s text:c="2"/></text:span><text:span text:style-name="T46">◆ </text:span>float : 실수, <text:span text:style-name="T2">4바이트</text:span></text:p>
      <text:p text:style-name="P22"><text:span text:style-name="T48"><text:s text:c="2"/></text:span><text:span text:style-name="T46">◆ </text:span>double : 실수, <text:span text:style-name="T2">8바이트</text:span></text:p>
      <text:p text:style-name="P125"><text:span text:style-name="T48"><text:s text:c="2"/></text:span><text:span text:style-name="T46">◆ </text:span>long double : 실수, 8바이트 / 리눅스에선 <text:span text:style-name="T4">16바이트</text:span></text:p>
      <text:p text:style-name="P22"><text:span text:style-name="T48"><text:s text:c="2"/></text:span><text:span text:style-name="T46">◆ </text:span>void : </text:p>
      <text:p text:style-name="P124"><text:span text:style-name="T48"><text:s text:c="2"/></text:span><text:span text:style-name="T46">◆ </text:span>unsigned -&gt; 0부터 시작, 음수 없음, 바이트는 같음</text:p>
      <text:p text:style-name="P124"><text:s text:c="2"/><text:span text:style-name="T77">ex) unsigend char = 0~255</text:span></text:p>
      <text:p text:style-name="P73"><text:s/></text:p>
      <text:p text:style-name="P73"><text:s/>■ 변수 여러 개 한번에 선언</text:p>
      <text:p text:style-name="P23"><text:span text:style-name="T48"><text:s text:c="2"/></text:span><text:span text:style-name="T46">◆</text:span> 자료형 변수, 변수, 변수 ...;</text:p>
      <text:p text:style-name="P161"><text:s text:c="2"/>ex) type v1, v2, v3;</text:p>
      <text:p text:style-name="P20"><text:soft-page-break/></text:p>
      <text:p text:style-name="P25"><text:span text:style-name="T49"><text:s/>■ </text:span>오버플로우 : 값이 양의 방향으로 자료형의 크기를 넘었을 때 가장 작은 수 부터 처리</text:p>
      <text:p text:style-name="P24"><text:s text:c="2"/>- 실수 자료형은 무한대가 된다.</text:p>
      <text:p text:style-name="P74"><text:s/></text:p>
      <text:p text:style-name="P25"><text:span text:style-name="T49"><text:s/>■ </text:span>언더플로우 : 값이 음의 방향으로 자료형의 크기를 넘었을 때 가장 큰 수 부터 역으로 처리</text:p>
      <text:p text:style-name="P24"><text:s text:c="2"/>- 실수 자료형은 <text:span text:style-name="T7">0이된다.</text:span></text:p>
      <text:p text:style-name="P1"/>
      <text:p text:style-name="P126"><text:span text:style-name="T49"><text:s/>■ </text:span>sizeof(자료형) : 자료형의 바이트를 구한다.</text:p>
      <text:p text:style-name="P1"/>
      <text:p text:style-name="P120"><text:span text:style-name="T49"><text:s/>■ </text:span>&lt;limits.h&gt;</text:p>
      <text:p text:style-name="P127"><text:span text:style-name="T48"><text:s text:c="2"/></text:span><text:span text:style-name="T46">◆ </text:span>CHAR_MIN : <text:span text:style-name="T78">char의 최솟값</text:span></text:p>
      <text:p text:style-name="P127"><text:span text:style-name="T48"><text:s text:c="2"/></text:span><text:span text:style-name="T46">◆ </text:span>SHRT_MIN : <text:span text:style-name="T78">short의 최솟값</text:span></text:p>
      <text:p text:style-name="P127"><text:span text:style-name="T48"><text:s text:c="2"/></text:span><text:span text:style-name="T46">◆ </text:span>INT_MIN : <text:span text:style-name="T78">int의 최솟값</text:span></text:p>
      <text:p text:style-name="P127"><text:span text:style-name="T48"><text:s text:c="2"/></text:span><text:span text:style-name="T46">◆ </text:span>LONG_MIN : <text:span text:style-name="T78">long의 <text:s/>최솟값</text:span></text:p>
      <text:p text:style-name="P127"><text:span text:style-name="T48"><text:s text:c="2"/></text:span><text:span text:style-name="T46">◆ </text:span>LLONG_MIN : <text:span text:style-name="T78">long long의 최솟값</text:span></text:p>
      <text:p text:style-name="P127"><text:s text:c="3"/>- 각 매크로 앞에 <text:span text:style-name="T78">U를 붙이면 unsigned 자료형을 뜻한다.</text:span></text:p>
      <text:p text:style-name="P127"><text:s text:c="3"/>- 각 매크로 뒤에 <text:span text:style-name="T78">MIN 대신 MAX를 입력하면 최댓값을 뜻한다.</text:span></text:p>
      <text:p text:style-name="P127"><text:s text:c="3"/><text:span text:style-name="T78">ex) </text:span><text:s/><text:span text:style-name="T79">UCHAR_MAX : </text:span><text:span text:style-name="T78">unsigned char의 최댓값</text:span></text:p>
      <text:p text:style-name="P26"/>
      <text:p text:style-name="P128"><text:span text:style-name="T49"><text:s/>■</text:span> &lt;stdint.h&gt; : 크기가 표시된 정수 자료형과 그 최소 최대값 정의</text:p>
      <text:p text:style-name="P129"><text:span text:style-name="T48"><text:s text:c="2"/></text:span><text:span text:style-name="T46">◆ </text:span>int8_t : 정수, <text:span text:style-name="T80">8비트</text:span></text:p>
      <text:p text:style-name="P129"><text:span text:style-name="T48"><text:s text:c="2"/></text:span><text:span text:style-name="T46">◆ </text:span>int16_t : 정수, <text:span text:style-name="T80">16비트</text:span></text:p>
      <text:p text:style-name="P129"><text:span text:style-name="T46"><text:s text:c="2"/>◆ </text:span>int<text:span text:style-name="T80">32</text:span>_t : 정수, <text:span text:style-name="T80">32비트</text:span></text:p>
      <text:p text:style-name="P129"><text:span text:style-name="T48"><text:s text:c="2"/></text:span><text:span text:style-name="T46">◆ </text:span>int 64_t : 정수, 64비트</text:p>
      <text:p text:style-name="P130"><text:span text:style-name="T48"><text:s text:c="3"/>- 앞에 </text:span><text:span text:style-name="T80">u를 붙이면 unsigned int를 뜻한다.</text:span></text:p>
      <text:p text:style-name="P130"><text:span text:style-name="T46"><text:s text:c="3"/></text:span><text:span text:style-name="T80">ex)</text:span><text:span text:style-name="T46"> </text:span>uint8_t : 부호 없는 정수, <text:span text:style-name="T80">8비트</text:span></text:p>
      <text:p text:style-name="P131"/>
      <text:p text:style-name="P131"><text:span text:style-name="T48"><text:s text:c="2"/></text:span><text:span text:style-name="T46">◆ </text:span>INT8_MIN : <text:span text:style-name="T81">int8_t의 최솟값</text:span></text:p>
      <text:p text:style-name="P131"><text:span text:style-name="T48"><text:s text:c="3"/>- 앞에 </text:span><text:span text:style-name="T81">U를 붙이면 unsigned, MIN대신 MAX를 입력하면 최댓값을 뜻한다.</text:span></text:p>
      <text:p text:style-name="P131"><text:s text:c="3"/><text:span text:style-name="T81">ex) UINT16_MAX : uint16_t의 최댓</text:span></text:p>
      <text:p text:style-name="P28"/>
      <text:p text:style-name="P29"><text:span text:style-name="T49"><text:s/>■ </text:span>지수 표기법</text:p>
      <text:p text:style-name="P29"><text:span text:style-name="T48"><text:s text:c="2"/></text:span><text:span text:style-name="T46">◆ </text:span>3.2e5f = e5 -&gt; 10^5 =&gt; 300000</text:p>
      <text:p text:style-name="P29"><text:s text:c="7"/>-1.2e-2 = 10^-2 =&gt; -0.012</text:p>
      <text:p text:style-name="P29"><text:span text:style-name="T48"><text:s text:c="2"/></text:span><text:span text:style-name="T46">◆ </text:span>f<text:span text:style-name="T82">loat</text:span>에는 뒤에 f를 붙임</text:p>
      <text:p text:style-name="P29"><text:span text:style-name="T48"><text:s text:c="2"/></text:span><text:span text:style-name="T46">◆ </text:span>double은 뒤에 붙이는 것 없음</text:p>
      <text:p text:style-name="P29"><text:span text:style-name="T48"><text:s text:c="2"/></text:span><text:span text:style-name="T46">◆ </text:span>long double은 뒤에 <text:span text:style-name="T82">l을</text:span> 붙임.</text:p>
      <text:p text:style-name="P27"/>
      <text:p text:style-name="P31"><text:span text:style-name="T49"><text:s/>■ </text:span>&lt;float.h&gt; : 실수 자료형의 최소 최대값이 정의</text:p>
      <text:p text:style-name="P32"><text:span text:style-name="T48"><text:s text:c="2"/></text:span><text:span text:style-name="T46">◆ </text:span>FLT_MIN : <text:span text:style-name="T83">float 최솟값</text:span></text:p>
      <text:p text:style-name="P32"><text:span text:style-name="T48"><text:s text:c="2"/></text:span><text:span text:style-name="T46">◆ </text:span>DBL_MIN : <text:span text:style-name="T83">double 최솟값</text:span></text:p>
      <text:p text:style-name="P32"><text:span text:style-name="T48"><text:s text:c="2"/></text:span><text:span text:style-name="T46">◆ </text:span>LDBL_MIN : <text:span text:style-name="T83">long double 최솟값</text:span></text:p>
      <text:p text:style-name="P32"><text:soft-page-break/><text:s text:c="3"/>- <text:span text:style-name="T83">MIN대신 MAX를 입력하면 최댓값을 뜻한다.</text:span></text:p>
      <text:p text:style-name="P30"/>
      <text:p text:style-name="P34"><text:span text:style-name="T49"><text:s/>■ </text:span>문자형</text:p>
      <text:p text:style-name="P34"><text:span text:style-name="T48"><text:s text:c="2"/></text:span><text:span text:style-name="T46">◆ ‘</text:span>a’ = 97</text:p>
      <text:p text:style-name="P34"><text:span text:style-name="T48"><text:s text:c="2"/></text:span><text:span text:style-name="T46">◆</text:span> ‘z’ = 122</text:p>
      <text:p text:style-name="P34"><text:span text:style-name="T48"><text:s text:c="2"/></text:span><text:span text:style-name="T46">◆ ‘</text:span>A’ = 65 </text:p>
      <text:p text:style-name="P34"><text:span text:style-name="T48"><text:s text:c="2"/></text:span><text:span text:style-name="T46">◆ ‘</text:span>Z’ = 90</text:p>
      <text:p text:style-name="P41"><text:span text:style-name="T48"><text:s text:c="2"/></text:span><text:span text:style-name="T46">◆ ‘</text:span>0’ = 48 : 숫자에 48을 더하면 문자형 숫자로 바꿀 수 있다.</text:p>
      <text:p text:style-name="P33"/>
      <text:p text:style-name="P34"><text:span text:style-name="T49"><text:s/>■ </text:span>‘문자’ : 작은 따음표로 표현</text:p>
      <text:p text:style-name="P34"><text:span text:style-name="T49"><text:s text:c="2"/>- 하나의 문자</text:span>만 묶을 수 있음</text:p>
      <text:p text:style-name="P33"/>
      <text:p text:style-name="P38"><text:span text:style-name="T49"><text:s/>■ </text:span>문자도 숫자이기 때문에 연산 가능</text:p>
      <text:p text:style-name="P37"/>
      <text:p text:style-name="P39"><text:span text:style-name="T49"><text:s/>■ 특수하게 </text:span>제어문자는 두개의 문자 저장 가능 </text:p>
      <text:p text:style-name="P132"><text:span text:style-name="T48"><text:s text:c="2"/></text:span><text:span text:style-name="T46">◆</text:span> ‘\n’ : 새 줄로 줄 바꿈</text:p>
      <text:p text:style-name="P132"><text:span text:style-name="T48"><text:s text:c="2"/></text:span><text:span text:style-name="T46">◆ </text:span>‘<text:span text:style-name="T10">\r’ <text:s/>: 줄의 시작 위치로 되돌아감</text:span></text:p>
      <text:p text:style-name="P3"><text:s text:c="2"/><text:span text:style-name="T46">◆ </text:span>‘<text:span text:style-name="T10">\t’ : 수평 탭</text:span></text:p>
      <text:p text:style-name="P1"/>
      <text:p text:style-name="P42"><text:span text:style-name="T49"><text:s/>■ </text:span>상수 : 변하지 않는 값</text:p>
      <text:p text:style-name="P40"><text:s text:c="2"/>- 처음 선언할 때 값을 할당 해 줘야함</text:p>
      <text:p text:style-name="P43"/>
      <text:p text:style-name="P44"><text:span text:style-name="T49"><text:s/>■ </text:span><text:span text:style-name="T84">const 로 상수 선언</text:span></text:p>
      <text:p text:style-name="P44"><text:s/><text:span text:style-name="T84">ex) </text:span>const int con1 = 10 : con1은 상수가 됨</text:p>
      <text:p text:style-name="P133"><text:span text:style-name="T48"><text:s text:c="2"/></text:span><text:span text:style-name="T46">◆ </text:span><text:span text:style-name="T84">const 는 자료형 앞에 붙여도 되고 뒤에 붙여도 된다.</text:span></text:p>
      <text:p text:style-name="P133"><text:s text:c="2"/><text:span text:style-name="T84">ex) int const con1 과 const int con1 모두 con1이 상수로 선언된다.</text:span></text:p>
      <text:p text:style-name="P43"/>
      <text:p text:style-name="P46"><text:span text:style-name="T49"><text:s/>■ </text:span>8진수 : 앞에 0을 붙임</text:p>
      <text:p text:style-name="P46"><text:span text:style-name="T49"><text:s/>■ </text:span>16진수 : 앞에 0x를 붙임</text:p>
      <text:p text:style-name="P46"/>
      <text:p text:style-name="P47"><text:span text:style-name="T49"><text:s/>■ </text:span><text:span text:style-name="T89">&lt;stdbool.h&gt;</text:span></text:p>
      <text:p text:style-name="P134"><text:span text:style-name="T48"><text:s text:c="2"/></text:span><text:span text:style-name="T46">◆ </text:span><text:span text:style-name="T90">ture : 참, </text:span><text:span text:style-name="T91">1바이트</text:span></text:p>
      <text:p text:style-name="P134"><text:span text:style-name="T48"><text:s text:c="2"/></text:span><text:span text:style-name="T46">◆ </text:span><text:span text:style-name="T90">false : 거짓, </text:span><text:span text:style-name="T91">1바이트</text:span></text:p>
      <text:p text:style-name="P45"/>
      <text:p text:style-name="P177">연산</text:p>
      <text:p text:style-name="P75"><text:s/></text:p>
      <text:p text:style-name="P75"><text:s/>■ 사칙 연산</text:p>
      <text:p text:style-name="P135"><text:span text:style-name="T49"><text:s/></text:span><text:span text:style-name="T48"><text:s/></text:span><text:span text:style-name="T46">◆</text:span><text:span text:style-name="T49"> </text:span>+ : 덧셈</text:p>
      <text:p text:style-name="P135"><text:span text:style-name="T49"><text:s/></text:span><text:span text:style-name="T48"><text:s/></text:span><text:span text:style-name="T46">◆</text:span><text:span text:style-name="T49"> </text:span><text:span text:style-name="T84">v1 ?</text:span>= <text:span text:style-name="T84">value</text:span> : <text:span text:style-name="T84">v1과 value에</text:span> 특정 연산 ? 을 한 뒤 <text:span text:style-name="T84">v1에</text:span> 저장</text:p>
      <text:p text:style-name="P136"><text:span text:style-name="T49"><text:s/></text:span><text:span text:style-name="T48"><text:s/></text:span><text:span text:style-name="T46">◆</text:span><text:span text:style-name="T49"> </text:span>++ : 1증가</text:p>
      <text:p text:style-name="P136"><text:span text:style-name="T49"><text:s/></text:span><text:span text:style-name="T48"><text:s/></text:span><text:span text:style-name="T46">◆</text:span><text:span text:style-name="T49"> </text:span>-- : 1감소</text:p>
      <text:p text:style-name="P136"><text:span text:style-name="T48"><text:s text:c="3"/>-</text:span> v1 = v2++ : v2의 값을 v1에 할당 하고 v2의 값을 1증가</text:p>
      <text:p text:style-name="P136"><text:soft-page-break/><text:s text:c="3"/>- = 가 먼저 실행된 후 ++가 실행된다.</text:p>
      <text:p text:style-name="P136"><text:span text:style-name="T48"><text:s text:c="3"/>-</text:span><text:span text:style-name="T46"> </text:span>전체 연산이 끝난 뒤 최후순위로 <text:span text:style-name="T13">++를 실행한다</text:span></text:p>
      <text:p text:style-name="P136"><text:span text:style-name="T46"><text:s text:c="3"/>- </text:span>v1 = ++v2 : v2의 값을 1증가시키고 v1에 할당</text:p>
      <text:p text:style-name="P136"><text:span text:style-name="T49"><text:s/></text:span><text:span text:style-name="T48"><text:s/></text:span><text:span text:style-name="T46">◆</text:span><text:span text:style-name="T49"> </text:span>* : 곱셈</text:p>
      <text:p text:style-name="P136"><text:span text:style-name="T48"><text:s text:c="2"/></text:span><text:span text:style-name="T46">◆</text:span><text:span text:style-name="T49"> </text:span>/ : 나눗기</text:p>
      <text:p text:style-name="P4"><text:s text:c="2"/><text:span text:style-name="T46">◆</text:span><text:span text:style-name="T49"> </text:span>% : 나머지 연산</text:p>
      <text:p text:style-name="P1"/>
      <text:p text:style-name="P4"><text:span text:style-name="T49"><text:s/>■ 비교</text:span> 연산</text:p>
      <text:p text:style-name="P188"><text:span text:style-name="T14"><text:s text:c="2"/></text:span><text:span text:style-name="T18">◆ </text:span><text:span text:style-name="T31">== : </text:span><text:span text:style-name="T32">같음</text:span></text:p>
      <text:p text:style-name="P168"><text:span text:style-name="T48"><text:s text:c="2"/></text:span><text:span text:style-name="T46">◆ !</text:span><text:span text:style-name="T87">= 같지 않음(다름)</text:span></text:p>
      <text:p text:style-name="P168"><text:span text:style-name="T48"><text:s text:c="2"/></text:span><text:span text:style-name="T46">◆ </text:span><text:span text:style-name="T87">&gt; : 큼</text:span></text:p>
      <text:p text:style-name="P168"><text:span text:style-name="T48"><text:s text:c="2"/></text:span><text:span text:style-name="T46">◆ &lt; : 작음</text:span></text:p>
      <text:p text:style-name="P168"><text:span text:style-name="T48"><text:s text:c="2"/></text:span><text:span text:style-name="T46">◆ &gt;= 크거나 같음</text:span></text:p>
      <text:p text:style-name="P168"><text:span text:style-name="T48"><text:s text:c="2"/></text:span><text:span text:style-name="T46">◆ &lt;= 작거나 같음</text:span></text:p>
      <text:p text:style-name="P168"/>
      <text:p text:style-name="P189"><text:s/>■ 삼항 연산</text:p>
      <text:p text:style-name="P5"><text:s/>A ? B : C : A가 참이면 B, 거짓이면 C가 결과값이 된다.</text:p>
      <text:p text:style-name="P5"><text:s text:c="2"/>- <text:span text:style-name="T88">A 는 조건문 형식이여도 된다.</text:span></text:p>
      <text:p text:style-name="P168"/>
      <text:p text:style-name="P190"><text:s/>■ 논리 연산</text:p>
      <text:p text:style-name="P169"><text:span text:style-name="T48"><text:s text:c="2"/></text:span><text:span text:style-name="T46">◆ </text:span>&amp;&amp; : <text:span text:style-name="T89">AND</text:span></text:p>
      <text:p text:style-name="P170"><text:span text:style-name="T48"><text:s text:c="2"/></text:span><text:span text:style-name="T46">◆ </text:span><text:span text:style-name="T89">|| : OR</text:span></text:p>
      <text:p text:style-name="P170"><text:span text:style-name="T48"><text:s text:c="2"/></text:span><text:span text:style-name="T46">◆ ! : </text:span><text:span text:style-name="T89">NOT</text:span></text:p>
      <text:p text:style-name="P1"/>
      <text:p text:style-name="P55"><text:span text:style-name="T49"><text:s/>■ </text:span>&lt;math.h&gt;</text:p>
      <text:p text:style-name="P54"/>
      <text:p text:style-name="P55"><text:span text:style-name="T49"><text:s/>■ </text:span>실수의 나머지 연산</text:p>
      <text:p text:style-name="P55"><text:span text:style-name="T48"><text:s text:c="2"/></text:span><text:span text:style-name="T46">◆ </text:span>fmod(나누어지는수, 나누는수) : doble</text:p>
      <text:p text:style-name="P55"><text:span text:style-name="T48"><text:s text:c="2"/></text:span><text:span text:style-name="T46">◆ </text:span>fmodf : float</text:p>
      <text:p text:style-name="P55"><text:span text:style-name="T48"><text:s text:c="2"/></text:span><text:span text:style-name="T46">◆ </text:span>fmodl : long double</text:p>
      <text:p text:style-name="P55"/>
      <text:p text:style-name="P191"><text:s/>■ 비트 연산</text:p>
      <text:p text:style-name="P58"><text:s/>- 비트연산에서 논리 연산의 경우 각 자리 값의 참<text:span text:style-name="T92">(1)</text:span> 거짓<text:span text:style-name="T92">(0)</text:span>을 따져 판단한다</text:p>
      <text:p text:style-name="P54"><text:s/><text:span text:style-name="T92">ex) 1001 &amp; 1000 = 1000</text:span></text:p>
      <text:p text:style-name="P60"><text:span text:style-name="T48"><text:s text:c="2"/></text:span><text:span text:style-name="T46">◆ 비트에서 음수는 첫 번째 비트에 따라 결정된다.</text:span></text:p>
      <text:p text:style-name="P60"><text:s text:c="3"/>- 첫 번째 비트가 <text:span text:style-name="T95">0이면 양수, 1이면 음수</text:span></text:p>
      <text:p text:style-name="P60"><text:s text:c="3"/><text:span text:style-name="T95">ex) 1000 = -8, 1001 = -7, 1010 = -6, 1011 = -5</text:span></text:p>
      <text:p text:style-name="P59"><text:span text:style-name="T48"><text:s text:c="2"/></text:span><text:span text:style-name="T46">◆ </text:span><text:span text:style-name="T92">&amp; : 비트 AND</text:span></text:p>
      <text:p text:style-name="P59"><text:span text:style-name="T48"><text:s text:c="2"/></text:span><text:span text:style-name="T46">◆ </text:span><text:span text:style-name="T92">| : 비트 OR</text:span></text:p>
      <text:p text:style-name="P59"><text:span text:style-name="T48"><text:s text:c="2"/></text:span><text:span text:style-name="T46">◆ </text:span><text:span text:style-name="T92">^ : 비트 XOR</text:span></text:p>
      <text:p text:style-name="P59"><text:s text:c="3"/>- 각 자리 수의 값이 다를 때만 참<text:span text:style-name="T93">(1)값을 반환한다.</text:span></text:p>
      <text:p text:style-name="P59"><text:span text:style-name="T48"><text:s text:c="2"/></text:span><text:span text:style-name="T46">◆ </text:span><text:span text:style-name="T92">~ : 비트 NOT</text:span></text:p>
      <text:p text:style-name="P59"><text:soft-page-break/><text:span text:style-name="T48"><text:s text:c="2"/></text:span><text:span text:style-name="T46">◆ </text:span><text:span text:style-name="T92">&lt;&lt; : 비트를 왼쪽으로 시프트</text:span></text:p>
      <text:p text:style-name="P59"><text:span text:style-name="T48"><text:s text:c="2"/></text:span><text:span text:style-name="T46">◆ </text:span><text:span text:style-name="T92">&gt;&gt; : 비트를 오른쪽으로 시프트</text:span></text:p>
      <text:p text:style-name="P59"><text:s text:c="3"/>- 시프트 했을 때 첫 번째, 마지막 자리를 넘어서는 비트는 사라진다.</text:p>
      <text:p text:style-name="P59"><text:s text:c="3"/>- 부호가 없는 경우 시프트 했을 때 비는 자리는 <text:span text:style-name="T94">0으로 채워진다.</text:span></text:p>
      <text:p text:style-name="P59"><text:s text:c="3"/>- 부호가 있는 경우 <text:span text:style-name="T95">&gt;&gt; 연산을 했을 때 비는 자리는 </text:span>양수는 <text:span text:style-name="T95">0, 음수는 1로 채워진다.</text:span></text:p>
      <text:p text:style-name="P59"/>
      <text:p text:style-name="P61"><text:span text:style-name="T49"><text:s/>■ 비트로 </text:span><text:span text:style-name="T96">flag 구현 :</text:span></text:p>
      <text:p text:style-name="P61"><text:s/><text:span text:style-name="T96">1이면 on, 0이면 off를 뜻한다고 정의.</text:span></text:p>
      <text:p text:style-name="P61"><text:span text:style-name="T48"><text:s text:c="2"/></text:span><text:span text:style-name="T46">◆ </text:span><text:span text:style-name="T96">flag |= number : number 자리의 비트를 켠다.</text:span></text:p>
      <text:p text:style-name="P61"><text:s/><text:span text:style-name="T48"><text:s/></text:span><text:span text:style-name="T46">◆ </text:span><text:span text:style-name="T96">flag &amp; number : number 자리의 비트가 켜져 있는지 확인</text:span></text:p>
      <text:p text:style-name="P62"><text:span text:style-name="T48"><text:s text:c="2"/></text:span><text:span text:style-name="T46">◆ </text:span><text:span text:style-name="T97">flag &amp;= ~number : number 자리의 비트를 끈다.</text:span></text:p>
      <text:p text:style-name="P63"><text:span text:style-name="T48"><text:s text:c="2"/></text:span><text:span text:style-name="T46">◆ </text:span><text:span text:style-name="T98">flag ^= number자리의 비트가 꺼져 있으면 켜고 켜져 있다면 끈다</text:span><text:span text:style-name="T99">(toggle)</text:span><text:span text:style-name="T98">.</text:span></text:p>
      <text:p text:style-name="P63"/>
      <text:p text:style-name="P192"><text:s/>■ 연산자 우선순위</text:p>
      <text:p text:style-name="P64"><text:span text:style-name="T48"><text:s/>괄호 -</text:span><text:span text:style-name="T100">&gt; 변수에 붙는 연산 -&gt; 곱셈 -&gt; 비트 -&gt; 논리 -&gt; 할당</text:span><text:span text:style-name="T48"> <text:s/></text:span></text:p>
      <text:p text:style-name="P61"/>
      <text:p text:style-name="P54"/>
      <text:p text:style-name="P66"><text:span text:style-name="T49"><text:s/>■ </text:span>형 확장 :</text:p>
      <text:p text:style-name="P66"><text:s text:c="4"/>서로 다른 자료형끼리 연산 시 크기가 큰 쪽의 자료형로 병합된다. </text:p>
      <text:p text:style-name="P65"/>
      <text:p text:style-name="P76"><text:s/>■ 형 축소 :</text:p>
      <text:p text:style-name="P66"><text:s text:c="5"/>크기가 작은 자료형에 더 큰 자료형을 저장 시 작은 쪽의 자료형으로 변환된다.</text:p>
      <text:p text:style-name="P65"><text:s text:c="2"/>- 비트로 표현할 때 앞에서 부터 버려짐</text:p>
      <text:p text:style-name="P137"><text:s text:c="2"/><text:span text:style-name="T85">ex) </text:span>1111 1111 1011 이 char로 사용되면</text:p>
      <text:p text:style-name="P137"><text:s text:c="21"/>1111 1011이 된다.</text:p>
      <text:p text:style-name="P1"/>
      <text:p text:style-name="P178">조건<text:span text:style-name="T118">&amp;반복</text:span><text:span text:style-name="T121">&amp;제어</text:span>문</text:p>
      <text:p text:style-name="P67"/>
      <text:p text:style-name="P56"><text:span text:style-name="T49"><text:s/>■ </text:span><text:span text:style-name="T86">if <text:s/>문</text:span></text:p>
      <text:p text:style-name="P67"/>
      <text:p text:style-name="P67"><text:s/>if (조건문)</text:p>
      <text:p text:style-name="P67"><text:s/>{</text:p>
      <text:p text:style-name="P67"><text:s/><text:tab/>실행 내용</text:p>
      <text:p text:style-name="P67"><text:s/>}</text:p>
      <text:p text:style-name="P67"/>
      <text:p text:style-name="P68"><text:span text:style-name="T48"><text:s text:c="2"/></text:span><text:span text:style-name="T46">◆ </text:span>조건문이 참일 경우 중괄호 안의 내용 실행</text:p>
      <text:p text:style-name="P68"><text:span text:style-name="T48"><text:s text:c="2"/></text:span><text:span text:style-name="T46">◆ </text:span>실행내용이 한 줄일 때는 중괄호 생략 가능</text:p>
      <text:p text:style-name="P67"/>
      <text:p text:style-name="P138"><text:span text:style-name="T48"><text:s/></text:span><text:span text:style-name="T49">■</text:span><text:span text:style-name="T46"> </text:span>else</text:p>
      <text:p text:style-name="P138"><text:s/></text:p>
      <text:p text:style-name="P138"><text:s/><text:span text:style-name="T86">else</text:span></text:p>
      <text:p text:style-name="P138"><text:s/><text:span text:style-name="T86">{</text:span></text:p>
      <text:p text:style-name="P138"><text:soft-page-break/><text:tab/>실행 내용</text:p>
      <text:p text:style-name="P138"><text:s/><text:span text:style-name="T86">}</text:span></text:p>
      <text:p text:style-name="P138"/>
      <text:p text:style-name="P138"><text:span text:style-name="T48"><text:s text:c="2"/></text:span><text:span text:style-name="T46">◆</text:span>if의 조건문이 거짓일 때 실행</text:p>
      <text:p text:style-name="P139"><text:span text:style-name="T48"><text:s text:c="2"/></text:span><text:span text:style-name="T46">◆</text:span>if의 조건 0이면 거짓으로 판단</text:p>
      <text:p text:style-name="P1"/>
      <text:p text:style-name="P140"><text:span text:style-name="T48"><text:s/></text:span><text:span text:style-name="T49">■ </text:span>else if</text:p>
      <text:p text:style-name="P140"><text:s/></text:p>
      <text:p text:style-name="P140"><text:s/><text:span text:style-name="T86">else if (조건문)</text:span></text:p>
      <text:p text:style-name="P140"><text:s/><text:span text:style-name="T86">{</text:span></text:p>
      <text:p text:style-name="P140"><text:tab/>실행내용</text:p>
      <text:p text:style-name="P140"><text:s/><text:span text:style-name="T86">}</text:span> </text:p>
      <text:p text:style-name="P140"/>
      <text:p text:style-name="P140"><text:span text:style-name="T48"><text:s text:c="2"/></text:span><text:span text:style-name="T46">◆ </text:span>if의 조건문이 거짓일 때 (조건문)이 참이면 실행</text:p>
      <text:p text:style-name="P140"/>
      <text:p text:style-name="P141"><text:span text:style-name="T48"><text:s/></text:span><text:span text:style-name="T49">■ s</text:span><text:span text:style-name="T101">witch</text:span></text:p>
      <text:p text:style-name="P141"/>
      <text:p text:style-name="P141"><text:s/><text:span text:style-name="T101">switch (변수)</text:span></text:p>
      <text:p text:style-name="P141"><text:s/><text:span text:style-name="T101">{</text:span></text:p>
      <text:p text:style-name="P141"><text:s/><text:span text:style-name="T101">case a :</text:span></text:p>
      <text:p text:style-name="P141"><text:tab/>실행 내용1</text:p>
      <text:p text:style-name="P141"><text:tab/><text:span text:style-name="T101">break;</text:span></text:p>
      <text:p text:style-name="P141"><text:s/><text:span text:style-name="T101">case b :</text:span></text:p>
      <text:p text:style-name="P141"><text:tab/>실행 내용2</text:p>
      <text:p text:style-name="P141"><text:tab/><text:span text:style-name="T101">break;</text:span></text:p>
      <text:p text:style-name="P141"><text:s/><text:span text:style-name="T101">default :</text:span></text:p>
      <text:p text:style-name="P141"><text:tab/>실행 내용3</text:p>
      <text:p text:style-name="P141"><text:tab/><text:span text:style-name="T101">break;</text:span></text:p>
      <text:p text:style-name="P141"><text:s/><text:span text:style-name="T101">}</text:span></text:p>
      <text:p text:style-name="P141"/>
      <text:p text:style-name="P142"><text:span text:style-name="T48"><text:s text:c="2"/></text:span><text:span text:style-name="T46">◆ </text:span><text:span text:style-name="T103">case 뒤의 변수가(</text:span><text:span text:style-name="T102">a, b</text:span><text:span text:style-name="T103">)</text:span><text:span text:style-name="T102">가 </text:span><text:span text:style-name="T103">switch 뒤의 </text:span><text:span text:style-name="T102">변수와 일치할 경우 실행 내용을 실행한다.</text:span></text:p>
      <text:p text:style-name="P143"><text:span text:style-name="T48"><text:s text:c="2"/></text:span><text:span text:style-name="T46">◆ 변수에 조건문은 사용하지 못한다.</text:span></text:p>
      <text:p text:style-name="P145"><text:span text:style-name="T48"><text:s text:c="2"/></text:span><text:span text:style-name="T46">◆ 정수, 문자 자료형만 사용 가능하다.</text:span></text:p>
      <text:p text:style-name="P143"><text:span text:style-name="T48"><text:s text:c="2"/></text:span><text:span text:style-name="T46">◆ </text:span><text:span text:style-name="T104">break가 없을 경우 뒤의 실행 내용들이 순차적으로 실행된다.</text:span></text:p>
      <text:p text:style-name="P144"><text:span text:style-name="T48"><text:s text:c="2"/></text:span><text:span text:style-name="T46">◆ </text:span><text:span text:style-name="T105">case 뒤의 실행 내용에서 변수를 선언 할 경우 중괄호로 묶어 줘야 한다.</text:span></text:p>
      <text:p text:style-name="P144"><text:s text:c="3"/>- <text:span text:style-name="T106">case안에서 선언된 변수는 해당 case내에서만 사용 할 수 있다.</text:span></text:p>
      <text:p text:style-name="P142"/>
      <text:p text:style-name="P146"><text:span text:style-name="T48"><text:s/></text:span><text:span text:style-name="T49">■ </text:span><text:span text:style-name="T107">for</text:span></text:p>
      <text:p text:style-name="P146"><text:s/></text:p>
      <text:p text:style-name="P146"><text:s/><text:span text:style-name="T107">for (초기식; 조건식; 변화식)</text:span></text:p>
      <text:p text:style-name="P146"><text:s/><text:span text:style-name="T107">{</text:span></text:p>
      <text:p text:style-name="P146"><text:tab/>실행 내용</text:p>
      <text:p text:style-name="P146"><text:soft-page-break/><text:s/><text:span text:style-name="T107">}</text:span></text:p>
      <text:p text:style-name="P146"/>
      <text:p text:style-name="P147"><text:span text:style-name="T48"><text:s text:c="2"/></text:span><text:span text:style-name="T46">◆ 조건식이 참일 경우 실행 내용을 실행시키고 변환식을 실행하다.</text:span></text:p>
      <text:p text:style-name="P148"><text:span text:style-name="T48"><text:s text:c="2"/></text:span><text:span text:style-name="T46">◆ 초기식은 변환식에 의한 변환이 이루어지는 처음의 변수를 뜻한다.</text:span></text:p>
      <text:p text:style-name="P149"><text:span text:style-name="T48"><text:s text:c="2"/></text:span><text:span text:style-name="T46">◆ 초기식을 두개 지정 할 수도 있다.</text:span></text:p>
      <text:p text:style-name="P149"><text:s text:c="2"/><text:span text:style-name="T108">ex) for (int i = 0, int j = 0; i &lt; 10; i++, j +=2)</text:span></text:p>
      <text:p text:style-name="P150"><text:span text:style-name="T48"><text:s text:c="2"/></text:span><text:span text:style-name="T46">◆ 초깃값, 조건식, 변환식을 모두 생략하면 무한 루프 상태가 된다.</text:span></text:p>
      <text:p text:style-name="P150"><text:s text:c="2"/><text:span text:style-name="T109">ex) for (;;)</text:span></text:p>
      <text:p text:style-name="P150"><text:s text:c="3"/>- <text:span text:style-name="T110">Ctrl+C로 프로그램 중단 해야함</text:span></text:p>
      <text:p text:style-name="P150"/>
      <text:p text:style-name="P151"><text:span text:style-name="T48"><text:s/></text:span><text:span text:style-name="T49">■ </text:span><text:span text:style-name="T111">while</text:span></text:p>
      <text:p text:style-name="P151"><text:s/></text:p>
      <text:p text:style-name="P151"><text:s/><text:span text:style-name="T111">while (조건식)</text:span></text:p>
      <text:p text:style-name="P151"><text:s/><text:span text:style-name="T111">{</text:span></text:p>
      <text:p text:style-name="P151"><text:tab/>실행 내용</text:p>
      <text:p text:style-name="P151"><text:s/><text:span text:style-name="T111">}</text:span></text:p>
      <text:p text:style-name="P151"/>
      <text:p text:style-name="P151"><text:span text:style-name="T48"><text:s text:c="2"/></text:span><text:span text:style-name="T46">◆ 조건식이 참이면 실행 내용을 실행한다.</text:span></text:p>
      <text:p text:style-name="P152"><text:span text:style-name="T48"><text:s text:c="2"/></text:span><text:span text:style-name="T46">◆ 초기식은 </text:span><text:span text:style-name="T112">while 밖에서 선언해야 한다.</text:span></text:p>
      <text:p text:style-name="P153"><text:span text:style-name="T48"><text:s text:c="2"/></text:span><text:span text:style-name="T46">◆ 조건식에 </text:span><text:span text:style-name="T113">1</text:span><text:span text:style-name="T114">(또는 true)</text:span><text:span text:style-name="T113">을 지정하면 무한 루프 발생</text:span></text:p>
      <text:p text:style-name="P153"/>
      <text:p text:style-name="P154"><text:span text:style-name="T48"><text:s/></text:span><text:span text:style-name="T49">■ </text:span><text:span text:style-name="T115">do while</text:span></text:p>
      <text:p text:style-name="P154"><text:s/></text:p>
      <text:p text:style-name="P154"><text:s/><text:span text:style-name="T115">do</text:span></text:p>
      <text:p text:style-name="P154"><text:s/><text:span text:style-name="T115">{</text:span></text:p>
      <text:p text:style-name="P154"><text:tab/>실행 내용</text:p>
      <text:p text:style-name="P154"><text:s/><text:span text:style-name="T115">} while (조건식);</text:span></text:p>
      <text:p text:style-name="P154"/>
      <text:p text:style-name="P155"><text:span text:style-name="T48"><text:s text:c="2"/></text:span><text:span text:style-name="T46">◆ 실행 내용을 한번 실행 시킨 후에 조건식이 참이면 실행 내용을 다시 실행 한다.</text:span></text:p>
      <text:p text:style-name="P156"><text:span text:style-name="T48"><text:s text:c="2"/></text:span><text:span text:style-name="T46">◆ 다른 특성들은 </text:span><text:span text:style-name="T116">while문과 같다.</text:span></text:p>
      <text:p text:style-name="P157"><text:span text:style-name="T48"><text:s text:c="2"/></text:span><text:span text:style-name="T46">◆ 조건식에 </text:span><text:span text:style-name="T117">0을 지정하면 실행 내용이 단 한번만 실행된다.</text:span></text:p>
      <text:p text:style-name="P157"/>
      <text:p text:style-name="P158"><text:span text:style-name="T48"><text:s/></text:span><text:span text:style-name="T49">■ </text:span><text:span text:style-name="T119">break</text:span></text:p>
      <text:p text:style-name="P158"><text:s text:c="2"/>- <text:s/>반복문, <text:span text:style-name="T119">switch문을 강제로 끝낸다.</text:span></text:p>
      <text:p text:style-name="P158"/>
      <text:p text:style-name="P159"><text:span text:style-name="T48"><text:s/></text:span><text:span text:style-name="T49">■ </text:span><text:span text:style-name="T120">continue</text:span></text:p>
      <text:p text:style-name="P159"><text:s text:c="2"/>- 반복문에서 실행 내용이 실행되는 것을 한번 건너 뛴다.</text:p>
      <text:p text:style-name="P159"/>
      <text:p text:style-name="P160"><text:span text:style-name="T48"><text:s/></text:span><text:span text:style-name="T49">■ </text:span><text:span text:style-name="T122">goto</text:span></text:p>
      <text:p text:style-name="P160"><text:s text:c="2"/><text:span text:style-name="T122">goto 레이블;</text:span></text:p>
      <text:p text:style-name="P160"><text:s text:c="2"/>레이블:</text:p>
      <text:p text:style-name="P160"><text:tab/>실행 내용</text:p>
      <text:p text:style-name="P160"><text:soft-page-break/></text:p>
      <text:p text:style-name="P160"><text:span text:style-name="T48"><text:s text:c="2"/></text:span><text:span text:style-name="T46">◆ 바로 레이블의 실행 내용을 실행한다.</text:span></text:p>
      <text:p text:style-name="P160"/>
      <text:p text:style-name="P179">포인터</text:p>
      <text:p text:style-name="P142"/>
      <text:p text:style-name="P193"><text:s/>■ 포인터 선언</text:p>
      <text:p text:style-name="P82"><text:s/>자료형* 변수</text:p>
      <text:p text:style-name="P82"><text:s/><text:span text:style-name="T124">ex) int *num</text:span></text:p>
      <text:p text:style-name="P95"><text:span text:style-name="T48"><text:s text:c="2"/></text:span><text:span text:style-name="T46">◆ 변수에는 메모리 주소가 저장된다.</text:span><text:span text:style-name="T48"> <text:s/></text:span></text:p>
      <text:p text:style-name="P95"><text:span text:style-name="T48"><text:s text:c="2"/></text:span><text:span text:style-name="T46">◆ 포인터의 크기는 </text:span><text:span text:style-name="T131">32비트일 때 4바이트, 64비트일 때 8바이트이다.</text:span></text:p>
      <text:p text:style-name="P86"><text:span text:style-name="T48"><text:s text:c="2"/></text:span><text:span text:style-name="T46">◆ 선언한 자료형에 따라 메모리에 접근 하는 방법이 달라진다.</text:span></text:p>
      <text:p text:style-name="P86"><text:s text:c="2"/><text:span text:style-name="T126">ex) int*는 역참조 했을 때 4바이트 만큼 읽는다.</text:span></text:p>
      <text:p text:style-name="P87"><text:span text:style-name="T48"><text:s text:c="2"/></text:span><text:span text:style-name="T46">◆ 자료형 * </text:span><text:span text:style-name="T127">const 변수</text:span></text:p>
      <text:p text:style-name="P87"><text:s text:c="3"/>- 상수 포인터</text:p>
      <text:p text:style-name="P87"><text:s text:c="3"/>- 포인터 값 변경 불가</text:p>
      <text:p text:style-name="P82"/>
      <text:p text:style-name="P194"><text:s/>■ 변수의 주소</text:p>
      <text:p text:style-name="P83"><text:s/><text:span text:style-name="T125">&amp;변수</text:span></text:p>
      <text:p text:style-name="P83"/>
      <text:p text:style-name="P195"><text:s/>■ 포인터 역참조</text:p>
      <text:p text:style-name="P84"><text:s/>*변수</text:p>
      <text:p text:style-name="P84"><text:s/>**변수</text:p>
      <text:p text:style-name="P84"><text:s/>포인터 변수의 주소내에 저장된 값을 의미한다.</text:p>
      <text:p text:style-name="P85"><text:span text:style-name="T48"><text:s text:c="2"/></text:span><text:span text:style-name="T46">◆ 역참조해서 값을 수정 할 수 있다.</text:span></text:p>
      <text:p text:style-name="P85"/>
      <text:p text:style-name="P196"><text:s/>■ 범용 포인터</text:p>
      <text:p text:style-name="P88"><text:span text:style-name="T48"><text:s text:c="2"/></text:span><text:span text:style-name="T46">◆</text:span> <text:span text:style-name="T128">void* : 타입에 상관없이 메모리 주소 할당 받을 수 있다.</text:span></text:p>
      <text:p text:style-name="P89"><text:span text:style-name="T48"><text:s text:c="2"/></text:span><text:span text:style-name="T46">◆ 자료형이 정해지지 않았기 때문에 역참조가 불가능 하다.</text:span></text:p>
      <text:p text:style-name="P89"/>
      <text:p text:style-name="P197"><text:s/>■ 이중 포인터</text:p>
      <text:p text:style-name="P90"><text:s/>자료형** 변수</text:p>
      <text:p text:style-name="P90"><text:span text:style-name="T48"><text:s text:c="2"/></text:span><text:span text:style-name="T46">◆ 포인터의 주소를 저장할 수 있다.</text:span></text:p>
      <text:p text:style-name="P90"/>
      <text:p text:style-name="P180">메모리</text:p>
      <text:p text:style-name="P198">★ &lt;stdlib.h&gt;</text:p>
      <text:p text:style-name="P93"><text:span text:style-name="T49"><text:s/>■ </text:span><text:span text:style-name="T129">malloc(size) : size의 바이트만큼 동적 메모리</text:span></text:p>
      <text:p text:style-name="P91"><text:s/><text:span text:style-name="T48"><text:s/></text:span><text:span text:style-name="T46">◆ 메모리 사용 후에는 해제를 해주어야 한다.</text:span></text:p>
      <text:p text:style-name="P91"/>
      <text:p text:style-name="P92"><text:span text:style-name="T49"><text:s/>■ </text:span><text:span text:style-name="T130">free(포인터)</text:span></text:p>
      <text:p text:style-name="P92"><text:s text:c="2"/>- 포인트에 할당된 동적 메모리를 해제한다.</text:p>
      <text:p text:style-name="P92"><text:s text:c="2"/>- 메모리를 해제할 때는 역순으로 한다.</text:p>
      <text:p text:style-name="P92"/>
      <text:p text:style-name="P94"><text:soft-page-break/><text:span text:style-name="T34">★ </text:span><text:span text:style-name="T37">&lt;string.h&gt;</text:span></text:p>
      <text:p text:style-name="P94"><text:span text:style-name="T38"><text:s/>■ </text:span><text:span text:style-name="T37">memset(포인터, 값, 크기) : 포인터에 값을 크기만큼 할당.</text:span></text:p>
      <text:p text:style-name="P96"><text:span text:style-name="T35"><text:s text:c="2"/></text:span><text:span text:style-name="T36">◆ </text:span><text:span text:style-name="T39">바이트 단위로 값을 할당한다.</text:span></text:p>
      <text:p text:style-name="P199"><text:s text:c="2"/>ex) 1을 1바이트 만큼 할당 =&gt; 0000 0001 = 1 을 할당.</text:p>
      <text:p text:style-name="P199"><text:s text:c="10"/>1을 2바이트 만큼 할당 =&gt; 0000 0001 0000 0001 = 257 을 할당.</text:p>
      <text:p text:style-name="P97"><text:span text:style-name="T39"><text:s/></text:span><text:s/><text:span text:style-name="T46">◆ 값을 </text:span><text:span text:style-name="T132">0으로 초기화 할 때 자주 사용된다.</text:span></text:p>
      <text:p text:style-name="P88"/>
      <text:p text:style-name="P181">배열</text:p>
      <text:p text:style-name="P98"><text:span text:style-name="T38"><text:s/>■ </text:span><text:span text:style-name="T40">자료형 배열[크기] = {값, 값, 값}</text:span></text:p>
      <text:p text:style-name="P99"><text:span text:style-name="T35"><text:s text:c="2"/></text:span><text:span text:style-name="T36">◆ </text:span><text:span text:style-name="T41">배열[i] : 배열의 i번째 요소에 접근</text:span></text:p>
      <text:p text:style-name="P99"><text:span text:style-name="T35"><text:s text:c="2"/></text:span><text:span text:style-name="T36">◆ </text:span><text:span text:style-name="T41">배열을 선언할 때 값을 초기화한다면 배열의 크기는 생략 가능</text:span></text:p>
      <text:p text:style-name="P200"><text:s text:c="2"/>ex) 자료형 배열[] = {...}</text:p>
      <text:p text:style-name="P100"><text:span text:style-name="T35"><text:s text:c="2"/></text:span><text:span text:style-name="T36">◆ </text:span><text:span text:style-name="T42">자료형 배열[] = {0,}; : 배열의 요소를 모두 0으로 초기화</text:span></text:p>
      <text:p text:style-name="P101"><text:span text:style-name="T35"><text:s text:c="2"/></text:span><text:span text:style-name="T36">◆ 배열은 실제로 첫 번째 요소의 주소값만을 담고 있다.</text:span></text:p>
      <text:p text:style-name="P101"><text:span text:style-name="T36"><text:s text:c="8"/></text:span><text:span text:style-name="T44">= 배열은 포인터와 거의 유사하다.</text:span></text:p>
      <text:p text:style-name="P102"><text:span text:style-name="T44"><text:s text:c="3"/>- </text:span><text:span text:style-name="T45">단, 크기를 구할 때 배열은 배열 요소 전체의 크기가 구해지고 포인터는 포인터 자료형의 크기가 </text:span></text:p>
      <text:p text:style-name="P201"><text:s text:c="5"/>구해진다.</text:p>
      <text:p text:style-name="P209"><text:span text:style-name="T48"><text:s text:c="2"/></text:span><text:span text:style-name="T46">◆ 크기는 프로그램 실행 중 가변적이지 못한다</text:span><text:span text:style-name="T141">(크기를 변수로 입력 받지 못함)</text:span><text:span text:style-name="T46">.</text:span></text:p>
      <text:p text:style-name="P201"/>
      <text:p text:style-name="P203"><text:span text:style-name="T49"><text:s/>■ 자료형 배열[세로크기</text:span><text:span text:style-name="T133">][가로크기] = {{값, 값}, {값, 값}};</text:span></text:p>
      <text:p text:style-name="P205"><text:s text:c="2"/>- <text:span text:style-name="T133">2차원 배열 생성</text:span></text:p>
      <text:p text:style-name="P205"><text:span text:style-name="T46"><text:s text:c="2"/>- </text:span><text:span text:style-name="T136">2중 포인터에 할당 가능</text:span></text:p>
      <text:p text:style-name="P206"><text:span text:style-name="T48"><text:s text:c="3"/></text:span><text:span text:style-name="T46">◆ 자료형 </text:span><text:span text:style-name="T137">(*배열)[가로 크기] : 배열을 담은 배열 포인터</text:span><text:span text:style-name="T145">(가로크기인 배열의 포인터 =&gt; 2차 배열)</text:span></text:p>
      <text:p text:style-name="P206"><text:span text:style-name="T48"><text:s text:c="3"/></text:span><text:span text:style-name="T46">◆ 자료형* 배열[가로크기</text:span><text:span text:style-name="T138">] : 자료형 포인터를 담는 포인터 배열</text:span><text:span text:style-name="T145">(1</text:span><text:span text:style-name="T46"> 차원)</text:span></text:p>
      <text:p text:style-name="P207"><text:span text:style-name="T48"><text:s text:c="2"/></text:span><text:span text:style-name="T46">◆ </text:span><text:span text:style-name="T139">n차 </text:span><text:span text:style-name="T46">배열도 위와 같은 방식으로 생성 가능</text:span></text:p>
      <text:p text:style-name="P202"/>
      <text:p text:style-name="P204"><text:span text:style-name="T49"><text:s/>■ </text:span><text:span text:style-name="T134">sizeof(배열) / sizeof(배열의 자료형) : 배열의 크기</text:span><text:span text:style-name="T135">(요소의 갯수)</text:span></text:p>
      <text:p text:style-name="P204"><text:span text:style-name="T43"/></text:p>
      <text:p text:style-name="Standard"><text:span text:style-name="T15"><text:s/>■ </text:span><text:span text:style-name="T33">sizeof(2차배열) / sizeof(2차배열[i]) : 2차 배열의 세로 크기</text:span></text:p>
      <text:p text:style-name="Standard"><text:span text:style-name="T33"/></text:p>
      <text:p text:style-name="P208"><text:span text:style-name="T49"><text:s/>■ 포인터로 배열 사용하기</text:span></text:p>
      <text:p text:style-name="P208"><text:s/></text:p>
      <text:p text:style-name="P208"><text:span text:style-name="T49"><text:s/>■ 자료형* 변수 </text:span><text:span text:style-name="T140">= malloc(sizeof(자료형) * 크기); : 크기만큼의 자료형 배열을 할당한다.</text:span></text:p>
      <text:p text:style-name="P210"><text:span text:style-name="T48"><text:s text:c="2"/></text:span><text:span text:style-name="T46">◆ 크기는 가변적이다</text:span><text:span text:style-name="T142">(scanf 같은 함수로 크기를 입력 받을 수 있음)</text:span><text:span text:style-name="T46">.</text:span></text:p>
      <text:p text:style-name="P210"/>
      <text:p text:style-name="P211"><text:span text:style-name="T49"><text:s/>■ 자료형** 변수 </text:span><text:span text:style-name="T143">= malloc(sizeof(자료형*) * 세로크기); : 세로크기 만큼을 배열에 할당.</text:span></text:p>
      <text:p text:style-name="P217"><text:span text:style-name="T48"><text:s text:c="2"/></text:span><text:span text:style-name="T46">◆ 변수[</text:span><text:span text:style-name="T144">i] = malloc(sizeof(자료형) * 가로크기) : 가로크기 만큼을 배열에 할당.</text:span></text:p>
      <text:p text:style-name="P88"/>
      <text:p text:style-name="P224">문자열</text:p>
      <text:p text:style-name="P88"/>
      <text:p text:style-name="P214"><text:span text:style-name="T49"><text:s/>■ 문자열은 큰 따음표를 사용해서 포인터로 저장한다.</text:span></text:p>
      <text:p text:style-name="P215"><text:soft-page-break/><text:s/><text:span text:style-name="T146">ex) char* s = “Hello”; </text:span></text:p>
      <text:p text:style-name="P216"><text:span text:style-name="T48"><text:s text:c="2"/></text:span><text:span text:style-name="T46">◆ </text:span><text:span text:style-name="T147">c언어의 문자열의 마지막에는 NULL이 붙는다.</text:span></text:p>
      <text:p text:style-name="P216"><text:s text:c="3"/>- <text:span text:style-name="T147">NULL은 0으로도 표현 가능하다.</text:span></text:p>
      <text:p text:style-name="P216"><text:s text:c="3"/>- <text:span text:style-name="T148">NULL은 문자열의 끝을 의미한다.</text:span></text:p>
      <text:p text:style-name="P217"><text:span text:style-name="T48"><text:s text:c="2"/></text:span><text:span text:style-name="T46">◆ 문자열은 배열처럼 운용이 가능하다.</text:span></text:p>
      <text:p text:style-name="P217"><text:s text:c="3"/>- 기본적으로 읽기모드로 저장되기 때문에 인덱스에 접근해 편집은 불가능하다.</text:p>
      <text:p text:style-name="P217"><text:s text:c="3"/>- <text:span text:style-name="T152">scanf 같은 입력 함수로 입력 불가능.</text:span></text:p>
      <text:p text:style-name="P221"><text:span text:style-name="T48"><text:s text:c="2"/></text:span><text:span text:style-name="T46">◆ </text:span><text:span text:style-name="T153">malloc 함수로 메모리를 할당하면 문자열 편집 가능</text:span></text:p>
      <text:p text:style-name="P217"/>
      <text:p text:style-name="P218"><text:span text:style-name="T49"><text:s/>■ 문자열은 배열로 저장 할 수도 있다.</text:span></text:p>
      <text:p text:style-name="P218"><text:s/><text:span text:style-name="T149">ex) char s[] = “Hello”;</text:span></text:p>
      <text:p text:style-name="P219"><text:span text:style-name="T48"><text:s text:c="2"/></text:span><text:span text:style-name="T46">◆ 배열을 선언과 동시에 문자열을 할당해야 한다.</text:span></text:p>
      <text:p text:style-name="P219"><text:s text:c="3"/>- 배열 선언 후 문자열을 할당할 수는 없다.</text:p>
      <text:p text:style-name="P220"><text:span text:style-name="T48"><text:s text:c="2"/></text:span><text:span text:style-name="T46">◆ 인덱스에 접근해 편집 가능</text:span></text:p>
      <text:p text:style-name="P88"/>
      <text:p text:style-name="P171">컴파일 C in Linux</text:p>
      <text:p text:style-name="P1"/>
      <text:p text:style-name="P81"><text:span text:style-name="T49"><text:s/>■ </text:span>소스파일 -&gt; 오브젝트파일 -&gt; 실행파일</text:p>
      <text:p text:style-name="P81"><text:s text:c="5"/>인간인식 -<text:span text:style-name="T57">&gt;</text:span> <text:s text:c="4"/>기계인식 <text:s text:c="3"/>-<text:span text:style-name="T57">&gt;</text:span> <text:span text:style-name="T57">kernel </text:span>연결/실행</text:p>
      <text:p text:style-name="P81"/>
      <text:p text:style-name="P69"><text:s/>■ <text:span text:style-name="T48">usr/include : 표준 include </text:span><text:span text:style-name="T47">directory</text:span></text:p>
      <text:p text:style-name="P69"><text:s text:c="2"/>- <text:span text:style-name="T47">#include 명령어 사용 시 해당 directory에서 헤더 파일을 찾는다.</text:span> <text:s/></text:p>
      <text:p text:style-name="P69"><text:s text:c="2"/>- <text:span text:style-name="T47">stdio.h 같은 헤더 파일들이 있다.</text:span></text:p>
      <text:p text:style-name="P1"/>
      <text:p text:style-name="P70"><text:s/>■ <text:span text:style-name="T53">gcc -</text:span><text:span text:style-name="T55">o</text:span><text:span text:style-name="T53"> </text:span><text:span text:style-name="T55">exe_file_name file</text:span><text:span text:style-name="T53"> : </text:span><text:span text:style-name="T55">file</text:span><text:span text:style-name="T53">을 </text:span><text:span text:style-name="T55">exe_file_name으</text:span><text:span text:style-name="T53">로 만든다.</text:span></text:p>
      <text:p text:style-name="P71"><text:s text:c="2"/>- <text:span text:style-name="T56">file이 소스코드 파일일 경우,</text:span></text:p>
      <text:p text:style-name="P71"><text:s text:c="4"/>소스코드 파일 -<text:span text:style-name="T55">&gt; 오브젝트 파일 -&gt; 실행 파일의 과정을 한번에 처리한다.</text:span></text:p>
      <text:p text:style-name="P70"><text:s text:c="2"/>- 기본적으로는 오브젝트 파일을 링크시켜 실행파일로 만든다.</text:p>
      <text:p text:style-name="P182"><text:span text:style-name="T14"><text:s text:c="2"/></text:span><text:span text:style-name="T18">◆ </text:span><text:span text:style-name="T16">gcc -I</text:span><text:span text:style-name="T50">path</text:span><text:span text:style-name="T16"> -o </text:span><text:span text:style-name="T17">exe_file_name</text:span><text:span text:style-name="T16"> </text:span><text:span text:style-name="T17">file</text:span><text:span text:style-name="T16"> : 해당 경로에서 </text:span><text:span text:style-name="T17">헤더 파일을 찾고 </text:span><text:span text:style-name="T19">file을 exe_file_name</text:span></text:p>
      <text:p text:style-name="P182"><text:span text:style-name="T19"><text:s text:c="5"/>으로 만든다</text:span><text:span text:style-name="T17">.</text:span></text:p>
      <text:p text:style-name="P6"/>
      <text:p text:style-name="P7"><text:span text:style-name="T49"><text:s/>■ </text:span>include “<text:span text:style-name="T54">path</text:span>” : 해당 <text:span text:style-name="T54">path</text:span>를 헤더 파일을 찾는 경로로 한다.</text:p>
      <text:p text:style-name="P6"/>
      <text:p text:style-name="P72"><text:s/>■ 라이브러리 : 오브젝트 파일들을 묶어 놓은 것</text:p>
      <text:p text:style-name="P8"><text:span text:style-name="T48"><text:s text:c="2"/></text:span><text:span text:style-name="T46">◆ </text:span>정적 라이브러리 : 실행 파일에 완전히 종속되는 형식</text:p>
      <text:p text:style-name="P8"><text:span text:style-name="T48"><text:s text:c="2"/></text:span><text:span text:style-name="T46">◆ </text:span>공유 라이브러리 : 실행 될때마다 해당 라이브러리를 불러오는 형식</text:p>
      <text:p text:style-name="P6"/>
      <text:p text:style-name="P183"><text:span text:style-name="T15"><text:s/>■ </text:span><text:span text:style-name="T20">ar rc </text:span><text:span text:style-name="T21">lib</text:span><text:span text:style-name="T51">static_library</text:span><text:span text:style-name="T20">.a </text:span><text:span text:style-name="T22">object_file1</text:span><text:span text:style-name="T20"> </text:span><text:span text:style-name="T22">object_file2</text:span><text:span text:style-name="T20">... : </text:span><text:span text:style-name="T22">libstatic_library.a</text:span><text:span text:style-name="T20">로 </text:span></text:p>
      <text:p text:style-name="P183"><text:span text:style-name="T20"><text:s text:c="4"/></text:span><text:span text:style-name="T22">object_file들</text:span><text:span text:style-name="T20">을 합친다.</text:span></text:p>
      <text:p text:style-name="P103"><text:span text:style-name="T48"><text:s text:c="2"/></text:span><text:span text:style-name="T46">◆ </text:span>r : 정적 라이브러리로 만들겠다는 뜻</text:p>
      <text:p text:style-name="P103"><text:span text:style-name="T48"><text:s text:c="2"/></text:span><text:span text:style-name="T46">◆ </text:span>c : 새로 생성한다는 뜻</text:p>
      <text:p text:style-name="P77"><text:s/></text:p>
      <text:p text:style-name="P183"><text:soft-page-break/><text:span text:style-name="T15"><text:s/>■ </text:span><text:span text:style-name="T23">t </text:span><text:span text:style-name="T24">static_library</text:span><text:span text:style-name="T23">.a : </text:span><text:span text:style-name="T24">libstatic_library.a</text:span><text:span text:style-name="T23">가 포함하는 오브젝트를 나타낸다.</text:span></text:p>
      <text:p text:style-name="P106"><text:s text:c="2"/>- <text:span text:style-name="T59">static_library</text:span><text:span text:style-name="T58">에서 lib은 제외하고 입력한.</text:span> </text:p>
      <text:p text:style-name="P107"/>
      <text:p text:style-name="P184"><text:span text:style-name="T15"><text:s/>■ </text:span><text:span text:style-name="T21">gcc -o e</text:span><text:span text:style-name="T22">xc_file_name</text:span><text:span text:style-name="T21"> </text:span><text:span text:style-name="T22">file</text:span><text:span text:style-name="T21"> -L</text:span><text:span text:style-name="T22">path</text:span><text:span text:style-name="T21"> -l</text:span><text:span text:style-name="T22">static_library : </text:span><text:span text:style-name="T25">path의 static_library를 참조하여 </text:span></text:p>
      <text:p text:style-name="P162"><text:s text:c="5"/>file을 exe_file_name으로 만든다.</text:p>
      <text:p text:style-name="P162"><text:s text:c="2"/>- static_library의 이름에서 앞의 lib과 뒤의 .a는 제외하고 입력한다.</text:p>
      <text:p text:style-name="P107"/>
      <text:p text:style-name="P78"><text:s/>■ 공유 라이브러리 생성 방법:</text:p>
      <text:p text:style-name="P108"/>
      <text:p text:style-name="P109"><text:span text:style-name="T60"><text:s/>1. </text:span>오브젝트 파일을 만들 때 -<text:span text:style-name="T60">fPIC옵션을 주어 컴파일 한다.</text:span></text:p>
      <text:p text:style-name="P110"><text:span text:style-name="T49"><text:s/>■ </text:span>gcc -fPIC -c <text:span text:style-name="T61">file1</text:span> <text:span text:style-name="T61">file2</text:span>... : <text:span text:style-name="T61">fPIC옵션을 주어 file들을 오브젝트 파일로 만든다.</text:span></text:p>
      <text:p text:style-name="P110"><text:s text:c="2"/>- 오브젝트 파일 명을 입력하지 않아도 자동으로 <text:span text:style-name="T61">file.o의 형식으로 만들어진다.</text:span></text:p>
      <text:p text:style-name="P109"/>
      <text:p text:style-name="P164">2. -shared 옵션을 이용해 공유 라이브러리 파일을 생성한다.</text:p>
      <text:p text:style-name="P185"><text:span text:style-name="T15"><text:s/>■ </text:span><text:span text:style-name="T26">gcc -shard -W1,-soname,lib</text:span><text:span text:style-name="T52">share_library</text:span><text:span text:style-name="T26">so.so.1 -o lib</text:span><text:span text:style-name="T52">share_library</text:span><text:span text:style-name="T26">so.1.0.1 <text:s text:c="3"/></text:span></text:p>
      <text:p text:style-name="P185"><text:span text:style-name="T26"><text:s text:c="5"/></text:span><text:span text:style-name="T27">object_file object_file</text:span><text:span text:style-name="T26">... : </text:span><text:span text:style-name="T27">libs</text:span><text:span text:style-name="T28">hare_libraryso.1.0.1이 생성된다.</text:span></text:p>
      <text:p text:style-name="P104"><text:span text:style-name="T48"><text:s text:c="2"/></text:span><text:span text:style-name="T46">◆ </text:span><text:span text:style-name="T61">libs</text:span><text:span text:style-name="T62">hare_libraryso.1.0.1은 프로그램을 컴파일 할 때와 실행시킬 때 호출되며 </text:span></text:p>
      <text:p text:style-name="P165"><text:s text:c="7"/>libshare_library.so를 찾는다.</text:p>
      <text:p text:style-name="P79"><text:s/></text:p>
      <text:p text:style-name="P111"><text:span text:style-name="T64">3. <text:s/></text:span><text:span text:style-name="T63">libshare_libraryso.so.1.0.1 가 libshare_libraryso.so을 호출 할 수 있도록 두 file을 링크 </text:span></text:p>
      <text:p text:style-name="P166"><text:s text:c="3"/>시킨다.</text:p>
      <text:p text:style-name="P186"><text:span text:style-name="T15">■ </text:span><text:span text:style-name="T29">ln -s file1 file2 : file1과 file2를 링크 시킨다.</text:span></text:p>
      <text:p text:style-name="P167"><text:s/></text:p>
      <text:p text:style-name="P167">4. 공유 라이브러리를 링크 시켜서 실행 파일을 만든다.</text:p>
      <text:p text:style-name="P187"><text:span text:style-name="T15"><text:s/>■ </text:span><text:span text:style-name="T21">gcc -o e</text:span><text:span text:style-name="T22">xc_file_name</text:span><text:span text:style-name="T21"> </text:span><text:span text:style-name="T22">file</text:span><text:span text:style-name="T21"> -L</text:span><text:span text:style-name="T22">path</text:span><text:span text:style-name="T21"> -l</text:span><text:span text:style-name="T22">s</text:span><text:span text:style-name="T30">hare</text:span><text:span text:style-name="T22">_library : </text:span><text:span text:style-name="T25">path의 s</text:span><text:span text:style-name="T30">hare</text:span><text:span text:style-name="T25">_library를 참조하여 </text:span></text:p>
      <text:p text:style-name="P163"><text:s text:c="5"/>file을 exe_file_name으로 만든다.</text:p>
      <text:p text:style-name="P187"><text:span text:style-name="T25"><text:s text:c="2"/>- s</text:span><text:span text:style-name="T30">hare</text:span><text:span text:style-name="T25">_library의 이름에서 앞의 lib과 뒤의 .</text:span><text:span text:style-name="T30">so</text:span><text:span text:style-name="T25">는 제외하고 입력한다.</text:span></text:p>
      <text:p text:style-name="P112"/>
      <text:p text:style-name="P112"><text:s/><text:span text:style-name="T64">5. 실행 파일을 실행하면 해당 프로그램은 share_library 파일을 찾는다. 이 때 파일을 찾는 디렉토리는 <text:s/></text:span></text:p>
      <text:p text:style-name="P112"><text:s text:c="6"/>/<text:span text:style-name="T64">etc/ld.so.conf에 정의 되어있다.</text:span></text:p>
      <text:p text:style-name="P10"><text:span text:style-name="T49"><text:s/>■ </text:span><text:span text:style-name="T64">cat</text:span> <text:span text:style-name="T65">/</text:span><text:span text:style-name="T64">etc/ld.so.conf : library 파일을 찾는 디렉토리가 출력된다.</text:span></text:p>
      <text:p text:style-name="P105"><text:span text:style-name="T48"><text:s/></text:span><text:span text:style-name="T46">◆ 직접 정의 된 디렉토리에 </text:span><text:span text:style-name="T66">library 파일을 넣는다.</text:span></text:p>
      <text:p text:style-name="P9"/>
      <text:p text:style-name="P11"><text:span text:style-name="T49"><text:s/>■ </text:span>export LD_LIBRARY_PATH=./:<text:span text:style-name="T66">path</text:span> : <text:span text:style-name="T66">library를 찾을 때 path의 디렉토리에서 먼저 </text:span></text:p>
      <text:p text:style-name="P113"><text:s text:c="4"/>검색하게 된다.</text:p>
      <text:p text:style-name="P11"/>
      <text:p text:style-name="P113"><text:s/>6. 위의 과정을 실행하고 실행 파일을 실행한다.</text:p>
      <text:p text:style-name="P9"/>
      <text:p text:style-name="P172">표준 입출력 <text:span text:style-name="T68">C in Linux</text:span></text:p>
      <text:p text:style-name="P80"><text:s/></text:p>
      <text:p text:style-name="P80"><text:s/>■ 표준 입력, 출력, 에러 모두 파일의 형태이다.</text:p>
      <text:p text:style-name="P80"><text:s/></text:p>
      <text:p text:style-name="P13"><text:soft-page-break/><text:span text:style-name="T49"><text:s/>■ </text:span>write(<text:span text:style-name="T67">file</text:span>,<text:span text:style-name="T67">buff</text:span>,<text:span text:style-name="T67">size</text:span>) : <text:span text:style-name="T67">file에 buff를 size만큼 쓴다.</text:span></text:p>
      <text:p text:style-name="P12"><text:s text:c="2"/>- <text:span text:style-name="T69">file</text:span>에 1(표준 출력)을 입력하면 <text:span text:style-name="T69">buff를 size만큼 표준 출력 한다.</text:span></text:p>
      <text:p text:style-name="P12"><text:s text:c="2"/>- <text:span text:style-name="T69">file에 </text:span>2(표준에러)를 입력하면 <text:span text:style-name="T69">buff를 size만큼 </text:span>표준 에러 형태로 출력</text:p>
      <text:p text:style-name="P12"/>
      <text:p text:style-name="P14"><text:span text:style-name="T49"><text:s/>■ </text:span>read(<text:span text:style-name="T69">file</text:span>,<text:span text:style-name="T69">buff</text:span>,<text:span text:style-name="T69">size</text:span>) : <text:span text:style-name="T69">buff</text:span>에 <text:span text:style-name="T69">file</text:span>을 <text:span text:style-name="T69">size</text:span>만큼 읽는다.</text:p>
      <text:p text:style-name="P12"><text:s text:c="2"/>- <text:span text:style-name="T69">file</text:span>에 0(표준 입력)을 쓰면 <text:span text:style-name="T69">buff를 size만큼 표준 입력 받는다.</text:span></text:p>
      <text:p text:style-name="P12"/>
      <text:p text:style-name="P114"><text:span text:style-name="T49"><text:s/>■ </text:span>open(file, mode): file을 <text:span text:style-name="T70">mode</text:span>로 연다.</text:p>
      <text:p text:style-name="P114"><text:s text:c="2"/>- 리턴 값은 <text:span text:style-name="T71">int이다.</text:span></text:p>
      <text:p text:style-name="P115"><text:s text:c="2"/>- 에러인지 확인하는 법 : 리턴 <text:span text:style-name="T1">값 &lt; 0 을 했을 때 참이면 에러</text:span></text:p>
      <text:p text:style-name="P117"><text:span text:style-name="T48"><text:s/></text:span><text:span text:style-name="T46">◆ </text:span>O_RDONLY : 읽기모드</text:p>
      <text:p text:style-name="P118"><text:span text:style-name="T48"><text:s/></text:span><text:span text:style-name="T46">◆ </text:span>O_WRONLY : 쓰기모드</text:p>
      <text:p text:style-name="P118"><text:span text:style-name="T48"><text:s/></text:span><text:span text:style-name="T46">◆ </text:span>mode|O_CREAT,S_IRWXU : 사용자에게 읽기 쓰기 실행 권한을 준다.</text:p>
      <text:p text:style-name="P118"/>
      <text:p text:style-name="P116"><text:span text:style-name="T49"><text:s/>■ </text:span>perror(“<text:span text:style-name="T72">content</text:span>”) : 에러가 일어나면 “<text:span text:style-name="T72">content</text:span>”: 에러 원인 을 출력한다.</text:p>
      <text:p text:style-name="P12"/>
      <text:p text:style-name="P116"><text:span text:style-name="T49"><text:s/>■ </text:span><text:span text:style-name="T72">close(file) : file을 닫는다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oto Serif CJK KR2" svg:font-family="'Noto Serif CJK KR'" style:font-family-generic="roman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1T15:30:49.296078921</meta:creation-date>
    <dc:date>2021-01-15T20:46:18.672968765</dc:date>
    <meta:editing-duration>P1DT11H53M24S</meta:editing-duration>
    <meta:editing-cycles>300</meta:editing-cycles>
    <meta:generator>LibreOffice/6.4.6.2$Linux_X86_64 LibreOffice_project/40$Build-2</meta:generator>
    <meta:document-statistic meta:table-count="0" meta:image-count="0" meta:object-count="0" meta:page-count="13" meta:paragraph-count="417" meta:word-count="5153" meta:character-count="10487" meta:non-whitespace-character-count="7668"/>
  </office:meta>
</office:document-meta>
</file>